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9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 style:data-style-name="N121">
      <style:table-cell-properties fo:border="0.74pt solid #000000"/>
    </style:style>
    <style:style style:name="ce7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21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121">
      <style:table-cell-properties fo:border-bottom="0.74pt solid #000000" fo:border-left="0.74pt solid #000000" fo:border-right="none" fo:border-top="none"/>
    </style:style>
    <style:style style:name="ce11" style:family="table-cell" style:parent-style-name="Default" style:data-style-name="N121">
      <style:table-cell-properties fo:border="none"/>
    </style:style>
    <style:style style:name="ce12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14" style:family="table-cell" style:parent-style-name="Default" style:data-style-name="N121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03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s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s / 36</text:p>
          </table:table-cell>
          <table:table-cell office:value-type="string" calcext:value-type="string">
            <text:p>train ac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al1/training_po_full_v1/user11/aso/training_set.lp</text:p>
          </table:table-cell>
          <table:table-cell table:style-name="ce1" office:value-type="float" office:value="111.738" calcext:value-type="float">
            <text:p>111.73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3])" office:value-type="float" office:value="111.738" calcext:value-type="float">
            <text:p>111.738</text:p>
          </table:table-cell>
          <table:table-cell table:style-name="ce1" table:formula="of:=MIN([.$C3])" office:value-type="float" office:value="0" calcext:value-type="float">
            <text:p>0</text:p>
          </table:table-cell>
          <table:table-cell table:style-name="ce1" table:formula="of:=MEDIAN([.$B3])" office:value-type="float" office:value="111.738" calcext:value-type="float">
            <text:p>111.738</text:p>
          </table:table-cell>
          <table:table-cell table:style-name="ce1" table:formula="of:=MEDIAN([.$C3])" office:value-type="float" office:value="0" calcext:value-type="float">
            <text:p>0</text:p>
          </table:table-cell>
          <table:table-cell table:style-name="ce1" table:formula="of:=MAX([.$B3])" office:value-type="float" office:value="111.738" calcext:value-type="float">
            <text:p>111.738</text:p>
          </table:table-cell>
          <table:table-cell table:style-name="ce1" table:formula="of:=MAX([.$C3])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(9-[.J3])/9" office:value-type="float" office:value="0.444444444444444" calcext:value-type="float">
            <text:p>0.44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36-[.L3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1/training_po_full_v1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aso/training_set.lp</text:p>
          </table:table-cell>
          <table:table-cell office:value-type="float" office:value="104.797" calcext:value-type="float">
            <text:p>104.797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04.797" calcext:value-type="float">
            <text:p>104.797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04.797" calcext:value-type="float">
            <text:p>104.797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04.797" calcext:value-type="float">
            <text:p>104.797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aso/training_set.lp</text:p>
          </table:table-cell>
          <table:table-cell office:value-type="float" office:value="95.2362" calcext:value-type="float">
            <text:p>95.2362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95.2362" calcext:value-type="float">
            <text:p>95.2362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95.2362" calcext:value-type="float">
            <text:p>95.2362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95.2362" calcext:value-type="float">
            <text:p>95.2362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aso/training_set.lp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17.566" calcext:value-type="float">
            <text:p>117.566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17.566" calcext:value-type="float">
            <text:p>117.566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17.566" calcext:value-type="float">
            <text:p>117.566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aso/training_set.lp</text:p>
          </table:table-cell>
          <table:table-cell office:value-type="float" office:value="125.454" calcext:value-type="float">
            <text:p>125.454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25.454" calcext:value-type="float">
            <text:p>125.454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25.454" calcext:value-type="float">
            <text:p>125.454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25.454" calcext:value-type="float">
            <text:p>125.454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aso/training_set.lp</text:p>
          </table:table-cell>
          <table:table-cell office:value-type="float" office:value="94.1754" calcext:value-type="float">
            <text:p>94.1754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94.1754" calcext:value-type="float">
            <text:p>94.175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94.1754" calcext:value-type="float">
            <text:p>94.175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94.1754" calcext:value-type="float">
            <text:p>94.1754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aso/training_set.lp</text:p>
          </table:table-cell>
          <table:table-cell office:value-type="float" office:value="109.939" calcext:value-type="float">
            <text:p>109.939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09.939" calcext:value-type="float">
            <text:p>109.939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09.939" calcext:value-type="float">
            <text:p>109.939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09.939" calcext:value-type="float">
            <text:p>109.939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3])/9" office:value-type="float" office:value="0.333333333333333" calcext:value-type="float">
            <text:p>0.333</text:p>
          </table:table-cell>
          <table:table-cell office:value-type="float" office:value="6" calcext:value-type="float">
            <text:p>6</text:p>
          </table:table-cell>
          <table:table-cell table:formula="of:=(36-[.L23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aso/training_set.lp</text:p>
          </table:table-cell>
          <table:table-cell office:value-type="float" office:value="132.227" calcext:value-type="float">
            <text:p>132.227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32.227" calcext:value-type="float">
            <text:p>132.227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32.227" calcext:value-type="float">
            <text:p>132.227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32.227" calcext:value-type="float">
            <text:p>132.227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aso/training_set.lp</text:p>
          </table:table-cell>
          <table:table-cell office:value-type="float" office:value="107.024" calcext:value-type="float">
            <text:p>107.024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07.024" calcext:value-type="float">
            <text:p>107.024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07.024" calcext:value-type="float">
            <text:p>107.024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07.024" calcext:value-type="float">
            <text:p>107.024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aso/training_set.lp</text:p>
          </table:table-cell>
          <table:table-cell office:value-type="float" office:value="125.069" calcext:value-type="float">
            <text:p>125.069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125.069" calcext:value-type="float">
            <text:p>125.069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125.069" calcext:value-type="float">
            <text:p>125.069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125.069" calcext:value-type="float">
            <text:p>125.069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aso/training_set.lp</text:p>
          </table:table-cell>
          <table:table-cell office:value-type="float" office:value="94.6916" calcext:value-type="float">
            <text:p>94.6916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94.6916" calcext:value-type="float">
            <text:p>94.6916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94.6916" calcext:value-type="float">
            <text:p>94.6916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94.6916" calcext:value-type="float">
            <text:p>94.6916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35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aso/training_set.lp</text:p>
          </table:table-cell>
          <table:table-cell office:value-type="float" office:value="108.676" calcext:value-type="float">
            <text:p>108.676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108.676" calcext:value-type="float">
            <text:p>108.676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108.676" calcext:value-type="float">
            <text:p>108.676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108.676" calcext:value-type="float">
            <text:p>108.676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8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3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aso/training_set.lp</text:p>
          </table:table-cell>
          <table:table-cell office:value-type="float" office:value="91.7193" calcext:value-type="float">
            <text:p>91.7193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91.7193" calcext:value-type="float">
            <text:p>91.7193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91.7193" calcext:value-type="float">
            <text:p>91.7193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91.7193" calcext:value-type="float">
            <text:p>91.7193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aso/training_set.lp</text:p>
          </table:table-cell>
          <table:table-cell office:value-type="float" office:value="113.416" calcext:value-type="float">
            <text:p>113.416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113.416" calcext:value-type="float">
            <text:p>113.416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13.416" calcext:value-type="float">
            <text:p>113.416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13.416" calcext:value-type="float">
            <text:p>113.416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aso/training_set.lp</text:p>
          </table:table-cell>
          <table:table-cell office:value-type="float" office:value="105.153" calcext:value-type="float">
            <text:p>105.153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105.153" calcext:value-type="float">
            <text:p>105.153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05.153" calcext:value-type="float">
            <text:p>105.153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05.153" calcext:value-type="float">
            <text:p>105.153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7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47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aso/training_set.lp</text:p>
          </table:table-cell>
          <table:table-cell office:value-type="float" office:value="87.462" calcext:value-type="float">
            <text:p>87.462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87.462" calcext:value-type="float">
            <text:p>87.462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87.462" calcext:value-type="float">
            <text:p>87.462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87.462" calcext:value-type="float">
            <text:p>87.462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0])/9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formula="of:=(36-[.L50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aso/training_set.lp</text:p>
          </table:table-cell>
          <table:table-cell office:value-type="float" office:value="279.681" calcext:value-type="float">
            <text:p>279.68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79.681" calcext:value-type="float">
            <text:p>279.68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79.681" calcext:value-type="float">
            <text:p>279.68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79.681" calcext:value-type="float">
            <text:p>279.68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1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5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3])/9" office:value-type="float" office:value="0.777777777777778" calcext:value-type="float">
            <text:p>0.778</text:p>
          </table:table-cell>
          <table:table-cell office:value-type="float" office:value="11" calcext:value-type="float">
            <text:p>11</text:p>
          </table:table-cell>
          <table:table-cell table:formula="of:=(36-[.L53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aso/training_set.lp</text:p>
          </table:table-cell>
          <table:table-cell office:value-type="float" office:value="114.773" calcext:value-type="float">
            <text:p>114.773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114.773" calcext:value-type="float">
            <text:p>114.773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114.773" calcext:value-type="float">
            <text:p>114.773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114.773" calcext:value-type="float">
            <text:p>114.773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5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aso/training_set.lp</text:p>
          </table:table-cell>
          <table:table-cell office:value-type="float" office:value="100.472" calcext:value-type="float">
            <text:p>100.472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00.472" calcext:value-type="float">
            <text:p>100.47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00.472" calcext:value-type="float">
            <text:p>100.47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00.472" calcext:value-type="float">
            <text:p>100.472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5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5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5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aso/training_set.lp</text:p>
          </table:table-cell>
          <table:table-cell office:value-type="float" office:value="127.588" calcext:value-type="float">
            <text:p>127.588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27.588" calcext:value-type="float">
            <text:p>127.588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27.588" calcext:value-type="float">
            <text:p>127.588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27.588" calcext:value-type="float">
            <text:p>127.588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36-[.L6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aso/training_set.lp</text:p>
          </table:table-cell>
          <table:table-cell office:value-type="float" office:value="114.39" calcext:value-type="float">
            <text:p>114.39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14.39" calcext:value-type="float">
            <text:p>114.39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14.39" calcext:value-type="float">
            <text:p>114.39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14.39" calcext:value-type="float">
            <text:p>114.39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/training_po_full_v1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6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10/training_po_full_v10/user11/aso/training_set.lp</text:p>
          </table:table-cell>
          <table:table-cell table:style-name="ce1" office:value-type="float" office:value="106.222" calcext:value-type="float">
            <text:p>106.22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66])" office:value-type="float" office:value="106.222" calcext:value-type="float">
            <text:p>106.222</text:p>
          </table:table-cell>
          <table:table-cell table:style-name="ce1" table:formula="of:=MIN([.$C66])" office:value-type="float" office:value="0" calcext:value-type="float">
            <text:p>0</text:p>
          </table:table-cell>
          <table:table-cell table:style-name="ce1" table:formula="of:=MEDIAN([.$B66])" office:value-type="float" office:value="106.222" calcext:value-type="float">
            <text:p>106.222</text:p>
          </table:table-cell>
          <table:table-cell table:style-name="ce1" table:formula="of:=MEDIAN([.$C66])" office:value-type="float" office:value="0" calcext:value-type="float">
            <text:p>0</text:p>
          </table:table-cell>
          <table:table-cell table:style-name="ce1" table:formula="of:=MAX([.$B66])" office:value-type="float" office:value="106.222" calcext:value-type="float">
            <text:p>106.222</text:p>
          </table:table-cell>
          <table:table-cell table:style-name="ce1" table:formula="of:=MAX([.$C66]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9-[.J66])/9" office:value-type="float" office:value="0.888888888888889" calcext:value-type="float">
            <text:p>0.889</text:p>
          </table:table-cell>
          <table:table-cell table:style-name="ce1" office:value-type="float" office:value="0" calcext:value-type="float">
            <text:p>0</text:p>
          </table:table-cell>
          <table:table-cell table:formula="of:=(36-[.L66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10/training_po_full_v10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aso/training_set.lp</text:p>
          </table:table-cell>
          <table:table-cell office:value-type="float" office:value="96.4639" calcext:value-type="float">
            <text:p>96.4639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96.4639" calcext:value-type="float">
            <text:p>96.4639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96.4639" calcext:value-type="float">
            <text:p>96.4639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96.4639" calcext:value-type="float">
            <text:p>96.4639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aso/training_set.lp</text:p>
          </table:table-cell>
          <table:table-cell office:value-type="float" office:value="117.117" calcext:value-type="float">
            <text:p>117.117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17.117" calcext:value-type="float">
            <text:p>117.117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17.117" calcext:value-type="float">
            <text:p>117.117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17.117" calcext:value-type="float">
            <text:p>117.117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7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aso/training_set.lp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105.724" calcext:value-type="float">
            <text:p>105.72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105.724" calcext:value-type="float">
            <text:p>105.72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105.724" calcext:value-type="float">
            <text:p>105.724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aso/training_set.lp</text:p>
          </table:table-cell>
          <table:table-cell office:value-type="float" office:value="109.453" calcext:value-type="float">
            <text:p>109.453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09.453" calcext:value-type="float">
            <text:p>109.453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09.453" calcext:value-type="float">
            <text:p>109.453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09.453" calcext:value-type="float">
            <text:p>109.453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8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aso/training_set.lp</text:p>
          </table:table-cell>
          <table:table-cell office:value-type="float" office:value="110.071" calcext:value-type="float">
            <text:p>110.07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10.071" calcext:value-type="float">
            <text:p>110.07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10.071" calcext:value-type="float">
            <text:p>110.07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10.071" calcext:value-type="float">
            <text:p>110.07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8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8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aso/training_set.lp</text:p>
          </table:table-cell>
          <table:table-cell office:value-type="float" office:value="109.741" calcext:value-type="float">
            <text:p>109.741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09.741" calcext:value-type="float">
            <text:p>109.741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09.741" calcext:value-type="float">
            <text:p>109.741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09.741" calcext:value-type="float">
            <text:p>109.741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8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8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aso/training_set.lp</text:p>
          </table:table-cell>
          <table:table-cell office:value-type="float" office:value="109.073" calcext:value-type="float">
            <text:p>109.07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09.073" calcext:value-type="float">
            <text:p>109.07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09.073" calcext:value-type="float">
            <text:p>109.07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09.073" calcext:value-type="float">
            <text:p>109.07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9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8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aso/training_set.lp</text:p>
          </table:table-cell>
          <table:table-cell office:value-type="float" office:value="99.5375" calcext:value-type="float">
            <text:p>99.5375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99.5375" calcext:value-type="float">
            <text:p>99.5375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99.5375" calcext:value-type="float">
            <text:p>99.5375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99.5375" calcext:value-type="float">
            <text:p>99.5375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aso/training_set.lp</text:p>
          </table:table-cell>
          <table:table-cell office:value-type="float" office:value="107.637" calcext:value-type="float">
            <text:p>107.637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107.637" calcext:value-type="float">
            <text:p>107.637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07.637" calcext:value-type="float">
            <text:p>107.637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07.637" calcext:value-type="float">
            <text:p>107.637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aso/training_set.lp</text:p>
          </table:table-cell>
          <table:table-cell office:value-type="float" office:value="151.685" calcext:value-type="float">
            <text:p>151.685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51.685" calcext:value-type="float">
            <text:p>151.685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51.685" calcext:value-type="float">
            <text:p>151.685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51.685" calcext:value-type="float">
            <text:p>151.685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98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aso/training_set.lp</text:p>
          </table:table-cell>
          <table:table-cell office:value-type="float" office:value="102.019" calcext:value-type="float">
            <text:p>102.019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102.019" calcext:value-type="float">
            <text:p>102.019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102.019" calcext:value-type="float">
            <text:p>102.019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102.019" calcext:value-type="float">
            <text:p>102.019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0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aso/training_set.lp</text:p>
          </table:table-cell>
          <table:table-cell office:value-type="float" office:value="112.862" calcext:value-type="float">
            <text:p>112.862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112.862" calcext:value-type="float">
            <text:p>112.862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112.862" calcext:value-type="float">
            <text:p>112.862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112.862" calcext:value-type="float">
            <text:p>112.862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aso/training_set.lp</text:p>
          </table:table-cell>
          <table:table-cell office:value-type="float" office:value="120.09" calcext:value-type="float">
            <text:p>120.09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20.09" calcext:value-type="float">
            <text:p>120.09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20.09" calcext:value-type="float">
            <text:p>120.09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20.09" calcext:value-type="float">
            <text:p>120.09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10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aso/training_set.lp</text:p>
          </table:table-cell>
          <table:table-cell office:value-type="float" office:value="96.5101" calcext:value-type="float">
            <text:p>96.5101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96.5101" calcext:value-type="float">
            <text:p>96.5101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96.5101" calcext:value-type="float">
            <text:p>96.5101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96.5101" calcext:value-type="float">
            <text:p>96.5101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1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aso/training_set.lp</text:p>
          </table:table-cell>
          <table:table-cell office:value-type="float" office:value="107.357" calcext:value-type="float">
            <text:p>107.357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07.357" calcext:value-type="float">
            <text:p>107.357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07.357" calcext:value-type="float">
            <text:p>107.357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07.357" calcext:value-type="float">
            <text:p>107.357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1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1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aso/training_set.lp</text:p>
          </table:table-cell>
          <table:table-cell office:value-type="float" office:value="87.4751" calcext:value-type="float">
            <text:p>87.4751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87.4751" calcext:value-type="float">
            <text:p>87.4751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87.4751" calcext:value-type="float">
            <text:p>87.4751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87.4751" calcext:value-type="float">
            <text:p>87.4751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1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6])/9" office:value-type="float" office:value="0.222222222222222" calcext:value-type="float">
            <text:p>0.222</text:p>
          </table:table-cell>
          <table:table-cell office:value-type="float" office:value="5" calcext:value-type="float">
            <text:p>5</text:p>
          </table:table-cell>
          <table:table-cell table:formula="of:=(36-[.L116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aso/training_set.lp</text:p>
          </table:table-cell>
          <table:table-cell office:value-type="float" office:value="98.2148" calcext:value-type="float">
            <text:p>98.2148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98.2148" calcext:value-type="float">
            <text:p>98.2148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98.2148" calcext:value-type="float">
            <text:p>98.2148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98.2148" calcext:value-type="float">
            <text:p>98.2148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11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aso/training_set.lp</text:p>
          </table:table-cell>
          <table:table-cell office:value-type="float" office:value="123.914" calcext:value-type="float">
            <text:p>123.914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23.914" calcext:value-type="float">
            <text:p>123.914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23.914" calcext:value-type="float">
            <text:p>123.914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23.914" calcext:value-type="float">
            <text:p>123.914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2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1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2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2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122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aso/training_set.lp</text:p>
          </table:table-cell>
          <table:table-cell office:value-type="float" office:value="90.2947" calcext:value-type="float">
            <text:p>90.2947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90.2947" calcext:value-type="float">
            <text:p>90.2947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90.2947" calcext:value-type="float">
            <text:p>90.2947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90.2947" calcext:value-type="float">
            <text:p>90.2947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2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aso/training_set.lp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17.399" calcext:value-type="float">
            <text:p>117.399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17.399" calcext:value-type="float">
            <text:p>117.399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17.399" calcext:value-type="float">
            <text:p>117.399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2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10/training_po_full_v10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2/training_po_full_v2/user11/aso/training_set.lp</text:p>
          </table:table-cell>
          <table:table-cell table:style-name="ce1" office:value-type="float" office:value="101.508" calcext:value-type="float">
            <text:p>101.50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129])" office:value-type="float" office:value="101.508" calcext:value-type="float">
            <text:p>101.508</text:p>
          </table:table-cell>
          <table:table-cell table:style-name="ce1" table:formula="of:=MIN([.$C129])" office:value-type="float" office:value="0" calcext:value-type="float">
            <text:p>0</text:p>
          </table:table-cell>
          <table:table-cell table:style-name="ce1" table:formula="of:=MEDIAN([.$B129])" office:value-type="float" office:value="101.508" calcext:value-type="float">
            <text:p>101.508</text:p>
          </table:table-cell>
          <table:table-cell table:style-name="ce1" table:formula="of:=MEDIAN([.$C129])" office:value-type="float" office:value="0" calcext:value-type="float">
            <text:p>0</text:p>
          </table:table-cell>
          <table:table-cell table:style-name="ce1" table:formula="of:=MAX([.$B129])" office:value-type="float" office:value="101.508" calcext:value-type="float">
            <text:p>101.508</text:p>
          </table:table-cell>
          <table:table-cell table:style-name="ce1" table:formula="of:=MAX([.$C1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(9-[.J129])/9" office:value-type="float" office:value="0.777777777777778" calcext:value-type="float">
            <text:p>0.778</text:p>
          </table:table-cell>
          <table:table-cell table:style-name="ce1" office:value-type="float" office:value="0" calcext:value-type="float">
            <text:p>0</text:p>
          </table:table-cell>
          <table:table-cell table:formula="of:=(36-[.L129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2/training_po_full_v2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aso/training_set.lp</text:p>
          </table:table-cell>
          <table:table-cell office:value-type="float" office:value="106.792" calcext:value-type="float">
            <text:p>106.792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06.792" calcext:value-type="float">
            <text:p>106.792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06.792" calcext:value-type="float">
            <text:p>106.792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06.792" calcext:value-type="float">
            <text:p>106.792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aso/training_set.lp</text:p>
          </table:table-cell>
          <table:table-cell office:value-type="float" office:value="90.7551" calcext:value-type="float">
            <text:p>90.7551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90.7551" calcext:value-type="float">
            <text:p>90.7551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90.7551" calcext:value-type="float">
            <text:p>90.7551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90.7551" calcext:value-type="float">
            <text:p>90.7551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3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aso/training_set.lp</text:p>
          </table:table-cell>
          <table:table-cell office:value-type="float" office:value="96.5903" calcext:value-type="float">
            <text:p>96.5903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96.5903" calcext:value-type="float">
            <text:p>96.5903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96.5903" calcext:value-type="float">
            <text:p>96.5903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96.5903" calcext:value-type="float">
            <text:p>96.5903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4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aso/training_set.lp</text:p>
          </table:table-cell>
          <table:table-cell office:value-type="float" office:value="100.937" calcext:value-type="float">
            <text:p>100.937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00.937" calcext:value-type="float">
            <text:p>100.937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00.937" calcext:value-type="float">
            <text:p>100.937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00.937" calcext:value-type="float">
            <text:p>100.937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aso/training_set.lp</text:p>
          </table:table-cell>
          <table:table-cell office:value-type="float" office:value="86.4525" calcext:value-type="float">
            <text:p>86.4525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86.4525" calcext:value-type="float">
            <text:p>86.4525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86.4525" calcext:value-type="float">
            <text:p>86.4525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86.4525" calcext:value-type="float">
            <text:p>86.4525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aso/training_set.lp</text:p>
          </table:table-cell>
          <table:table-cell office:value-type="float" office:value="87.1732" calcext:value-type="float">
            <text:p>87.1732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87.1732" calcext:value-type="float">
            <text:p>87.1732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87.1732" calcext:value-type="float">
            <text:p>87.1732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87.1732" calcext:value-type="float">
            <text:p>87.1732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49])/9" office:value-type="float" office:value="0.111111111111111" calcext:value-type="float">
            <text:p>0.111</text:p>
          </table:table-cell>
          <table:table-cell office:value-type="float" office:value="2" calcext:value-type="float">
            <text:p>2</text:p>
          </table:table-cell>
          <table:table-cell table:formula="of:=(36-[.L14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aso/training_set.lp</text:p>
          </table:table-cell>
          <table:table-cell office:value-type="float" office:value="116.301" calcext:value-type="float">
            <text:p>116.301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116.301" calcext:value-type="float">
            <text:p>116.301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116.301" calcext:value-type="float">
            <text:p>116.301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116.301" calcext:value-type="float">
            <text:p>116.301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5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5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2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5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aso/training_set.lp</text:p>
          </table:table-cell>
          <table:table-cell office:value-type="float" office:value="96.861" calcext:value-type="float">
            <text:p>96.861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96.861" calcext:value-type="float">
            <text:p>96.861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96.861" calcext:value-type="float">
            <text:p>96.861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96.861" calcext:value-type="float">
            <text:p>96.861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aso/training_set.lp</text:p>
          </table:table-cell>
          <table:table-cell office:value-type="float" office:value="105.109" calcext:value-type="float">
            <text:p>105.109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105.109" calcext:value-type="float">
            <text:p>105.109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105.109" calcext:value-type="float">
            <text:p>105.109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105.109" calcext:value-type="float">
            <text:p>105.109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aso/training_set.lp</text:p>
          </table:table-cell>
          <table:table-cell office:value-type="float" office:value="113.037" calcext:value-type="float">
            <text:p>113.037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13.037" calcext:value-type="float">
            <text:p>113.03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13.037" calcext:value-type="float">
            <text:p>113.03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13.037" calcext:value-type="float">
            <text:p>113.037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5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6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aso/training_set.lp</text:p>
          </table:table-cell>
          <table:table-cell office:value-type="float" office:value="101.295" calcext:value-type="float">
            <text:p>101.295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101.295" calcext:value-type="float">
            <text:p>101.295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101.295" calcext:value-type="float">
            <text:p>101.295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101.295" calcext:value-type="float">
            <text:p>101.295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6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aso/training_set.lp</text:p>
          </table:table-cell>
          <table:table-cell office:value-type="float" office:value="118.846" calcext:value-type="float">
            <text:p>118.846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18.846" calcext:value-type="float">
            <text:p>118.846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18.846" calcext:value-type="float">
            <text:p>118.846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18.846" calcext:value-type="float">
            <text:p>118.846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6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aso/training_set.lp</text:p>
          </table:table-cell>
          <table:table-cell office:value-type="float" office:value="106.261" calcext:value-type="float">
            <text:p>106.261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106.261" calcext:value-type="float">
            <text:p>106.261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106.261" calcext:value-type="float">
            <text:p>106.261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106.261" calcext:value-type="float">
            <text:p>106.261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aso/training_set.lp</text:p>
          </table:table-cell>
          <table:table-cell office:value-type="float" office:value="99.2023" calcext:value-type="float">
            <text:p>99.2023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99.2023" calcext:value-type="float">
            <text:p>99.2023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99.2023" calcext:value-type="float">
            <text:p>99.2023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99.2023" calcext:value-type="float">
            <text:p>99.2023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7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aso/training_set.lp</text:p>
          </table:table-cell>
          <table:table-cell office:value-type="float" office:value="95.4823" calcext:value-type="float">
            <text:p>95.4823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95.4823" calcext:value-type="float">
            <text:p>95.4823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95.4823" calcext:value-type="float">
            <text:p>95.4823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95.4823" calcext:value-type="float">
            <text:p>95.4823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6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17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aso/training_set.lp</text:p>
          </table:table-cell>
          <table:table-cell office:value-type="float" office:value="92.4891" calcext:value-type="float">
            <text:p>92.4891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92.4891" calcext:value-type="float">
            <text:p>92.4891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92.4891" calcext:value-type="float">
            <text:p>92.4891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92.4891" calcext:value-type="float">
            <text:p>92.4891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7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9])/9" office:value-type="float" office:value="0.555555555555556" calcext:value-type="float">
            <text:p>0.556</text:p>
          </table:table-cell>
          <table:table-cell office:value-type="float" office:value="8" calcext:value-type="float">
            <text:p>8</text:p>
          </table:table-cell>
          <table:table-cell table:formula="of:=(36-[.L179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aso/training_set.lp</text:p>
          </table:table-cell>
          <table:table-cell office:value-type="float" office:value="96.7898" calcext:value-type="float">
            <text:p>96.7898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96.7898" calcext:value-type="float">
            <text:p>96.7898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96.7898" calcext:value-type="float">
            <text:p>96.7898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96.7898" calcext:value-type="float">
            <text:p>96.7898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aso/training_set.lp</text:p>
          </table:table-cell>
          <table:table-cell office:value-type="float" office:value="110.674" calcext:value-type="float">
            <text:p>110.674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110.674" calcext:value-type="float">
            <text:p>110.674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110.674" calcext:value-type="float">
            <text:p>110.674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110.674" calcext:value-type="float">
            <text:p>110.674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8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18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aso/training_set.lp</text:p>
          </table:table-cell>
          <table:table-cell office:value-type="float" office:value="86.6634" calcext:value-type="float">
            <text:p>86.6634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86.6634" calcext:value-type="float">
            <text:p>86.6634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86.6634" calcext:value-type="float">
            <text:p>86.6634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86.6634" calcext:value-type="float">
            <text:p>86.6634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aso/training_set.lp</text:p>
          </table:table-cell>
          <table:table-cell office:value-type="float" office:value="100.501" calcext:value-type="float">
            <text:p>100.501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100.501" calcext:value-type="float">
            <text:p>100.501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100.501" calcext:value-type="float">
            <text:p>100.501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100.501" calcext:value-type="float">
            <text:p>100.501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8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2/training_po_full_v2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3/training_po_full_v3/user11/aso/training_set.lp</text:p>
          </table:table-cell>
          <table:table-cell table:style-name="ce1" office:value-type="float" office:value="240.385" calcext:value-type="float">
            <text:p>240.3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192])" office:value-type="float" office:value="240.385" calcext:value-type="float">
            <text:p>240.385</text:p>
          </table:table-cell>
          <table:table-cell table:style-name="ce1" table:formula="of:=MIN([.$C192])" office:value-type="float" office:value="0" calcext:value-type="float">
            <text:p>0</text:p>
          </table:table-cell>
          <table:table-cell table:style-name="ce1" table:formula="of:=MEDIAN([.$B192])" office:value-type="float" office:value="240.385" calcext:value-type="float">
            <text:p>240.385</text:p>
          </table:table-cell>
          <table:table-cell table:style-name="ce1" table:formula="of:=MEDIAN([.$C192])" office:value-type="float" office:value="0" calcext:value-type="float">
            <text:p>0</text:p>
          </table:table-cell>
          <table:table-cell table:style-name="ce1" table:formula="of:=MAX([.$B192])" office:value-type="float" office:value="240.385" calcext:value-type="float">
            <text:p>240.385</text:p>
          </table:table-cell>
          <table:table-cell table:style-name="ce1" table:formula="of:=MAX([.$C19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192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192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3/training_po_full_v3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4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9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aso/training_set.lp</text:p>
          </table:table-cell>
          <table:table-cell office:value-type="float" office:value="117.441" calcext:value-type="float">
            <text:p>117.441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117.441" calcext:value-type="float">
            <text:p>117.441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117.441" calcext:value-type="float">
            <text:p>117.441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117.441" calcext:value-type="float">
            <text:p>117.441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9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aso/training_set.lp</text:p>
          </table:table-cell>
          <table:table-cell office:value-type="float" office:value="113.362" calcext:value-type="float">
            <text:p>113.362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113.362" calcext:value-type="float">
            <text:p>113.362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113.362" calcext:value-type="float">
            <text:p>113.362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113.362" calcext:value-type="float">
            <text:p>113.362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20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aso/training_set.lp</text:p>
          </table:table-cell>
          <table:table-cell office:value-type="float" office:value="99.1653" calcext:value-type="float">
            <text:p>99.1653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99.1653" calcext:value-type="float">
            <text:p>99.1653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99.1653" calcext:value-type="float">
            <text:p>99.1653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99.1653" calcext:value-type="float">
            <text:p>99.1653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0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3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203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aso/training_set.lp</text:p>
          </table:table-cell>
          <table:table-cell office:value-type="float" office:value="87.3979" calcext:value-type="float">
            <text:p>87.3979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87.3979" calcext:value-type="float">
            <text:p>87.3979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87.3979" calcext:value-type="float">
            <text:p>87.3979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87.3979" calcext:value-type="float">
            <text:p>87.3979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6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0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aso/training_set.lp</text:p>
          </table:table-cell>
          <table:table-cell office:value-type="float" office:value="102.772" calcext:value-type="float">
            <text:p>102.772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102.772" calcext:value-type="float">
            <text:p>102.772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102.772" calcext:value-type="float">
            <text:p>102.772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102.772" calcext:value-type="float">
            <text:p>102.772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aso/training_set.lp</text:p>
          </table:table-cell>
          <table:table-cell office:value-type="float" office:value="83.5554" calcext:value-type="float">
            <text:p>83.5554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83.5554" calcext:value-type="float">
            <text:p>83.5554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83.5554" calcext:value-type="float">
            <text:p>83.5554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83.5554" calcext:value-type="float">
            <text:p>83.5554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12])/9" office:value-type="float" office:value="0.666666666666667" calcext:value-type="float">
            <text:p>0.667</text:p>
          </table:table-cell>
          <table:table-cell office:value-type="float" office:value="5" calcext:value-type="float">
            <text:p>5</text:p>
          </table:table-cell>
          <table:table-cell table:formula="of:=(36-[.L212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aso/training_set.lp</text:p>
          </table:table-cell>
          <table:table-cell office:value-type="float" office:value="103.821" calcext:value-type="float">
            <text:p>103.821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103.821" calcext:value-type="float">
            <text:p>103.821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103.821" calcext:value-type="float">
            <text:p>103.821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103.821" calcext:value-type="float">
            <text:p>103.821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1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1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aso/training_set.lp</text:p>
          </table:table-cell>
          <table:table-cell office:value-type="float" office:value="88.7961" calcext:value-type="float">
            <text:p>88.7961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88.7961" calcext:value-type="float">
            <text:p>88.7961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88.7961" calcext:value-type="float">
            <text:p>88.7961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88.7961" calcext:value-type="float">
            <text:p>88.7961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1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1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aso/training_set.lp</text:p>
          </table:table-cell>
          <table:table-cell office:value-type="float" office:value="98.0702" calcext:value-type="float">
            <text:p>98.0702</text:p>
          </table:table-cell>
          <table:table-cell office:value-type="float" office:value="0" calcext:value-type="float">
            <text:p>0</text:p>
          </table:table-cell>
          <table:table-cell table:formula="of:=MIN([.$B219])" office:value-type="float" office:value="98.0702" calcext:value-type="float">
            <text:p>98.0702</text:p>
          </table:table-cell>
          <table:table-cell table:formula="of:=MIN([.$C219])" office:value-type="float" office:value="0" calcext:value-type="float">
            <text:p>0</text:p>
          </table:table-cell>
          <table:table-cell table:formula="of:=MEDIAN([.$B219])" office:value-type="float" office:value="98.0702" calcext:value-type="float">
            <text:p>98.0702</text:p>
          </table:table-cell>
          <table:table-cell table:formula="of:=MEDIAN([.$C219])" office:value-type="float" office:value="0" calcext:value-type="float">
            <text:p>0</text:p>
          </table:table-cell>
          <table:table-cell table:formula="of:=MAX([.$B219])" office:value-type="float" office:value="98.0702" calcext:value-type="float">
            <text:p>98.0702</text:p>
          </table:table-cell>
          <table:table-cell table:formula="of:=MAX([.$C2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aso/training_set.lp</text:p>
          </table:table-cell>
          <table:table-cell office:value-type="float" office:value="115.889" calcext:value-type="float">
            <text:p>115.889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115.889" calcext:value-type="float">
            <text:p>115.889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115.889" calcext:value-type="float">
            <text:p>115.889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115.889" calcext:value-type="float">
            <text:p>115.889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4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24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aso/training_set.lp</text:p>
          </table:table-cell>
          <table:table-cell office:value-type="float" office:value="126.844" calcext:value-type="float">
            <text:p>126.844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126.844" calcext:value-type="float">
            <text:p>126.844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126.844" calcext:value-type="float">
            <text:p>126.844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126.844" calcext:value-type="float">
            <text:p>126.844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2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aso/training_set.lp</text:p>
          </table:table-cell>
          <table:table-cell office:value-type="float" office:value="107.274" calcext:value-type="float">
            <text:p>107.274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107.274" calcext:value-type="float">
            <text:p>107.274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107.274" calcext:value-type="float">
            <text:p>107.274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107.274" calcext:value-type="float">
            <text:p>107.274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2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aso/training_set.lp</text:p>
          </table:table-cell>
          <table:table-cell office:value-type="float" office:value="125.915" calcext:value-type="float">
            <text:p>125.915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125.915" calcext:value-type="float">
            <text:p>125.915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125.915" calcext:value-type="float">
            <text:p>125.915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125.915" calcext:value-type="float">
            <text:p>125.915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aso/training_set.lp</text:p>
          </table:table-cell>
          <table:table-cell office:value-type="float" office:value="113.333" calcext:value-type="float">
            <text:p>113.333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113.333" calcext:value-type="float">
            <text:p>113.333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113.333" calcext:value-type="float">
            <text:p>113.333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113.333" calcext:value-type="float">
            <text:p>113.333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6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3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aso/training_set.lp</text:p>
          </table:table-cell>
          <table:table-cell office:value-type="float" office:value="105.054" calcext:value-type="float">
            <text:p>105.054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105.054" calcext:value-type="float">
            <text:p>105.054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105.054" calcext:value-type="float">
            <text:p>105.054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105.054" calcext:value-type="float">
            <text:p>105.054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9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239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aso/training_set.lp</text:p>
          </table:table-cell>
          <table:table-cell office:value-type="float" office:value="83.2698" calcext:value-type="float">
            <text:p>83.2698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83.2698" calcext:value-type="float">
            <text:p>83.2698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83.2698" calcext:value-type="float">
            <text:p>83.2698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83.2698" calcext:value-type="float">
            <text:p>83.2698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42])/9" office:value-type="float" office:value="0.222222222222222" calcext:value-type="float">
            <text:p>0.222</text:p>
          </table:table-cell>
          <table:table-cell office:value-type="float" office:value="11" calcext:value-type="float">
            <text:p>11</text:p>
          </table:table-cell>
          <table:table-cell table:formula="of:=(36-[.L242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aso/training_set.lp</text:p>
          </table:table-cell>
          <table:table-cell office:value-type="float" office:value="142.686" calcext:value-type="float">
            <text:p>142.686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142.686" calcext:value-type="float">
            <text:p>142.686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142.686" calcext:value-type="float">
            <text:p>142.686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142.686" calcext:value-type="float">
            <text:p>142.686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aso/training_set.lp</text:p>
          </table:table-cell>
          <table:table-cell office:value-type="float" office:value="82.7265" calcext:value-type="float">
            <text:p>82.7265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82.7265" calcext:value-type="float">
            <text:p>82.7265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82.7265" calcext:value-type="float">
            <text:p>82.7265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82.7265" calcext:value-type="float">
            <text:p>82.7265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8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248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aso/training_set.lp</text:p>
          </table:table-cell>
          <table:table-cell office:value-type="float" office:value="87.1034" calcext:value-type="float">
            <text:p>87.1034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87.1034" calcext:value-type="float">
            <text:p>87.1034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87.1034" calcext:value-type="float">
            <text:p>87.1034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87.1034" calcext:value-type="float">
            <text:p>87.1034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4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5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aso/training_set.lp</text:p>
          </table:table-cell>
          <table:table-cell office:value-type="float" office:value="121.177" calcext:value-type="float">
            <text:p>121.177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121.177" calcext:value-type="float">
            <text:p>121.177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121.177" calcext:value-type="float">
            <text:p>121.177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121.177" calcext:value-type="float">
            <text:p>121.177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5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5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3/training_po_full_v3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4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254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4/training_po_full_v4/user11/aso/training_set.lp</text:p>
          </table:table-cell>
          <table:table-cell table:style-name="ce1" office:value-type="float" office:value="244.889" calcext:value-type="float">
            <text:p>244.88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255])" office:value-type="float" office:value="244.889" calcext:value-type="float">
            <text:p>244.889</text:p>
          </table:table-cell>
          <table:table-cell table:style-name="ce1" table:formula="of:=MIN([.$C255])" office:value-type="float" office:value="0" calcext:value-type="float">
            <text:p>0</text:p>
          </table:table-cell>
          <table:table-cell table:style-name="ce1" table:formula="of:=MEDIAN([.$B255])" office:value-type="float" office:value="244.889" calcext:value-type="float">
            <text:p>244.889</text:p>
          </table:table-cell>
          <table:table-cell table:style-name="ce1" table:formula="of:=MEDIAN([.$C255])" office:value-type="float" office:value="0" calcext:value-type="float">
            <text:p>0</text:p>
          </table:table-cell>
          <table:table-cell table:style-name="ce1" table:formula="of:=MAX([.$B255])" office:value-type="float" office:value="244.889" calcext:value-type="float">
            <text:p>244.889</text:p>
          </table:table-cell>
          <table:table-cell table:style-name="ce1" table:formula="of:=MAX([.$C255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(9-[.J255])/9" office:value-type="float" office:value="0.777777777777778" calcext:value-type="float">
            <text:p>0.778</text:p>
          </table:table-cell>
          <table:table-cell table:style-name="ce1" office:value-type="float" office:value="1" calcext:value-type="float">
            <text:p>1</text:p>
          </table:table-cell>
          <table:table-cell table:formula="of:=(36-[.L255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4/training_po_full_v4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5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aso/training_set.lp</text:p>
          </table:table-cell>
          <table:table-cell office:value-type="float" office:value="106.179" calcext:value-type="float">
            <text:p>106.179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106.179" calcext:value-type="float">
            <text:p>106.17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106.179" calcext:value-type="float">
            <text:p>106.17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106.179" calcext:value-type="float">
            <text:p>106.179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5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5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6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aso/training_set.lp</text:p>
          </table:table-cell>
          <table:table-cell office:value-type="float" office:value="123.217" calcext:value-type="float">
            <text:p>123.217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123.217" calcext:value-type="float">
            <text:p>123.217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23.217" calcext:value-type="float">
            <text:p>123.217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23.217" calcext:value-type="float">
            <text:p>123.217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6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aso/training_set.lp</text:p>
          </table:table-cell>
          <table:table-cell office:value-type="float" office:value="114.687" calcext:value-type="float">
            <text:p>114.687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114.687" calcext:value-type="float">
            <text:p>114.687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114.687" calcext:value-type="float">
            <text:p>114.687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114.687" calcext:value-type="float">
            <text:p>114.687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6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6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6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aso/training_set.lp</text:p>
          </table:table-cell>
          <table:table-cell office:value-type="float" office:value="98.4721" calcext:value-type="float">
            <text:p>98.4721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98.4721" calcext:value-type="float">
            <text:p>98.4721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98.4721" calcext:value-type="float">
            <text:p>98.4721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98.4721" calcext:value-type="float">
            <text:p>98.4721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6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aso/training_set.lp</text:p>
          </table:table-cell>
          <table:table-cell office:value-type="float" office:value="114.858" calcext:value-type="float">
            <text:p>114.858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114.858" calcext:value-type="float">
            <text:p>114.858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114.858" calcext:value-type="float">
            <text:p>114.858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114.858" calcext:value-type="float">
            <text:p>114.858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7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7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72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272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aso/training_set.lp</text:p>
          </table:table-cell>
          <table:table-cell office:value-type="float" office:value="91.7873" calcext:value-type="float">
            <text:p>91.7873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91.7873" calcext:value-type="float">
            <text:p>91.7873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91.7873" calcext:value-type="float">
            <text:p>91.7873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91.7873" calcext:value-type="float">
            <text:p>91.7873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5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75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aso/training_set.lp</text:p>
          </table:table-cell>
          <table:table-cell office:value-type="float" office:value="117.107" calcext:value-type="float">
            <text:p>117.107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117.107" calcext:value-type="float">
            <text:p>117.107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117.107" calcext:value-type="float">
            <text:p>117.107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117.107" calcext:value-type="float">
            <text:p>117.107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8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7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aso/training_set.lp</text:p>
          </table:table-cell>
          <table:table-cell office:value-type="float" office:value="92.7843" calcext:value-type="float">
            <text:p>92.7843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92.7843" calcext:value-type="float">
            <text:p>92.7843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92.7843" calcext:value-type="float">
            <text:p>92.7843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92.7843" calcext:value-type="float">
            <text:p>92.7843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7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8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aso/training_set.lp</text:p>
          </table:table-cell>
          <table:table-cell office:value-type="float" office:value="95.5081" calcext:value-type="float">
            <text:p>95.5081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95.5081" calcext:value-type="float">
            <text:p>95.5081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95.5081" calcext:value-type="float">
            <text:p>95.5081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95.5081" calcext:value-type="float">
            <text:p>95.5081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aso/training_set.lp</text:p>
          </table:table-cell>
          <table:table-cell office:value-type="float" office:value="103.819" calcext:value-type="float">
            <text:p>103.819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103.819" calcext:value-type="float">
            <text:p>103.819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103.819" calcext:value-type="float">
            <text:p>103.819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103.819" calcext:value-type="float">
            <text:p>103.819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8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87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aso/training_set.lp</text:p>
          </table:table-cell>
          <table:table-cell office:value-type="float" office:value="118.845" calcext:value-type="float">
            <text:p>118.845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118.845" calcext:value-type="float">
            <text:p>118.845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118.845" calcext:value-type="float">
            <text:p>118.845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118.845" calcext:value-type="float">
            <text:p>118.845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8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0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90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aso/training_set.lp</text:p>
          </table:table-cell>
          <table:table-cell office:value-type="float" office:value="93.0122" calcext:value-type="float">
            <text:p>93.0122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93.0122" calcext:value-type="float">
            <text:p>93.0122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93.0122" calcext:value-type="float">
            <text:p>93.0122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93.0122" calcext:value-type="float">
            <text:p>93.0122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29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(36-[.L2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9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aso/training_set.lp</text:p>
          </table:table-cell>
          <table:table-cell office:value-type="float" office:value="95.44" calcext:value-type="float">
            <text:p>95.44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95.44" calcext:value-type="float">
            <text:p>95.44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95.44" calcext:value-type="float">
            <text:p>95.44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95.44" calcext:value-type="float">
            <text:p>95.44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9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aso/training_set.lp</text:p>
          </table:table-cell>
          <table:table-cell office:value-type="float" office:value="104.733" calcext:value-type="float">
            <text:p>104.733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104.733" calcext:value-type="float">
            <text:p>104.733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104.733" calcext:value-type="float">
            <text:p>104.733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104.733" calcext:value-type="float">
            <text:p>104.733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9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99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aso/training_set.lp</text:p>
          </table:table-cell>
          <table:table-cell office:value-type="float" office:value="96.3957" calcext:value-type="float">
            <text:p>96.3957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96.3957" calcext:value-type="float">
            <text:p>96.3957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96.3957" calcext:value-type="float">
            <text:p>96.3957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96.3957" calcext:value-type="float">
            <text:p>96.3957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2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302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aso/training_set.lp</text:p>
          </table:table-cell>
          <table:table-cell office:value-type="float" office:value="88.6215" calcext:value-type="float">
            <text:p>88.6215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88.6215" calcext:value-type="float">
            <text:p>88.6215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88.6215" calcext:value-type="float">
            <text:p>88.6215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88.6215" calcext:value-type="float">
            <text:p>88.6215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05])/9" office:value-type="float" office:value="0.777777777777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formula="of:=(36-[.L305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aso/training_set.lp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129.403" calcext:value-type="float">
            <text:p>129.403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129.403" calcext:value-type="float">
            <text:p>129.403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129.403" calcext:value-type="float">
            <text:p>129.403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0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0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0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aso/training_set.lp</text:p>
          </table:table-cell>
          <table:table-cell office:value-type="float" office:value="79.186" calcext:value-type="float">
            <text:p>79.186</text:p>
          </table:table-cell>
          <table:table-cell office:value-type="float" office:value="0" calcext:value-type="float">
            <text:p>0</text:p>
          </table:table-cell>
          <table:table-cell table:formula="of:=MIN([.$B309])" office:value-type="float" office:value="79.186" calcext:value-type="float">
            <text:p>79.186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79.186" calcext:value-type="float">
            <text:p>79.186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79.186" calcext:value-type="float">
            <text:p>79.186</text:p>
          </table:table-cell>
          <table:table-cell table:formula="of:=MAX([.$C30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1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311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aso/training_set.lp</text:p>
          </table:table-cell>
          <table:table-cell office:value-type="float" office:value="94.7456" calcext:value-type="float">
            <text:p>94.7456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94.7456" calcext:value-type="float">
            <text:p>94.7456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94.7456" calcext:value-type="float">
            <text:p>94.7456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94.7456" calcext:value-type="float">
            <text:p>94.7456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3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1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aso/training_set.lp</text:p>
          </table:table-cell>
          <table:table-cell office:value-type="float" office:value="100.472" calcext:value-type="float">
            <text:p>100.472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100.472" calcext:value-type="float">
            <text:p>100.472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100.472" calcext:value-type="float">
            <text:p>100.472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100.472" calcext:value-type="float">
            <text:p>100.472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1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4/training_po_full_v4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5/training_po_full_v5/user11/aso/training_set.lp</text:p>
          </table:table-cell>
          <table:table-cell table:style-name="ce1" office:value-type="float" office:value="114.094" calcext:value-type="float">
            <text:p>114.09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318])" office:value-type="float" office:value="114.094" calcext:value-type="float">
            <text:p>114.094</text:p>
          </table:table-cell>
          <table:table-cell table:style-name="ce1" table:formula="of:=MIN([.$C318])" office:value-type="float" office:value="0" calcext:value-type="float">
            <text:p>0</text:p>
          </table:table-cell>
          <table:table-cell table:style-name="ce1" table:formula="of:=MEDIAN([.$B318])" office:value-type="float" office:value="114.094" calcext:value-type="float">
            <text:p>114.094</text:p>
          </table:table-cell>
          <table:table-cell table:style-name="ce1" table:formula="of:=MEDIAN([.$C318])" office:value-type="float" office:value="0" calcext:value-type="float">
            <text:p>0</text:p>
          </table:table-cell>
          <table:table-cell table:style-name="ce1" table:formula="of:=MAX([.$B318])" office:value-type="float" office:value="114.094" calcext:value-type="float">
            <text:p>114.094</text:p>
          </table:table-cell>
          <table:table-cell table:style-name="ce1" table:formula="of:=MAX([.$C318])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(9-[.J318])/9" office:value-type="float" office:value="0.555555555555556" calcext:value-type="float">
            <text:p>0.556</text:p>
          </table:table-cell>
          <table:table-cell table:style-name="ce1" office:value-type="float" office:value="0" calcext:value-type="float">
            <text:p>0</text:p>
          </table:table-cell>
          <table:table-cell table:formula="of:=(36-[.L318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5/training_po_full_v5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20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2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aso/training_set.lp</text:p>
          </table:table-cell>
          <table:table-cell office:value-type="float" office:value="113.209" calcext:value-type="float">
            <text:p>113.209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113.209" calcext:value-type="float">
            <text:p>113.209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113.209" calcext:value-type="float">
            <text:p>113.209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113.209" calcext:value-type="float">
            <text:p>113.209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aso/training_set.lp</text:p>
          </table:table-cell>
          <table:table-cell office:value-type="float" office:value="122.397" calcext:value-type="float">
            <text:p>122.397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122.397" calcext:value-type="float">
            <text:p>122.397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122.397" calcext:value-type="float">
            <text:p>122.397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122.397" calcext:value-type="float">
            <text:p>122.397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2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aso/training_set.lp</text:p>
          </table:table-cell>
          <table:table-cell office:value-type="float" office:value="101.296" calcext:value-type="float">
            <text:p>101.296</text:p>
          </table:table-cell>
          <table:table-cell office:value-type="float" office:value="0" calcext:value-type="float">
            <text:p>0</text:p>
          </table:table-cell>
          <table:table-cell table:formula="of:=MIN([.$B327])" office:value-type="float" office:value="101.296" calcext:value-type="float">
            <text:p>101.296</text:p>
          </table:table-cell>
          <table:table-cell table:formula="of:=MIN([.$C327])" office:value-type="float" office:value="0" calcext:value-type="float">
            <text:p>0</text:p>
          </table:table-cell>
          <table:table-cell table:formula="of:=MEDIAN([.$B327])" office:value-type="float" office:value="101.296" calcext:value-type="float">
            <text:p>101.296</text:p>
          </table:table-cell>
          <table:table-cell table:formula="of:=MEDIAN([.$C327])" office:value-type="float" office:value="0" calcext:value-type="float">
            <text:p>0</text:p>
          </table:table-cell>
          <table:table-cell table:formula="of:=MAX([.$B327])" office:value-type="float" office:value="101.296" calcext:value-type="float">
            <text:p>101.296</text:p>
          </table:table-cell>
          <table:table-cell table:formula="of:=MAX([.$C3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2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aso/training_set.lp</text:p>
          </table:table-cell>
          <table:table-cell office:value-type="float" office:value="114.862" calcext:value-type="float">
            <text:p>114.862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114.862" calcext:value-type="float">
            <text:p>114.862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114.862" calcext:value-type="float">
            <text:p>114.862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114.862" calcext:value-type="float">
            <text:p>114.862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3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3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3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aso/training_set.lp</text:p>
          </table:table-cell>
          <table:table-cell office:value-type="float" office:value="122.605" calcext:value-type="float">
            <text:p>122.605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122.605" calcext:value-type="float">
            <text:p>122.605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122.605" calcext:value-type="float">
            <text:p>122.605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122.605" calcext:value-type="float">
            <text:p>122.605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3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5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335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aso/training_set.lp</text:p>
          </table:table-cell>
          <table:table-cell office:value-type="float" office:value="103.797" calcext:value-type="float">
            <text:p>103.797</text:p>
          </table:table-cell>
          <table:table-cell office:value-type="float" office:value="0" calcext:value-type="float">
            <text:p>0</text:p>
          </table:table-cell>
          <table:table-cell table:formula="of:=MIN([.$B336])" office:value-type="float" office:value="103.797" calcext:value-type="float">
            <text:p>103.797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103.797" calcext:value-type="float">
            <text:p>103.797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103.797" calcext:value-type="float">
            <text:p>103.797</text:p>
          </table:table-cell>
          <table:table-cell table:formula="of:=MAX([.$C33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8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338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aso/training_set.lp</text:p>
          </table:table-cell>
          <table:table-cell office:value-type="float" office:value="122.697" calcext:value-type="float">
            <text:p>122.697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122.697" calcext:value-type="float">
            <text:p>122.697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122.697" calcext:value-type="float">
            <text:p>122.697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122.697" calcext:value-type="float">
            <text:p>122.697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34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aso/training_set.lp</text:p>
          </table:table-cell>
          <table:table-cell office:value-type="float" office:value="99.3032" calcext:value-type="float">
            <text:p>99.3032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99.3032" calcext:value-type="float">
            <text:p>99.3032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99.3032" calcext:value-type="float">
            <text:p>99.3032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99.3032" calcext:value-type="float">
            <text:p>99.3032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4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344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aso/training_set.lp</text:p>
          </table:table-cell>
          <table:table-cell office:value-type="float" office:value="115.059" calcext:value-type="float">
            <text:p>115.059</text:p>
          </table:table-cell>
          <table:table-cell office:value-type="float" office:value="0" calcext:value-type="float">
            <text:p>0</text:p>
          </table:table-cell>
          <table:table-cell table:formula="of:=MIN([.$B345])" office:value-type="float" office:value="115.059" calcext:value-type="float">
            <text:p>115.059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115.059" calcext:value-type="float">
            <text:p>115.059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115.059" calcext:value-type="float">
            <text:p>115.059</text:p>
          </table:table-cell>
          <table:table-cell table:formula="of:=MAX([.$C3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aso/training_set.lp</text:p>
          </table:table-cell>
          <table:table-cell office:value-type="float" office:value="102.611" calcext:value-type="float">
            <text:p>102.611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102.611" calcext:value-type="float">
            <text:p>102.611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102.611" calcext:value-type="float">
            <text:p>102.611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102.611" calcext:value-type="float">
            <text:p>102.611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aso/training_set.lp</text:p>
          </table:table-cell>
          <table:table-cell office:value-type="float" office:value="113.23" calcext:value-type="float">
            <text:p>113.23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113.23" calcext:value-type="float">
            <text:p>113.23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113.23" calcext:value-type="float">
            <text:p>113.23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113.23" calcext:value-type="float">
            <text:p>113.23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5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5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3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35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aso/training_set.lp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104.445" calcext:value-type="float">
            <text:p>104.445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104.445" calcext:value-type="float">
            <text:p>104.445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104.445" calcext:value-type="float">
            <text:p>104.445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6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356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aso/training_set.lp</text:p>
          </table:table-cell>
          <table:table-cell office:value-type="float" office:value="102.739" calcext:value-type="float">
            <text:p>102.739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102.739" calcext:value-type="float">
            <text:p>102.739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102.739" calcext:value-type="float">
            <text:p>102.739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102.739" calcext:value-type="float">
            <text:p>102.739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5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3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5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aso/training_set.lp</text:p>
          </table:table-cell>
          <table:table-cell office:value-type="float" office:value="112.668" calcext:value-type="float">
            <text:p>112.668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112.668" calcext:value-type="float">
            <text:p>112.668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112.668" calcext:value-type="float">
            <text:p>112.668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112.668" calcext:value-type="float">
            <text:p>112.668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2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362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aso/training_set.lp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0" calcext:value-type="float">
            <text:p>0</text:p>
          </table:table-cell>
          <table:table-cell table:formula="of:=MIN([.$B363])" office:value-type="float" office:value="109.563" calcext:value-type="float">
            <text:p>109.563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109.563" calcext:value-type="float">
            <text:p>109.563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109.563" calcext:value-type="float">
            <text:p>109.563</text:p>
          </table:table-cell>
          <table:table-cell table:formula="of:=MAX([.$C3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5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36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aso/training_set.lp</text:p>
          </table:table-cell>
          <table:table-cell office:value-type="float" office:value="91.7831" calcext:value-type="float">
            <text:p>91.7831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91.7831" calcext:value-type="float">
            <text:p>91.7831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91.7831" calcext:value-type="float">
            <text:p>91.7831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91.7831" calcext:value-type="float">
            <text:p>91.7831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3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7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36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68])/9" office:value-type="float" office:value="0.555555555555556" calcext:value-type="float">
            <text:p>0.556</text:p>
          </table:table-cell>
          <table:table-cell office:value-type="float" office:value="11" calcext:value-type="float">
            <text:p>11</text:p>
          </table:table-cell>
          <table:table-cell table:formula="of:=(36-[.L368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aso/training_set.lp</text:p>
          </table:table-cell>
          <table:table-cell office:value-type="float" office:value="123.189" calcext:value-type="float">
            <text:p>123.189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123.189" calcext:value-type="float">
            <text:p>123.189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123.189" calcext:value-type="float">
            <text:p>123.189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123.189" calcext:value-type="float">
            <text:p>123.189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3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aso/training_set.lp</text:p>
          </table:table-cell>
          <table:table-cell office:value-type="float" office:value="142.322" calcext:value-type="float">
            <text:p>142.322</text:p>
          </table:table-cell>
          <table:table-cell office:value-type="float" office:value="0" calcext:value-type="float">
            <text:p>0</text:p>
          </table:table-cell>
          <table:table-cell table:formula="of:=MIN([.$B372])" office:value-type="float" office:value="142.322" calcext:value-type="float">
            <text:p>142.322</text:p>
          </table:table-cell>
          <table:table-cell table:formula="of:=MIN([.$C372])" office:value-type="float" office:value="0" calcext:value-type="float">
            <text:p>0</text:p>
          </table:table-cell>
          <table:table-cell table:formula="of:=MEDIAN([.$B372])" office:value-type="float" office:value="142.322" calcext:value-type="float">
            <text:p>142.322</text:p>
          </table:table-cell>
          <table:table-cell table:formula="of:=MEDIAN([.$C372])" office:value-type="float" office:value="0" calcext:value-type="float">
            <text:p>0</text:p>
          </table:table-cell>
          <table:table-cell table:formula="of:=MAX([.$B372])" office:value-type="float" office:value="142.322" calcext:value-type="float">
            <text:p>142.322</text:p>
          </table:table-cell>
          <table:table-cell table:formula="of:=MAX([.$C37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7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7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3])" office:value-type="float" office:value="300" calcext:value-type="float">
            <text:p>300</text:p>
          </table:table-cell>
          <table:table-cell table:formula="of:=MIN([.$C373])" office:value-type="float" office:value="1" calcext:value-type="float">
            <text:p>1</text:p>
          </table:table-cell>
          <table:table-cell table:formula="of:=MEDIAN([.$B373])" office:value-type="float" office:value="300" calcext:value-type="float">
            <text:p>300</text:p>
          </table:table-cell>
          <table:table-cell table:formula="of:=MEDIAN([.$C373])" office:value-type="float" office:value="1" calcext:value-type="float">
            <text:p>1</text:p>
          </table:table-cell>
          <table:table-cell table:formula="of:=MAX([.$B373])" office:value-type="float" office:value="300" calcext:value-type="float">
            <text:p>300</text:p>
          </table:table-cell>
          <table:table-cell table:formula="of:=MAX([.$C3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37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4])" office:value-type="float" office:value="300" calcext:value-type="float">
            <text:p>300</text:p>
          </table:table-cell>
          <table:table-cell table:formula="of:=MIN([.$C374])" office:value-type="float" office:value="1" calcext:value-type="float">
            <text:p>1</text:p>
          </table:table-cell>
          <table:table-cell table:formula="of:=MEDIAN([.$B374])" office:value-type="float" office:value="300" calcext:value-type="float">
            <text:p>300</text:p>
          </table:table-cell>
          <table:table-cell table:formula="of:=MEDIAN([.$C374])" office:value-type="float" office:value="1" calcext:value-type="float">
            <text:p>1</text:p>
          </table:table-cell>
          <table:table-cell table:formula="of:=MAX([.$B374])" office:value-type="float" office:value="300" calcext:value-type="float">
            <text:p>300</text:p>
          </table:table-cell>
          <table:table-cell table:formula="of:=MAX([.$C37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74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374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aso/training_set.lp</text:p>
          </table:table-cell>
          <table:table-cell office:value-type="float" office:value="100.191" calcext:value-type="float">
            <text:p>100.191</text:p>
          </table:table-cell>
          <table:table-cell office:value-type="float" office:value="0" calcext:value-type="float">
            <text:p>0</text:p>
          </table:table-cell>
          <table:table-cell table:formula="of:=MIN([.$B375])" office:value-type="float" office:value="100.191" calcext:value-type="float">
            <text:p>100.191</text:p>
          </table:table-cell>
          <table:table-cell table:formula="of:=MIN([.$C375])" office:value-type="float" office:value="0" calcext:value-type="float">
            <text:p>0</text:p>
          </table:table-cell>
          <table:table-cell table:formula="of:=MEDIAN([.$B375])" office:value-type="float" office:value="100.191" calcext:value-type="float">
            <text:p>100.191</text:p>
          </table:table-cell>
          <table:table-cell table:formula="of:=MEDIAN([.$C375])" office:value-type="float" office:value="0" calcext:value-type="float">
            <text:p>0</text:p>
          </table:table-cell>
          <table:table-cell table:formula="of:=MAX([.$B375])" office:value-type="float" office:value="100.191" calcext:value-type="float">
            <text:p>100.191</text:p>
          </table:table-cell>
          <table:table-cell table:formula="of:=MAX([.$C3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6])" office:value-type="float" office:value="300" calcext:value-type="float">
            <text:p>300</text:p>
          </table:table-cell>
          <table:table-cell table:formula="of:=MIN([.$C376])" office:value-type="float" office:value="1" calcext:value-type="float">
            <text:p>1</text:p>
          </table:table-cell>
          <table:table-cell table:formula="of:=MEDIAN([.$B376])" office:value-type="float" office:value="300" calcext:value-type="float">
            <text:p>300</text:p>
          </table:table-cell>
          <table:table-cell table:formula="of:=MEDIAN([.$C376])" office:value-type="float" office:value="1" calcext:value-type="float">
            <text:p>1</text:p>
          </table:table-cell>
          <table:table-cell table:formula="of:=MAX([.$B376])" office:value-type="float" office:value="300" calcext:value-type="float">
            <text:p>300</text:p>
          </table:table-cell>
          <table:table-cell table:formula="of:=MAX([.$C3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7])" office:value-type="float" office:value="300" calcext:value-type="float">
            <text:p>300</text:p>
          </table:table-cell>
          <table:table-cell table:formula="of:=MIN([.$C377])" office:value-type="float" office:value="1" calcext:value-type="float">
            <text:p>1</text:p>
          </table:table-cell>
          <table:table-cell table:formula="of:=MEDIAN([.$B377])" office:value-type="float" office:value="300" calcext:value-type="float">
            <text:p>300</text:p>
          </table:table-cell>
          <table:table-cell table:formula="of:=MEDIAN([.$C377])" office:value-type="float" office:value="1" calcext:value-type="float">
            <text:p>1</text:p>
          </table:table-cell>
          <table:table-cell table:formula="of:=MAX([.$B377])" office:value-type="float" office:value="300" calcext:value-type="float">
            <text:p>300</text:p>
          </table:table-cell>
          <table:table-cell table:formula="of:=MAX([.$C37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aso/training_set.lp</text:p>
          </table:table-cell>
          <table:table-cell office:value-type="float" office:value="100.07" calcext:value-type="float">
            <text:p>100.07</text:p>
          </table:table-cell>
          <table:table-cell office:value-type="float" office:value="0" calcext:value-type="float">
            <text:p>0</text:p>
          </table:table-cell>
          <table:table-cell table:formula="of:=MIN([.$B378])" office:value-type="float" office:value="100.07" calcext:value-type="float">
            <text:p>100.07</text:p>
          </table:table-cell>
          <table:table-cell table:formula="of:=MIN([.$C378])" office:value-type="float" office:value="0" calcext:value-type="float">
            <text:p>0</text:p>
          </table:table-cell>
          <table:table-cell table:formula="of:=MEDIAN([.$B378])" office:value-type="float" office:value="100.07" calcext:value-type="float">
            <text:p>100.07</text:p>
          </table:table-cell>
          <table:table-cell table:formula="of:=MEDIAN([.$C378])" office:value-type="float" office:value="0" calcext:value-type="float">
            <text:p>0</text:p>
          </table:table-cell>
          <table:table-cell table:formula="of:=MAX([.$B378])" office:value-type="float" office:value="100.07" calcext:value-type="float">
            <text:p>100.07</text:p>
          </table:table-cell>
          <table:table-cell table:formula="of:=MAX([.$C3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9])" office:value-type="float" office:value="300" calcext:value-type="float">
            <text:p>300</text:p>
          </table:table-cell>
          <table:table-cell table:formula="of:=MIN([.$C379])" office:value-type="float" office:value="1" calcext:value-type="float">
            <text:p>1</text:p>
          </table:table-cell>
          <table:table-cell table:formula="of:=MEDIAN([.$B379])" office:value-type="float" office:value="300" calcext:value-type="float">
            <text:p>300</text:p>
          </table:table-cell>
          <table:table-cell table:formula="of:=MEDIAN([.$C379])" office:value-type="float" office:value="1" calcext:value-type="float">
            <text:p>1</text:p>
          </table:table-cell>
          <table:table-cell table:formula="of:=MAX([.$B379])" office:value-type="float" office:value="300" calcext:value-type="float">
            <text:p>300</text:p>
          </table:table-cell>
          <table:table-cell table:formula="of:=MAX([.$C3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5/training_po_full_v5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0])" office:value-type="float" office:value="300" calcext:value-type="float">
            <text:p>300</text:p>
          </table:table-cell>
          <table:table-cell table:formula="of:=MIN([.$C380])" office:value-type="float" office:value="1" calcext:value-type="float">
            <text:p>1</text:p>
          </table:table-cell>
          <table:table-cell table:formula="of:=MEDIAN([.$B380])" office:value-type="float" office:value="300" calcext:value-type="float">
            <text:p>300</text:p>
          </table:table-cell>
          <table:table-cell table:formula="of:=MEDIAN([.$C380])" office:value-type="float" office:value="1" calcext:value-type="float">
            <text:p>1</text:p>
          </table:table-cell>
          <table:table-cell table:formula="of:=MAX([.$B380])" office:value-type="float" office:value="300" calcext:value-type="float">
            <text:p>300</text:p>
          </table:table-cell>
          <table:table-cell table:formula="of:=MAX([.$C38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6/training_po_full_v6/user11/aso/training_set.lp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MIN([.$B381])" office:value-type="float" office:value="300" calcext:value-type="float">
            <text:p>300</text:p>
          </table:table-cell>
          <table:table-cell table:style-name="ce1" table:formula="of:=MIN([.$C381])" office:value-type="float" office:value="1" calcext:value-type="float">
            <text:p>1</text:p>
          </table:table-cell>
          <table:table-cell table:style-name="ce1" table:formula="of:=MEDIAN([.$B381])" office:value-type="float" office:value="300" calcext:value-type="float">
            <text:p>300</text:p>
          </table:table-cell>
          <table:table-cell table:style-name="ce1" table:formula="of:=MEDIAN([.$C381])" office:value-type="float" office:value="1" calcext:value-type="float">
            <text:p>1</text:p>
          </table:table-cell>
          <table:table-cell table:style-name="ce1" table:formula="of:=MAX([.$B381])" office:value-type="float" office:value="300" calcext:value-type="float">
            <text:p>300</text:p>
          </table:table-cell>
          <table:table-cell table:style-name="ce1" table:formula="of:=MAX([.$C381]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381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381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6/training_po_full_v6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2])" office:value-type="float" office:value="300" calcext:value-type="float">
            <text:p>300</text:p>
          </table:table-cell>
          <table:table-cell table:formula="of:=MIN([.$C382])" office:value-type="float" office:value="1" calcext:value-type="float">
            <text:p>1</text:p>
          </table:table-cell>
          <table:table-cell table:formula="of:=MEDIAN([.$B382])" office:value-type="float" office:value="300" calcext:value-type="float">
            <text:p>300</text:p>
          </table:table-cell>
          <table:table-cell table:formula="of:=MEDIAN([.$C382])" office:value-type="float" office:value="1" calcext:value-type="float">
            <text:p>1</text:p>
          </table:table-cell>
          <table:table-cell table:formula="of:=MAX([.$B382])" office:value-type="float" office:value="300" calcext:value-type="float">
            <text:p>300</text:p>
          </table:table-cell>
          <table:table-cell table:formula="of:=MAX([.$C38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3])" office:value-type="float" office:value="300" calcext:value-type="float">
            <text:p>300</text:p>
          </table:table-cell>
          <table:table-cell table:formula="of:=MIN([.$C383])" office:value-type="float" office:value="1" calcext:value-type="float">
            <text:p>1</text:p>
          </table:table-cell>
          <table:table-cell table:formula="of:=MEDIAN([.$B383])" office:value-type="float" office:value="300" calcext:value-type="float">
            <text:p>300</text:p>
          </table:table-cell>
          <table:table-cell table:formula="of:=MEDIAN([.$C383])" office:value-type="float" office:value="1" calcext:value-type="float">
            <text:p>1</text:p>
          </table:table-cell>
          <table:table-cell table:formula="of:=MAX([.$B383])" office:value-type="float" office:value="300" calcext:value-type="float">
            <text:p>300</text:p>
          </table:table-cell>
          <table:table-cell table:formula="of:=MAX([.$C3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3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383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aso/training_set.lp</text:p>
          </table:table-cell>
          <table:table-cell office:value-type="float" office:value="109.256" calcext:value-type="float">
            <text:p>109.256</text:p>
          </table:table-cell>
          <table:table-cell office:value-type="float" office:value="0" calcext:value-type="float">
            <text:p>0</text:p>
          </table:table-cell>
          <table:table-cell table:formula="of:=MIN([.$B384])" office:value-type="float" office:value="109.256" calcext:value-type="float">
            <text:p>109.256</text:p>
          </table:table-cell>
          <table:table-cell table:formula="of:=MIN([.$C384])" office:value-type="float" office:value="0" calcext:value-type="float">
            <text:p>0</text:p>
          </table:table-cell>
          <table:table-cell table:formula="of:=MEDIAN([.$B384])" office:value-type="float" office:value="109.256" calcext:value-type="float">
            <text:p>109.256</text:p>
          </table:table-cell>
          <table:table-cell table:formula="of:=MEDIAN([.$C384])" office:value-type="float" office:value="0" calcext:value-type="float">
            <text:p>0</text:p>
          </table:table-cell>
          <table:table-cell table:formula="of:=MAX([.$B384])" office:value-type="float" office:value="109.256" calcext:value-type="float">
            <text:p>109.256</text:p>
          </table:table-cell>
          <table:table-cell table:formula="of:=MAX([.$C38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5])" office:value-type="float" office:value="300" calcext:value-type="float">
            <text:p>300</text:p>
          </table:table-cell>
          <table:table-cell table:formula="of:=MIN([.$C385])" office:value-type="float" office:value="1" calcext:value-type="float">
            <text:p>1</text:p>
          </table:table-cell>
          <table:table-cell table:formula="of:=MEDIAN([.$B385])" office:value-type="float" office:value="300" calcext:value-type="float">
            <text:p>300</text:p>
          </table:table-cell>
          <table:table-cell table:formula="of:=MEDIAN([.$C385])" office:value-type="float" office:value="1" calcext:value-type="float">
            <text:p>1</text:p>
          </table:table-cell>
          <table:table-cell table:formula="of:=MAX([.$B385])" office:value-type="float" office:value="300" calcext:value-type="float">
            <text:p>300</text:p>
          </table:table-cell>
          <table:table-cell table:formula="of:=MAX([.$C3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6])" office:value-type="float" office:value="300" calcext:value-type="float">
            <text:p>300</text:p>
          </table:table-cell>
          <table:table-cell table:formula="of:=MIN([.$C386])" office:value-type="float" office:value="1" calcext:value-type="float">
            <text:p>1</text:p>
          </table:table-cell>
          <table:table-cell table:formula="of:=MEDIAN([.$B386])" office:value-type="float" office:value="300" calcext:value-type="float">
            <text:p>300</text:p>
          </table:table-cell>
          <table:table-cell table:formula="of:=MEDIAN([.$C386])" office:value-type="float" office:value="1" calcext:value-type="float">
            <text:p>1</text:p>
          </table:table-cell>
          <table:table-cell table:formula="of:=MAX([.$B386])" office:value-type="float" office:value="300" calcext:value-type="float">
            <text:p>300</text:p>
          </table:table-cell>
          <table:table-cell table:formula="of:=MAX([.$C38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aso/training_set.lp</text:p>
          </table:table-cell>
          <table:table-cell office:value-type="float" office:value="104.784" calcext:value-type="float">
            <text:p>104.784</text:p>
          </table:table-cell>
          <table:table-cell office:value-type="float" office:value="0" calcext:value-type="float">
            <text:p>0</text:p>
          </table:table-cell>
          <table:table-cell table:formula="of:=MIN([.$B387])" office:value-type="float" office:value="104.784" calcext:value-type="float">
            <text:p>104.784</text:p>
          </table:table-cell>
          <table:table-cell table:formula="of:=MIN([.$C387])" office:value-type="float" office:value="0" calcext:value-type="float">
            <text:p>0</text:p>
          </table:table-cell>
          <table:table-cell table:formula="of:=MEDIAN([.$B387])" office:value-type="float" office:value="104.784" calcext:value-type="float">
            <text:p>104.784</text:p>
          </table:table-cell>
          <table:table-cell table:formula="of:=MEDIAN([.$C387])" office:value-type="float" office:value="0" calcext:value-type="float">
            <text:p>0</text:p>
          </table:table-cell>
          <table:table-cell table:formula="of:=MAX([.$B387])" office:value-type="float" office:value="104.784" calcext:value-type="float">
            <text:p>104.784</text:p>
          </table:table-cell>
          <table:table-cell table:formula="of:=MAX([.$C3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8])" office:value-type="float" office:value="300" calcext:value-type="float">
            <text:p>300</text:p>
          </table:table-cell>
          <table:table-cell table:formula="of:=MIN([.$C388])" office:value-type="float" office:value="1" calcext:value-type="float">
            <text:p>1</text:p>
          </table:table-cell>
          <table:table-cell table:formula="of:=MEDIAN([.$B388])" office:value-type="float" office:value="300" calcext:value-type="float">
            <text:p>300</text:p>
          </table:table-cell>
          <table:table-cell table:formula="of:=MEDIAN([.$C388])" office:value-type="float" office:value="1" calcext:value-type="float">
            <text:p>1</text:p>
          </table:table-cell>
          <table:table-cell table:formula="of:=MAX([.$B388])" office:value-type="float" office:value="300" calcext:value-type="float">
            <text:p>300</text:p>
          </table:table-cell>
          <table:table-cell table:formula="of:=MAX([.$C3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9])" office:value-type="float" office:value="300" calcext:value-type="float">
            <text:p>300</text:p>
          </table:table-cell>
          <table:table-cell table:formula="of:=MIN([.$C389])" office:value-type="float" office:value="1" calcext:value-type="float">
            <text:p>1</text:p>
          </table:table-cell>
          <table:table-cell table:formula="of:=MEDIAN([.$B389])" office:value-type="float" office:value="300" calcext:value-type="float">
            <text:p>300</text:p>
          </table:table-cell>
          <table:table-cell table:formula="of:=MEDIAN([.$C389])" office:value-type="float" office:value="1" calcext:value-type="float">
            <text:p>1</text:p>
          </table:table-cell>
          <table:table-cell table:formula="of:=MAX([.$B389])" office:value-type="float" office:value="300" calcext:value-type="float">
            <text:p>300</text:p>
          </table:table-cell>
          <table:table-cell table:formula="of:=MAX([.$C38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8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aso/training_set.lp</text:p>
          </table:table-cell>
          <table:table-cell office:value-type="float" office:value="108.088" calcext:value-type="float">
            <text:p>108.088</text:p>
          </table:table-cell>
          <table:table-cell office:value-type="float" office:value="0" calcext:value-type="float">
            <text:p>0</text:p>
          </table:table-cell>
          <table:table-cell table:formula="of:=MIN([.$B390])" office:value-type="float" office:value="108.088" calcext:value-type="float">
            <text:p>108.088</text:p>
          </table:table-cell>
          <table:table-cell table:formula="of:=MIN([.$C390])" office:value-type="float" office:value="0" calcext:value-type="float">
            <text:p>0</text:p>
          </table:table-cell>
          <table:table-cell table:formula="of:=MEDIAN([.$B390])" office:value-type="float" office:value="108.088" calcext:value-type="float">
            <text:p>108.088</text:p>
          </table:table-cell>
          <table:table-cell table:formula="of:=MEDIAN([.$C390])" office:value-type="float" office:value="0" calcext:value-type="float">
            <text:p>0</text:p>
          </table:table-cell>
          <table:table-cell table:formula="of:=MAX([.$B390])" office:value-type="float" office:value="108.088" calcext:value-type="float">
            <text:p>108.088</text:p>
          </table:table-cell>
          <table:table-cell table:formula="of:=MAX([.$C3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1])" office:value-type="float" office:value="300" calcext:value-type="float">
            <text:p>300</text:p>
          </table:table-cell>
          <table:table-cell table:formula="of:=MIN([.$C391])" office:value-type="float" office:value="1" calcext:value-type="float">
            <text:p>1</text:p>
          </table:table-cell>
          <table:table-cell table:formula="of:=MEDIAN([.$B391])" office:value-type="float" office:value="300" calcext:value-type="float">
            <text:p>300</text:p>
          </table:table-cell>
          <table:table-cell table:formula="of:=MEDIAN([.$C391])" office:value-type="float" office:value="1" calcext:value-type="float">
            <text:p>1</text:p>
          </table:table-cell>
          <table:table-cell table:formula="of:=MAX([.$B391])" office:value-type="float" office:value="300" calcext:value-type="float">
            <text:p>300</text:p>
          </table:table-cell>
          <table:table-cell table:formula="of:=MAX([.$C3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2])" office:value-type="float" office:value="300" calcext:value-type="float">
            <text:p>300</text:p>
          </table:table-cell>
          <table:table-cell table:formula="of:=MIN([.$C392])" office:value-type="float" office:value="1" calcext:value-type="float">
            <text:p>1</text:p>
          </table:table-cell>
          <table:table-cell table:formula="of:=MEDIAN([.$B392])" office:value-type="float" office:value="300" calcext:value-type="float">
            <text:p>300</text:p>
          </table:table-cell>
          <table:table-cell table:formula="of:=MEDIAN([.$C392])" office:value-type="float" office:value="1" calcext:value-type="float">
            <text:p>1</text:p>
          </table:table-cell>
          <table:table-cell table:formula="of:=MAX([.$B392])" office:value-type="float" office:value="300" calcext:value-type="float">
            <text:p>300</text:p>
          </table:table-cell>
          <table:table-cell table:formula="of:=MAX([.$C3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aso/training_set.lp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0" calcext:value-type="float">
            <text:p>0</text:p>
          </table:table-cell>
          <table:table-cell table:formula="of:=MIN([.$B393])" office:value-type="float" office:value="103.968" calcext:value-type="float">
            <text:p>103.968</text:p>
          </table:table-cell>
          <table:table-cell table:formula="of:=MIN([.$C393])" office:value-type="float" office:value="0" calcext:value-type="float">
            <text:p>0</text:p>
          </table:table-cell>
          <table:table-cell table:formula="of:=MEDIAN([.$B393])" office:value-type="float" office:value="103.968" calcext:value-type="float">
            <text:p>103.968</text:p>
          </table:table-cell>
          <table:table-cell table:formula="of:=MEDIAN([.$C393])" office:value-type="float" office:value="0" calcext:value-type="float">
            <text:p>0</text:p>
          </table:table-cell>
          <table:table-cell table:formula="of:=MAX([.$B393])" office:value-type="float" office:value="103.968" calcext:value-type="float">
            <text:p>103.968</text:p>
          </table:table-cell>
          <table:table-cell table:formula="of:=MAX([.$C39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4])" office:value-type="float" office:value="300" calcext:value-type="float">
            <text:p>300</text:p>
          </table:table-cell>
          <table:table-cell table:formula="of:=MIN([.$C394])" office:value-type="float" office:value="1" calcext:value-type="float">
            <text:p>1</text:p>
          </table:table-cell>
          <table:table-cell table:formula="of:=MEDIAN([.$B394])" office:value-type="float" office:value="300" calcext:value-type="float">
            <text:p>300</text:p>
          </table:table-cell>
          <table:table-cell table:formula="of:=MEDIAN([.$C394])" office:value-type="float" office:value="1" calcext:value-type="float">
            <text:p>1</text:p>
          </table:table-cell>
          <table:table-cell table:formula="of:=MAX([.$B394])" office:value-type="float" office:value="300" calcext:value-type="float">
            <text:p>300</text:p>
          </table:table-cell>
          <table:table-cell table:formula="of:=MAX([.$C3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5])" office:value-type="float" office:value="300" calcext:value-type="float">
            <text:p>300</text:p>
          </table:table-cell>
          <table:table-cell table:formula="of:=MIN([.$C395])" office:value-type="float" office:value="1" calcext:value-type="float">
            <text:p>1</text:p>
          </table:table-cell>
          <table:table-cell table:formula="of:=MEDIAN([.$B395])" office:value-type="float" office:value="300" calcext:value-type="float">
            <text:p>300</text:p>
          </table:table-cell>
          <table:table-cell table:formula="of:=MEDIAN([.$C395])" office:value-type="float" office:value="1" calcext:value-type="float">
            <text:p>1</text:p>
          </table:table-cell>
          <table:table-cell table:formula="of:=MAX([.$B395])" office:value-type="float" office:value="300" calcext:value-type="float">
            <text:p>300</text:p>
          </table:table-cell>
          <table:table-cell table:formula="of:=MAX([.$C3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9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aso/training_set.lp</text:p>
          </table:table-cell>
          <table:table-cell office:value-type="float" office:value="83.6173" calcext:value-type="float">
            <text:p>83.6173</text:p>
          </table:table-cell>
          <table:table-cell office:value-type="float" office:value="0" calcext:value-type="float">
            <text:p>0</text:p>
          </table:table-cell>
          <table:table-cell table:formula="of:=MIN([.$B396])" office:value-type="float" office:value="83.6173" calcext:value-type="float">
            <text:p>83.6173</text:p>
          </table:table-cell>
          <table:table-cell table:formula="of:=MIN([.$C396])" office:value-type="float" office:value="0" calcext:value-type="float">
            <text:p>0</text:p>
          </table:table-cell>
          <table:table-cell table:formula="of:=MEDIAN([.$B396])" office:value-type="float" office:value="83.6173" calcext:value-type="float">
            <text:p>83.6173</text:p>
          </table:table-cell>
          <table:table-cell table:formula="of:=MEDIAN([.$C396])" office:value-type="float" office:value="0" calcext:value-type="float">
            <text:p>0</text:p>
          </table:table-cell>
          <table:table-cell table:formula="of:=MAX([.$B396])" office:value-type="float" office:value="83.6173" calcext:value-type="float">
            <text:p>83.6173</text:p>
          </table:table-cell>
          <table:table-cell table:formula="of:=MAX([.$C39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7])" office:value-type="float" office:value="300" calcext:value-type="float">
            <text:p>300</text:p>
          </table:table-cell>
          <table:table-cell table:formula="of:=MIN([.$C397])" office:value-type="float" office:value="1" calcext:value-type="float">
            <text:p>1</text:p>
          </table:table-cell>
          <table:table-cell table:formula="of:=MEDIAN([.$B397])" office:value-type="float" office:value="300" calcext:value-type="float">
            <text:p>300</text:p>
          </table:table-cell>
          <table:table-cell table:formula="of:=MEDIAN([.$C397])" office:value-type="float" office:value="1" calcext:value-type="float">
            <text:p>1</text:p>
          </table:table-cell>
          <table:table-cell table:formula="of:=MAX([.$B397])" office:value-type="float" office:value="300" calcext:value-type="float">
            <text:p>300</text:p>
          </table:table-cell>
          <table:table-cell table:formula="of:=MAX([.$C3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3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8])" office:value-type="float" office:value="300" calcext:value-type="float">
            <text:p>300</text:p>
          </table:table-cell>
          <table:table-cell table:formula="of:=MIN([.$C398])" office:value-type="float" office:value="1" calcext:value-type="float">
            <text:p>1</text:p>
          </table:table-cell>
          <table:table-cell table:formula="of:=MEDIAN([.$B398])" office:value-type="float" office:value="300" calcext:value-type="float">
            <text:p>300</text:p>
          </table:table-cell>
          <table:table-cell table:formula="of:=MEDIAN([.$C398])" office:value-type="float" office:value="1" calcext:value-type="float">
            <text:p>1</text:p>
          </table:table-cell>
          <table:table-cell table:formula="of:=MAX([.$B398])" office:value-type="float" office:value="300" calcext:value-type="float">
            <text:p>300</text:p>
          </table:table-cell>
          <table:table-cell table:formula="of:=MAX([.$C39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aso/training_set.lp</text:p>
          </table:table-cell>
          <table:table-cell office:value-type="float" office:value="120.417" calcext:value-type="float">
            <text:p>120.417</text:p>
          </table:table-cell>
          <table:table-cell office:value-type="float" office:value="0" calcext:value-type="float">
            <text:p>0</text:p>
          </table:table-cell>
          <table:table-cell table:formula="of:=MIN([.$B399])" office:value-type="float" office:value="120.417" calcext:value-type="float">
            <text:p>120.417</text:p>
          </table:table-cell>
          <table:table-cell table:formula="of:=MIN([.$C399])" office:value-type="float" office:value="0" calcext:value-type="float">
            <text:p>0</text:p>
          </table:table-cell>
          <table:table-cell table:formula="of:=MEDIAN([.$B399])" office:value-type="float" office:value="120.417" calcext:value-type="float">
            <text:p>120.417</text:p>
          </table:table-cell>
          <table:table-cell table:formula="of:=MEDIAN([.$C399])" office:value-type="float" office:value="0" calcext:value-type="float">
            <text:p>0</text:p>
          </table:table-cell>
          <table:table-cell table:formula="of:=MAX([.$B399])" office:value-type="float" office:value="120.417" calcext:value-type="float">
            <text:p>120.417</text:p>
          </table:table-cell>
          <table:table-cell table:formula="of:=MAX([.$C3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0])" office:value-type="float" office:value="300" calcext:value-type="float">
            <text:p>300</text:p>
          </table:table-cell>
          <table:table-cell table:formula="of:=MIN([.$C400])" office:value-type="float" office:value="1" calcext:value-type="float">
            <text:p>1</text:p>
          </table:table-cell>
          <table:table-cell table:formula="of:=MEDIAN([.$B400])" office:value-type="float" office:value="300" calcext:value-type="float">
            <text:p>300</text:p>
          </table:table-cell>
          <table:table-cell table:formula="of:=MEDIAN([.$C400])" office:value-type="float" office:value="1" calcext:value-type="float">
            <text:p>1</text:p>
          </table:table-cell>
          <table:table-cell table:formula="of:=MAX([.$B400])" office:value-type="float" office:value="300" calcext:value-type="float">
            <text:p>300</text:p>
          </table:table-cell>
          <table:table-cell table:formula="of:=MAX([.$C40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1])" office:value-type="float" office:value="300" calcext:value-type="float">
            <text:p>300</text:p>
          </table:table-cell>
          <table:table-cell table:formula="of:=MIN([.$C401])" office:value-type="float" office:value="1" calcext:value-type="float">
            <text:p>1</text:p>
          </table:table-cell>
          <table:table-cell table:formula="of:=MEDIAN([.$B401])" office:value-type="float" office:value="300" calcext:value-type="float">
            <text:p>300</text:p>
          </table:table-cell>
          <table:table-cell table:formula="of:=MEDIAN([.$C401])" office:value-type="float" office:value="1" calcext:value-type="float">
            <text:p>1</text:p>
          </table:table-cell>
          <table:table-cell table:formula="of:=MAX([.$B401])" office:value-type="float" office:value="300" calcext:value-type="float">
            <text:p>300</text:p>
          </table:table-cell>
          <table:table-cell table:formula="of:=MAX([.$C4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0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aso/training_set.lp</text:p>
          </table:table-cell>
          <table:table-cell office:value-type="float" office:value="118.364" calcext:value-type="float">
            <text:p>118.364</text:p>
          </table:table-cell>
          <table:table-cell office:value-type="float" office:value="0" calcext:value-type="float">
            <text:p>0</text:p>
          </table:table-cell>
          <table:table-cell table:formula="of:=MIN([.$B402])" office:value-type="float" office:value="118.364" calcext:value-type="float">
            <text:p>118.364</text:p>
          </table:table-cell>
          <table:table-cell table:formula="of:=MIN([.$C402])" office:value-type="float" office:value="0" calcext:value-type="float">
            <text:p>0</text:p>
          </table:table-cell>
          <table:table-cell table:formula="of:=MEDIAN([.$B402])" office:value-type="float" office:value="118.364" calcext:value-type="float">
            <text:p>118.364</text:p>
          </table:table-cell>
          <table:table-cell table:formula="of:=MEDIAN([.$C402])" office:value-type="float" office:value="0" calcext:value-type="float">
            <text:p>0</text:p>
          </table:table-cell>
          <table:table-cell table:formula="of:=MAX([.$B402])" office:value-type="float" office:value="118.364" calcext:value-type="float">
            <text:p>118.364</text:p>
          </table:table-cell>
          <table:table-cell table:formula="of:=MAX([.$C40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0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3])" office:value-type="float" office:value="300" calcext:value-type="float">
            <text:p>300</text:p>
          </table:table-cell>
          <table:table-cell table:formula="of:=MIN([.$C403])" office:value-type="float" office:value="1" calcext:value-type="float">
            <text:p>1</text:p>
          </table:table-cell>
          <table:table-cell table:formula="of:=MEDIAN([.$B403])" office:value-type="float" office:value="300" calcext:value-type="float">
            <text:p>300</text:p>
          </table:table-cell>
          <table:table-cell table:formula="of:=MEDIAN([.$C403])" office:value-type="float" office:value="1" calcext:value-type="float">
            <text:p>1</text:p>
          </table:table-cell>
          <table:table-cell table:formula="of:=MAX([.$B403])" office:value-type="float" office:value="300" calcext:value-type="float">
            <text:p>300</text:p>
          </table:table-cell>
          <table:table-cell table:formula="of:=MAX([.$C4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4])" office:value-type="float" office:value="300" calcext:value-type="float">
            <text:p>300</text:p>
          </table:table-cell>
          <table:table-cell table:formula="of:=MIN([.$C404])" office:value-type="float" office:value="1" calcext:value-type="float">
            <text:p>1</text:p>
          </table:table-cell>
          <table:table-cell table:formula="of:=MEDIAN([.$B404])" office:value-type="float" office:value="300" calcext:value-type="float">
            <text:p>300</text:p>
          </table:table-cell>
          <table:table-cell table:formula="of:=MEDIAN([.$C404])" office:value-type="float" office:value="1" calcext:value-type="float">
            <text:p>1</text:p>
          </table:table-cell>
          <table:table-cell table:formula="of:=MAX([.$B404])" office:value-type="float" office:value="300" calcext:value-type="float">
            <text:p>300</text:p>
          </table:table-cell>
          <table:table-cell table:formula="of:=MAX([.$C40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40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aso/training_set.lp</text:p>
          </table:table-cell>
          <table:table-cell office:value-type="float" office:value="109.997" calcext:value-type="float">
            <text:p>109.997</text:p>
          </table:table-cell>
          <table:table-cell office:value-type="float" office:value="0" calcext:value-type="float">
            <text:p>0</text:p>
          </table:table-cell>
          <table:table-cell table:formula="of:=MIN([.$B405])" office:value-type="float" office:value="109.997" calcext:value-type="float">
            <text:p>109.997</text:p>
          </table:table-cell>
          <table:table-cell table:formula="of:=MIN([.$C405])" office:value-type="float" office:value="0" calcext:value-type="float">
            <text:p>0</text:p>
          </table:table-cell>
          <table:table-cell table:formula="of:=MEDIAN([.$B405])" office:value-type="float" office:value="109.997" calcext:value-type="float">
            <text:p>109.997</text:p>
          </table:table-cell>
          <table:table-cell table:formula="of:=MEDIAN([.$C405])" office:value-type="float" office:value="0" calcext:value-type="float">
            <text:p>0</text:p>
          </table:table-cell>
          <table:table-cell table:formula="of:=MAX([.$B405])" office:value-type="float" office:value="109.997" calcext:value-type="float">
            <text:p>109.997</text:p>
          </table:table-cell>
          <table:table-cell table:formula="of:=MAX([.$C40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0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4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6])" office:value-type="float" office:value="300" calcext:value-type="float">
            <text:p>300</text:p>
          </table:table-cell>
          <table:table-cell table:formula="of:=MIN([.$C406])" office:value-type="float" office:value="1" calcext:value-type="float">
            <text:p>1</text:p>
          </table:table-cell>
          <table:table-cell table:formula="of:=MEDIAN([.$B406])" office:value-type="float" office:value="300" calcext:value-type="float">
            <text:p>300</text:p>
          </table:table-cell>
          <table:table-cell table:formula="of:=MEDIAN([.$C406])" office:value-type="float" office:value="1" calcext:value-type="float">
            <text:p>1</text:p>
          </table:table-cell>
          <table:table-cell table:formula="of:=MAX([.$B406])" office:value-type="float" office:value="300" calcext:value-type="float">
            <text:p>300</text:p>
          </table:table-cell>
          <table:table-cell table:formula="of:=MAX([.$C4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7])" office:value-type="float" office:value="300" calcext:value-type="float">
            <text:p>300</text:p>
          </table:table-cell>
          <table:table-cell table:formula="of:=MIN([.$C407])" office:value-type="float" office:value="1" calcext:value-type="float">
            <text:p>1</text:p>
          </table:table-cell>
          <table:table-cell table:formula="of:=MEDIAN([.$B407])" office:value-type="float" office:value="300" calcext:value-type="float">
            <text:p>300</text:p>
          </table:table-cell>
          <table:table-cell table:formula="of:=MEDIAN([.$C407])" office:value-type="float" office:value="1" calcext:value-type="float">
            <text:p>1</text:p>
          </table:table-cell>
          <table:table-cell table:formula="of:=MAX([.$B407])" office:value-type="float" office:value="300" calcext:value-type="float">
            <text:p>300</text:p>
          </table:table-cell>
          <table:table-cell table:formula="of:=MAX([.$C4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0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aso/training_set.lp</text:p>
          </table:table-cell>
          <table:table-cell office:value-type="float" office:value="90.624" calcext:value-type="float">
            <text:p>90.624</text:p>
          </table:table-cell>
          <table:table-cell office:value-type="float" office:value="0" calcext:value-type="float">
            <text:p>0</text:p>
          </table:table-cell>
          <table:table-cell table:formula="of:=MIN([.$B408])" office:value-type="float" office:value="90.624" calcext:value-type="float">
            <text:p>90.624</text:p>
          </table:table-cell>
          <table:table-cell table:formula="of:=MIN([.$C408])" office:value-type="float" office:value="0" calcext:value-type="float">
            <text:p>0</text:p>
          </table:table-cell>
          <table:table-cell table:formula="of:=MEDIAN([.$B408])" office:value-type="float" office:value="90.624" calcext:value-type="float">
            <text:p>90.624</text:p>
          </table:table-cell>
          <table:table-cell table:formula="of:=MEDIAN([.$C408])" office:value-type="float" office:value="0" calcext:value-type="float">
            <text:p>0</text:p>
          </table:table-cell>
          <table:table-cell table:formula="of:=MAX([.$B408])" office:value-type="float" office:value="90.624" calcext:value-type="float">
            <text:p>90.624</text:p>
          </table:table-cell>
          <table:table-cell table:formula="of:=MAX([.$C4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9])" office:value-type="float" office:value="300" calcext:value-type="float">
            <text:p>300</text:p>
          </table:table-cell>
          <table:table-cell table:formula="of:=MIN([.$C409])" office:value-type="float" office:value="1" calcext:value-type="float">
            <text:p>1</text:p>
          </table:table-cell>
          <table:table-cell table:formula="of:=MEDIAN([.$B409])" office:value-type="float" office:value="300" calcext:value-type="float">
            <text:p>300</text:p>
          </table:table-cell>
          <table:table-cell table:formula="of:=MEDIAN([.$C409])" office:value-type="float" office:value="1" calcext:value-type="float">
            <text:p>1</text:p>
          </table:table-cell>
          <table:table-cell table:formula="of:=MAX([.$B409])" office:value-type="float" office:value="300" calcext:value-type="float">
            <text:p>300</text:p>
          </table:table-cell>
          <table:table-cell table:formula="of:=MAX([.$C4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0])" office:value-type="float" office:value="300" calcext:value-type="float">
            <text:p>300</text:p>
          </table:table-cell>
          <table:table-cell table:formula="of:=MIN([.$C410])" office:value-type="float" office:value="1" calcext:value-type="float">
            <text:p>1</text:p>
          </table:table-cell>
          <table:table-cell table:formula="of:=MEDIAN([.$B410])" office:value-type="float" office:value="300" calcext:value-type="float">
            <text:p>300</text:p>
          </table:table-cell>
          <table:table-cell table:formula="of:=MEDIAN([.$C410])" office:value-type="float" office:value="1" calcext:value-type="float">
            <text:p>1</text:p>
          </table:table-cell>
          <table:table-cell table:formula="of:=MAX([.$B410])" office:value-type="float" office:value="300" calcext:value-type="float">
            <text:p>300</text:p>
          </table:table-cell>
          <table:table-cell table:formula="of:=MAX([.$C4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10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aso/training_set.lp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0" calcext:value-type="float">
            <text:p>0</text:p>
          </table:table-cell>
          <table:table-cell table:formula="of:=MIN([.$B411])" office:value-type="float" office:value="101.708" calcext:value-type="float">
            <text:p>101.708</text:p>
          </table:table-cell>
          <table:table-cell table:formula="of:=MIN([.$C411])" office:value-type="float" office:value="0" calcext:value-type="float">
            <text:p>0</text:p>
          </table:table-cell>
          <table:table-cell table:formula="of:=MEDIAN([.$B411])" office:value-type="float" office:value="101.708" calcext:value-type="float">
            <text:p>101.708</text:p>
          </table:table-cell>
          <table:table-cell table:formula="of:=MEDIAN([.$C411])" office:value-type="float" office:value="0" calcext:value-type="float">
            <text:p>0</text:p>
          </table:table-cell>
          <table:table-cell table:formula="of:=MAX([.$B411])" office:value-type="float" office:value="101.708" calcext:value-type="float">
            <text:p>101.708</text:p>
          </table:table-cell>
          <table:table-cell table:formula="of:=MAX([.$C4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2])" office:value-type="float" office:value="300" calcext:value-type="float">
            <text:p>300</text:p>
          </table:table-cell>
          <table:table-cell table:formula="of:=MIN([.$C412])" office:value-type="float" office:value="1" calcext:value-type="float">
            <text:p>1</text:p>
          </table:table-cell>
          <table:table-cell table:formula="of:=MEDIAN([.$B412])" office:value-type="float" office:value="300" calcext:value-type="float">
            <text:p>300</text:p>
          </table:table-cell>
          <table:table-cell table:formula="of:=MEDIAN([.$C412])" office:value-type="float" office:value="1" calcext:value-type="float">
            <text:p>1</text:p>
          </table:table-cell>
          <table:table-cell table:formula="of:=MAX([.$B412])" office:value-type="float" office:value="300" calcext:value-type="float">
            <text:p>300</text:p>
          </table:table-cell>
          <table:table-cell table:formula="of:=MAX([.$C4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3])" office:value-type="float" office:value="300" calcext:value-type="float">
            <text:p>300</text:p>
          </table:table-cell>
          <table:table-cell table:formula="of:=MIN([.$C413])" office:value-type="float" office:value="1" calcext:value-type="float">
            <text:p>1</text:p>
          </table:table-cell>
          <table:table-cell table:formula="of:=MEDIAN([.$B413])" office:value-type="float" office:value="300" calcext:value-type="float">
            <text:p>300</text:p>
          </table:table-cell>
          <table:table-cell table:formula="of:=MEDIAN([.$C413])" office:value-type="float" office:value="1" calcext:value-type="float">
            <text:p>1</text:p>
          </table:table-cell>
          <table:table-cell table:formula="of:=MAX([.$B413])" office:value-type="float" office:value="300" calcext:value-type="float">
            <text:p>300</text:p>
          </table:table-cell>
          <table:table-cell table:formula="of:=MAX([.$C4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aso/training_set.lp</text:p>
          </table:table-cell>
          <table:table-cell office:value-type="float" office:value="93.8559" calcext:value-type="float">
            <text:p>93.8559</text:p>
          </table:table-cell>
          <table:table-cell office:value-type="float" office:value="0" calcext:value-type="float">
            <text:p>0</text:p>
          </table:table-cell>
          <table:table-cell table:formula="of:=MIN([.$B414])" office:value-type="float" office:value="93.8559" calcext:value-type="float">
            <text:p>93.8559</text:p>
          </table:table-cell>
          <table:table-cell table:formula="of:=MIN([.$C414])" office:value-type="float" office:value="0" calcext:value-type="float">
            <text:p>0</text:p>
          </table:table-cell>
          <table:table-cell table:formula="of:=MEDIAN([.$B414])" office:value-type="float" office:value="93.8559" calcext:value-type="float">
            <text:p>93.8559</text:p>
          </table:table-cell>
          <table:table-cell table:formula="of:=MEDIAN([.$C414])" office:value-type="float" office:value="0" calcext:value-type="float">
            <text:p>0</text:p>
          </table:table-cell>
          <table:table-cell table:formula="of:=MAX([.$B414])" office:value-type="float" office:value="93.8559" calcext:value-type="float">
            <text:p>93.8559</text:p>
          </table:table-cell>
          <table:table-cell table:formula="of:=MAX([.$C4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5])" office:value-type="float" office:value="300" calcext:value-type="float">
            <text:p>300</text:p>
          </table:table-cell>
          <table:table-cell table:formula="of:=MIN([.$C415])" office:value-type="float" office:value="1" calcext:value-type="float">
            <text:p>1</text:p>
          </table:table-cell>
          <table:table-cell table:formula="of:=MEDIAN([.$B415])" office:value-type="float" office:value="300" calcext:value-type="float">
            <text:p>300</text:p>
          </table:table-cell>
          <table:table-cell table:formula="of:=MEDIAN([.$C415])" office:value-type="float" office:value="1" calcext:value-type="float">
            <text:p>1</text:p>
          </table:table-cell>
          <table:table-cell table:formula="of:=MAX([.$B415])" office:value-type="float" office:value="300" calcext:value-type="float">
            <text:p>300</text:p>
          </table:table-cell>
          <table:table-cell table:formula="of:=MAX([.$C4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6])" office:value-type="float" office:value="300" calcext:value-type="float">
            <text:p>300</text:p>
          </table:table-cell>
          <table:table-cell table:formula="of:=MIN([.$C416])" office:value-type="float" office:value="1" calcext:value-type="float">
            <text:p>1</text:p>
          </table:table-cell>
          <table:table-cell table:formula="of:=MEDIAN([.$B416])" office:value-type="float" office:value="300" calcext:value-type="float">
            <text:p>300</text:p>
          </table:table-cell>
          <table:table-cell table:formula="of:=MEDIAN([.$C416])" office:value-type="float" office:value="1" calcext:value-type="float">
            <text:p>1</text:p>
          </table:table-cell>
          <table:table-cell table:formula="of:=MAX([.$B416])" office:value-type="float" office:value="300" calcext:value-type="float">
            <text:p>300</text:p>
          </table:table-cell>
          <table:table-cell table:formula="of:=MAX([.$C4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1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aso/training_set.lp</text:p>
          </table:table-cell>
          <table:table-cell office:value-type="float" office:value="107.011" calcext:value-type="float">
            <text:p>107.011</text:p>
          </table:table-cell>
          <table:table-cell office:value-type="float" office:value="0" calcext:value-type="float">
            <text:p>0</text:p>
          </table:table-cell>
          <table:table-cell table:formula="of:=MIN([.$B417])" office:value-type="float" office:value="107.011" calcext:value-type="float">
            <text:p>107.011</text:p>
          </table:table-cell>
          <table:table-cell table:formula="of:=MIN([.$C417])" office:value-type="float" office:value="0" calcext:value-type="float">
            <text:p>0</text:p>
          </table:table-cell>
          <table:table-cell table:formula="of:=MEDIAN([.$B417])" office:value-type="float" office:value="107.011" calcext:value-type="float">
            <text:p>107.011</text:p>
          </table:table-cell>
          <table:table-cell table:formula="of:=MEDIAN([.$C417])" office:value-type="float" office:value="0" calcext:value-type="float">
            <text:p>0</text:p>
          </table:table-cell>
          <table:table-cell table:formula="of:=MAX([.$B417])" office:value-type="float" office:value="107.011" calcext:value-type="float">
            <text:p>107.011</text:p>
          </table:table-cell>
          <table:table-cell table:formula="of:=MAX([.$C4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8])" office:value-type="float" office:value="300" calcext:value-type="float">
            <text:p>300</text:p>
          </table:table-cell>
          <table:table-cell table:formula="of:=MIN([.$C418])" office:value-type="float" office:value="1" calcext:value-type="float">
            <text:p>1</text:p>
          </table:table-cell>
          <table:table-cell table:formula="of:=MEDIAN([.$B418])" office:value-type="float" office:value="300" calcext:value-type="float">
            <text:p>300</text:p>
          </table:table-cell>
          <table:table-cell table:formula="of:=MEDIAN([.$C418])" office:value-type="float" office:value="1" calcext:value-type="float">
            <text:p>1</text:p>
          </table:table-cell>
          <table:table-cell table:formula="of:=MAX([.$B418])" office:value-type="float" office:value="300" calcext:value-type="float">
            <text:p>300</text:p>
          </table:table-cell>
          <table:table-cell table:formula="of:=MAX([.$C4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9])" office:value-type="float" office:value="300" calcext:value-type="float">
            <text:p>300</text:p>
          </table:table-cell>
          <table:table-cell table:formula="of:=MIN([.$C419])" office:value-type="float" office:value="1" calcext:value-type="float">
            <text:p>1</text:p>
          </table:table-cell>
          <table:table-cell table:formula="of:=MEDIAN([.$B419])" office:value-type="float" office:value="300" calcext:value-type="float">
            <text:p>300</text:p>
          </table:table-cell>
          <table:table-cell table:formula="of:=MEDIAN([.$C419])" office:value-type="float" office:value="1" calcext:value-type="float">
            <text:p>1</text:p>
          </table:table-cell>
          <table:table-cell table:formula="of:=MAX([.$B419])" office:value-type="float" office:value="300" calcext:value-type="float">
            <text:p>300</text:p>
          </table:table-cell>
          <table:table-cell table:formula="of:=MAX([.$C4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9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41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aso/training_set.lp</text:p>
          </table:table-cell>
          <table:table-cell office:value-type="float" office:value="103.206" calcext:value-type="float">
            <text:p>103.206</text:p>
          </table:table-cell>
          <table:table-cell office:value-type="float" office:value="0" calcext:value-type="float">
            <text:p>0</text:p>
          </table:table-cell>
          <table:table-cell table:formula="of:=MIN([.$B420])" office:value-type="float" office:value="103.206" calcext:value-type="float">
            <text:p>103.206</text:p>
          </table:table-cell>
          <table:table-cell table:formula="of:=MIN([.$C420])" office:value-type="float" office:value="0" calcext:value-type="float">
            <text:p>0</text:p>
          </table:table-cell>
          <table:table-cell table:formula="of:=MEDIAN([.$B420])" office:value-type="float" office:value="103.206" calcext:value-type="float">
            <text:p>103.206</text:p>
          </table:table-cell>
          <table:table-cell table:formula="of:=MEDIAN([.$C420])" office:value-type="float" office:value="0" calcext:value-type="float">
            <text:p>0</text:p>
          </table:table-cell>
          <table:table-cell table:formula="of:=MAX([.$B420])" office:value-type="float" office:value="103.206" calcext:value-type="float">
            <text:p>103.206</text:p>
          </table:table-cell>
          <table:table-cell table:formula="of:=MAX([.$C4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1])" office:value-type="float" office:value="300" calcext:value-type="float">
            <text:p>300</text:p>
          </table:table-cell>
          <table:table-cell table:formula="of:=MIN([.$C421])" office:value-type="float" office:value="1" calcext:value-type="float">
            <text:p>1</text:p>
          </table:table-cell>
          <table:table-cell table:formula="of:=MEDIAN([.$B421])" office:value-type="float" office:value="300" calcext:value-type="float">
            <text:p>300</text:p>
          </table:table-cell>
          <table:table-cell table:formula="of:=MEDIAN([.$C421])" office:value-type="float" office:value="1" calcext:value-type="float">
            <text:p>1</text:p>
          </table:table-cell>
          <table:table-cell table:formula="of:=MAX([.$B421])" office:value-type="float" office:value="300" calcext:value-type="float">
            <text:p>300</text:p>
          </table:table-cell>
          <table:table-cell table:formula="of:=MAX([.$C4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2])" office:value-type="float" office:value="300" calcext:value-type="float">
            <text:p>300</text:p>
          </table:table-cell>
          <table:table-cell table:formula="of:=MIN([.$C422])" office:value-type="float" office:value="1" calcext:value-type="float">
            <text:p>1</text:p>
          </table:table-cell>
          <table:table-cell table:formula="of:=MEDIAN([.$B422])" office:value-type="float" office:value="300" calcext:value-type="float">
            <text:p>300</text:p>
          </table:table-cell>
          <table:table-cell table:formula="of:=MEDIAN([.$C422])" office:value-type="float" office:value="1" calcext:value-type="float">
            <text:p>1</text:p>
          </table:table-cell>
          <table:table-cell table:formula="of:=MAX([.$B422])" office:value-type="float" office:value="300" calcext:value-type="float">
            <text:p>300</text:p>
          </table:table-cell>
          <table:table-cell table:formula="of:=MAX([.$C4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aso/training_set.lp</text:p>
          </table:table-cell>
          <table:table-cell office:value-type="float" office:value="110.56" calcext:value-type="float">
            <text:p>110.56</text:p>
          </table:table-cell>
          <table:table-cell office:value-type="float" office:value="0" calcext:value-type="float">
            <text:p>0</text:p>
          </table:table-cell>
          <table:table-cell table:formula="of:=MIN([.$B423])" office:value-type="float" office:value="110.56" calcext:value-type="float">
            <text:p>110.56</text:p>
          </table:table-cell>
          <table:table-cell table:formula="of:=MIN([.$C423])" office:value-type="float" office:value="0" calcext:value-type="float">
            <text:p>0</text:p>
          </table:table-cell>
          <table:table-cell table:formula="of:=MEDIAN([.$B423])" office:value-type="float" office:value="110.56" calcext:value-type="float">
            <text:p>110.56</text:p>
          </table:table-cell>
          <table:table-cell table:formula="of:=MEDIAN([.$C423])" office:value-type="float" office:value="0" calcext:value-type="float">
            <text:p>0</text:p>
          </table:table-cell>
          <table:table-cell table:formula="of:=MAX([.$B423])" office:value-type="float" office:value="110.56" calcext:value-type="float">
            <text:p>110.56</text:p>
          </table:table-cell>
          <table:table-cell table:formula="of:=MAX([.$C4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4])" office:value-type="float" office:value="300" calcext:value-type="float">
            <text:p>300</text:p>
          </table:table-cell>
          <table:table-cell table:formula="of:=MIN([.$C424])" office:value-type="float" office:value="1" calcext:value-type="float">
            <text:p>1</text:p>
          </table:table-cell>
          <table:table-cell table:formula="of:=MEDIAN([.$B424])" office:value-type="float" office:value="300" calcext:value-type="float">
            <text:p>300</text:p>
          </table:table-cell>
          <table:table-cell table:formula="of:=MEDIAN([.$C424])" office:value-type="float" office:value="1" calcext:value-type="float">
            <text:p>1</text:p>
          </table:table-cell>
          <table:table-cell table:formula="of:=MAX([.$B424])" office:value-type="float" office:value="300" calcext:value-type="float">
            <text:p>300</text:p>
          </table:table-cell>
          <table:table-cell table:formula="of:=MAX([.$C4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5])" office:value-type="float" office:value="300" calcext:value-type="float">
            <text:p>300</text:p>
          </table:table-cell>
          <table:table-cell table:formula="of:=MIN([.$C425])" office:value-type="float" office:value="1" calcext:value-type="float">
            <text:p>1</text:p>
          </table:table-cell>
          <table:table-cell table:formula="of:=MEDIAN([.$B425])" office:value-type="float" office:value="300" calcext:value-type="float">
            <text:p>300</text:p>
          </table:table-cell>
          <table:table-cell table:formula="of:=MEDIAN([.$C425])" office:value-type="float" office:value="1" calcext:value-type="float">
            <text:p>1</text:p>
          </table:table-cell>
          <table:table-cell table:formula="of:=MAX([.$B425])" office:value-type="float" office:value="300" calcext:value-type="float">
            <text:p>300</text:p>
          </table:table-cell>
          <table:table-cell table:formula="of:=MAX([.$C4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25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2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aso/training_set.lp</text:p>
          </table:table-cell>
          <table:table-cell office:value-type="float" office:value="111.963" calcext:value-type="float">
            <text:p>111.963</text:p>
          </table:table-cell>
          <table:table-cell office:value-type="float" office:value="0" calcext:value-type="float">
            <text:p>0</text:p>
          </table:table-cell>
          <table:table-cell table:formula="of:=MIN([.$B426])" office:value-type="float" office:value="111.963" calcext:value-type="float">
            <text:p>111.963</text:p>
          </table:table-cell>
          <table:table-cell table:formula="of:=MIN([.$C426])" office:value-type="float" office:value="0" calcext:value-type="float">
            <text:p>0</text:p>
          </table:table-cell>
          <table:table-cell table:formula="of:=MEDIAN([.$B426])" office:value-type="float" office:value="111.963" calcext:value-type="float">
            <text:p>111.963</text:p>
          </table:table-cell>
          <table:table-cell table:formula="of:=MEDIAN([.$C426])" office:value-type="float" office:value="0" calcext:value-type="float">
            <text:p>0</text:p>
          </table:table-cell>
          <table:table-cell table:formula="of:=MAX([.$B426])" office:value-type="float" office:value="111.963" calcext:value-type="float">
            <text:p>111.963</text:p>
          </table:table-cell>
          <table:table-cell table:formula="of:=MAX([.$C42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7])" office:value-type="float" office:value="300" calcext:value-type="float">
            <text:p>300</text:p>
          </table:table-cell>
          <table:table-cell table:formula="of:=MIN([.$C427])" office:value-type="float" office:value="1" calcext:value-type="float">
            <text:p>1</text:p>
          </table:table-cell>
          <table:table-cell table:formula="of:=MEDIAN([.$B427])" office:value-type="float" office:value="300" calcext:value-type="float">
            <text:p>300</text:p>
          </table:table-cell>
          <table:table-cell table:formula="of:=MEDIAN([.$C427])" office:value-type="float" office:value="1" calcext:value-type="float">
            <text:p>1</text:p>
          </table:table-cell>
          <table:table-cell table:formula="of:=MAX([.$B427])" office:value-type="float" office:value="300" calcext:value-type="float">
            <text:p>300</text:p>
          </table:table-cell>
          <table:table-cell table:formula="of:=MAX([.$C4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2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8])" office:value-type="float" office:value="300" calcext:value-type="float">
            <text:p>300</text:p>
          </table:table-cell>
          <table:table-cell table:formula="of:=MIN([.$C428])" office:value-type="float" office:value="1" calcext:value-type="float">
            <text:p>1</text:p>
          </table:table-cell>
          <table:table-cell table:formula="of:=MEDIAN([.$B428])" office:value-type="float" office:value="300" calcext:value-type="float">
            <text:p>300</text:p>
          </table:table-cell>
          <table:table-cell table:formula="of:=MEDIAN([.$C428])" office:value-type="float" office:value="1" calcext:value-type="float">
            <text:p>1</text:p>
          </table:table-cell>
          <table:table-cell table:formula="of:=MAX([.$B428])" office:value-type="float" office:value="300" calcext:value-type="float">
            <text:p>300</text:p>
          </table:table-cell>
          <table:table-cell table:formula="of:=MAX([.$C42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28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428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aso/training_set.lp</text:p>
          </table:table-cell>
          <table:table-cell office:value-type="float" office:value="114.977" calcext:value-type="float">
            <text:p>114.977</text:p>
          </table:table-cell>
          <table:table-cell office:value-type="float" office:value="0" calcext:value-type="float">
            <text:p>0</text:p>
          </table:table-cell>
          <table:table-cell table:formula="of:=MIN([.$B429])" office:value-type="float" office:value="114.977" calcext:value-type="float">
            <text:p>114.977</text:p>
          </table:table-cell>
          <table:table-cell table:formula="of:=MIN([.$C429])" office:value-type="float" office:value="0" calcext:value-type="float">
            <text:p>0</text:p>
          </table:table-cell>
          <table:table-cell table:formula="of:=MEDIAN([.$B429])" office:value-type="float" office:value="114.977" calcext:value-type="float">
            <text:p>114.977</text:p>
          </table:table-cell>
          <table:table-cell table:formula="of:=MEDIAN([.$C429])" office:value-type="float" office:value="0" calcext:value-type="float">
            <text:p>0</text:p>
          </table:table-cell>
          <table:table-cell table:formula="of:=MAX([.$B429])" office:value-type="float" office:value="114.977" calcext:value-type="float">
            <text:p>114.977</text:p>
          </table:table-cell>
          <table:table-cell table:formula="of:=MAX([.$C42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2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0])" office:value-type="float" office:value="300" calcext:value-type="float">
            <text:p>300</text:p>
          </table:table-cell>
          <table:table-cell table:formula="of:=MIN([.$C430])" office:value-type="float" office:value="1" calcext:value-type="float">
            <text:p>1</text:p>
          </table:table-cell>
          <table:table-cell table:formula="of:=MEDIAN([.$B430])" office:value-type="float" office:value="300" calcext:value-type="float">
            <text:p>300</text:p>
          </table:table-cell>
          <table:table-cell table:formula="of:=MEDIAN([.$C430])" office:value-type="float" office:value="1" calcext:value-type="float">
            <text:p>1</text:p>
          </table:table-cell>
          <table:table-cell table:formula="of:=MAX([.$B430])" office:value-type="float" office:value="300" calcext:value-type="float">
            <text:p>300</text:p>
          </table:table-cell>
          <table:table-cell table:formula="of:=MAX([.$C4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1])" office:value-type="float" office:value="300" calcext:value-type="float">
            <text:p>300</text:p>
          </table:table-cell>
          <table:table-cell table:formula="of:=MIN([.$C431])" office:value-type="float" office:value="1" calcext:value-type="float">
            <text:p>1</text:p>
          </table:table-cell>
          <table:table-cell table:formula="of:=MEDIAN([.$B431])" office:value-type="float" office:value="300" calcext:value-type="float">
            <text:p>300</text:p>
          </table:table-cell>
          <table:table-cell table:formula="of:=MEDIAN([.$C431])" office:value-type="float" office:value="1" calcext:value-type="float">
            <text:p>1</text:p>
          </table:table-cell>
          <table:table-cell table:formula="of:=MAX([.$B431])" office:value-type="float" office:value="300" calcext:value-type="float">
            <text:p>300</text:p>
          </table:table-cell>
          <table:table-cell table:formula="of:=MAX([.$C43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1])/9" office:value-type="float" office:value="0.555555555555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table:formula="of:=(36-[.L431])/36" office:value-type="float" office:value="0.666666666666667" calcext:value-type="float">
            <text:p>0.66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aso/training_set.lp</text:p>
          </table:table-cell>
          <table:table-cell office:value-type="float" office:value="114.477" calcext:value-type="float">
            <text:p>114.477</text:p>
          </table:table-cell>
          <table:table-cell office:value-type="float" office:value="0" calcext:value-type="float">
            <text:p>0</text:p>
          </table:table-cell>
          <table:table-cell table:formula="of:=MIN([.$B432])" office:value-type="float" office:value="114.477" calcext:value-type="float">
            <text:p>114.477</text:p>
          </table:table-cell>
          <table:table-cell table:formula="of:=MIN([.$C432])" office:value-type="float" office:value="0" calcext:value-type="float">
            <text:p>0</text:p>
          </table:table-cell>
          <table:table-cell table:formula="of:=MEDIAN([.$B432])" office:value-type="float" office:value="114.477" calcext:value-type="float">
            <text:p>114.477</text:p>
          </table:table-cell>
          <table:table-cell table:formula="of:=MEDIAN([.$C432])" office:value-type="float" office:value="0" calcext:value-type="float">
            <text:p>0</text:p>
          </table:table-cell>
          <table:table-cell table:formula="of:=MAX([.$B432])" office:value-type="float" office:value="114.477" calcext:value-type="float">
            <text:p>114.477</text:p>
          </table:table-cell>
          <table:table-cell table:formula="of:=MAX([.$C43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3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3])" office:value-type="float" office:value="300" calcext:value-type="float">
            <text:p>300</text:p>
          </table:table-cell>
          <table:table-cell table:formula="of:=MIN([.$C433])" office:value-type="float" office:value="1" calcext:value-type="float">
            <text:p>1</text:p>
          </table:table-cell>
          <table:table-cell table:formula="of:=MEDIAN([.$B433])" office:value-type="float" office:value="300" calcext:value-type="float">
            <text:p>300</text:p>
          </table:table-cell>
          <table:table-cell table:formula="of:=MEDIAN([.$C433])" office:value-type="float" office:value="1" calcext:value-type="float">
            <text:p>1</text:p>
          </table:table-cell>
          <table:table-cell table:formula="of:=MAX([.$B433])" office:value-type="float" office:value="300" calcext:value-type="float">
            <text:p>300</text:p>
          </table:table-cell>
          <table:table-cell table:formula="of:=MAX([.$C4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3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4])" office:value-type="float" office:value="300" calcext:value-type="float">
            <text:p>300</text:p>
          </table:table-cell>
          <table:table-cell table:formula="of:=MIN([.$C434])" office:value-type="float" office:value="1" calcext:value-type="float">
            <text:p>1</text:p>
          </table:table-cell>
          <table:table-cell table:formula="of:=MEDIAN([.$B434])" office:value-type="float" office:value="300" calcext:value-type="float">
            <text:p>300</text:p>
          </table:table-cell>
          <table:table-cell table:formula="of:=MEDIAN([.$C434])" office:value-type="float" office:value="1" calcext:value-type="float">
            <text:p>1</text:p>
          </table:table-cell>
          <table:table-cell table:formula="of:=MAX([.$B434])" office:value-type="float" office:value="300" calcext:value-type="float">
            <text:p>300</text:p>
          </table:table-cell>
          <table:table-cell table:formula="of:=MAX([.$C4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4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3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aso/training_set.lp</text:p>
          </table:table-cell>
          <table:table-cell office:value-type="float" office:value="133.759" calcext:value-type="float">
            <text:p>133.759</text:p>
          </table:table-cell>
          <table:table-cell office:value-type="float" office:value="0" calcext:value-type="float">
            <text:p>0</text:p>
          </table:table-cell>
          <table:table-cell table:formula="of:=MIN([.$B435])" office:value-type="float" office:value="133.759" calcext:value-type="float">
            <text:p>133.759</text:p>
          </table:table-cell>
          <table:table-cell table:formula="of:=MIN([.$C435])" office:value-type="float" office:value="0" calcext:value-type="float">
            <text:p>0</text:p>
          </table:table-cell>
          <table:table-cell table:formula="of:=MEDIAN([.$B435])" office:value-type="float" office:value="133.759" calcext:value-type="float">
            <text:p>133.759</text:p>
          </table:table-cell>
          <table:table-cell table:formula="of:=MEDIAN([.$C435])" office:value-type="float" office:value="0" calcext:value-type="float">
            <text:p>0</text:p>
          </table:table-cell>
          <table:table-cell table:formula="of:=MAX([.$B435])" office:value-type="float" office:value="133.759" calcext:value-type="float">
            <text:p>133.759</text:p>
          </table:table-cell>
          <table:table-cell table:formula="of:=MAX([.$C43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3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43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6])" office:value-type="float" office:value="300" calcext:value-type="float">
            <text:p>300</text:p>
          </table:table-cell>
          <table:table-cell table:formula="of:=MIN([.$C436])" office:value-type="float" office:value="1" calcext:value-type="float">
            <text:p>1</text:p>
          </table:table-cell>
          <table:table-cell table:formula="of:=MEDIAN([.$B436])" office:value-type="float" office:value="300" calcext:value-type="float">
            <text:p>300</text:p>
          </table:table-cell>
          <table:table-cell table:formula="of:=MEDIAN([.$C436])" office:value-type="float" office:value="1" calcext:value-type="float">
            <text:p>1</text:p>
          </table:table-cell>
          <table:table-cell table:formula="of:=MAX([.$B436])" office:value-type="float" office:value="300" calcext:value-type="float">
            <text:p>300</text:p>
          </table:table-cell>
          <table:table-cell table:formula="of:=MAX([.$C4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3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7])" office:value-type="float" office:value="300" calcext:value-type="float">
            <text:p>300</text:p>
          </table:table-cell>
          <table:table-cell table:formula="of:=MIN([.$C437])" office:value-type="float" office:value="1" calcext:value-type="float">
            <text:p>1</text:p>
          </table:table-cell>
          <table:table-cell table:formula="of:=MEDIAN([.$B437])" office:value-type="float" office:value="300" calcext:value-type="float">
            <text:p>300</text:p>
          </table:table-cell>
          <table:table-cell table:formula="of:=MEDIAN([.$C437])" office:value-type="float" office:value="1" calcext:value-type="float">
            <text:p>1</text:p>
          </table:table-cell>
          <table:table-cell table:formula="of:=MAX([.$B437])" office:value-type="float" office:value="300" calcext:value-type="float">
            <text:p>300</text:p>
          </table:table-cell>
          <table:table-cell table:formula="of:=MAX([.$C4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7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437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aso/training_set.lp</text:p>
          </table:table-cell>
          <table:table-cell office:value-type="float" office:value="108.57" calcext:value-type="float">
            <text:p>108.57</text:p>
          </table:table-cell>
          <table:table-cell office:value-type="float" office:value="0" calcext:value-type="float">
            <text:p>0</text:p>
          </table:table-cell>
          <table:table-cell table:formula="of:=MIN([.$B438])" office:value-type="float" office:value="108.57" calcext:value-type="float">
            <text:p>108.57</text:p>
          </table:table-cell>
          <table:table-cell table:formula="of:=MIN([.$C438])" office:value-type="float" office:value="0" calcext:value-type="float">
            <text:p>0</text:p>
          </table:table-cell>
          <table:table-cell table:formula="of:=MEDIAN([.$B438])" office:value-type="float" office:value="108.57" calcext:value-type="float">
            <text:p>108.57</text:p>
          </table:table-cell>
          <table:table-cell table:formula="of:=MEDIAN([.$C438])" office:value-type="float" office:value="0" calcext:value-type="float">
            <text:p>0</text:p>
          </table:table-cell>
          <table:table-cell table:formula="of:=MAX([.$B438])" office:value-type="float" office:value="108.57" calcext:value-type="float">
            <text:p>108.57</text:p>
          </table:table-cell>
          <table:table-cell table:formula="of:=MAX([.$C43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3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9])" office:value-type="float" office:value="300" calcext:value-type="float">
            <text:p>300</text:p>
          </table:table-cell>
          <table:table-cell table:formula="of:=MIN([.$C439])" office:value-type="float" office:value="1" calcext:value-type="float">
            <text:p>1</text:p>
          </table:table-cell>
          <table:table-cell table:formula="of:=MEDIAN([.$B439])" office:value-type="float" office:value="300" calcext:value-type="float">
            <text:p>300</text:p>
          </table:table-cell>
          <table:table-cell table:formula="of:=MEDIAN([.$C439])" office:value-type="float" office:value="1" calcext:value-type="float">
            <text:p>1</text:p>
          </table:table-cell>
          <table:table-cell table:formula="of:=MAX([.$B439])" office:value-type="float" office:value="300" calcext:value-type="float">
            <text:p>300</text:p>
          </table:table-cell>
          <table:table-cell table:formula="of:=MAX([.$C4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0])" office:value-type="float" office:value="300" calcext:value-type="float">
            <text:p>300</text:p>
          </table:table-cell>
          <table:table-cell table:formula="of:=MIN([.$C440])" office:value-type="float" office:value="1" calcext:value-type="float">
            <text:p>1</text:p>
          </table:table-cell>
          <table:table-cell table:formula="of:=MEDIAN([.$B440])" office:value-type="float" office:value="300" calcext:value-type="float">
            <text:p>300</text:p>
          </table:table-cell>
          <table:table-cell table:formula="of:=MEDIAN([.$C440])" office:value-type="float" office:value="1" calcext:value-type="float">
            <text:p>1</text:p>
          </table:table-cell>
          <table:table-cell table:formula="of:=MAX([.$B440])" office:value-type="float" office:value="300" calcext:value-type="float">
            <text:p>300</text:p>
          </table:table-cell>
          <table:table-cell table:formula="of:=MAX([.$C4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aso/training_set.lp</text:p>
          </table:table-cell>
          <table:table-cell office:value-type="float" office:value="126.66" calcext:value-type="float">
            <text:p>126.66</text:p>
          </table:table-cell>
          <table:table-cell office:value-type="float" office:value="0" calcext:value-type="float">
            <text:p>0</text:p>
          </table:table-cell>
          <table:table-cell table:formula="of:=MIN([.$B441])" office:value-type="float" office:value="126.66" calcext:value-type="float">
            <text:p>126.66</text:p>
          </table:table-cell>
          <table:table-cell table:formula="of:=MIN([.$C441])" office:value-type="float" office:value="0" calcext:value-type="float">
            <text:p>0</text:p>
          </table:table-cell>
          <table:table-cell table:formula="of:=MEDIAN([.$B441])" office:value-type="float" office:value="126.66" calcext:value-type="float">
            <text:p>126.66</text:p>
          </table:table-cell>
          <table:table-cell table:formula="of:=MEDIAN([.$C441])" office:value-type="float" office:value="0" calcext:value-type="float">
            <text:p>0</text:p>
          </table:table-cell>
          <table:table-cell table:formula="of:=MAX([.$B441])" office:value-type="float" office:value="126.66" calcext:value-type="float">
            <text:p>126.66</text:p>
          </table:table-cell>
          <table:table-cell table:formula="of:=MAX([.$C4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2])" office:value-type="float" office:value="300" calcext:value-type="float">
            <text:p>300</text:p>
          </table:table-cell>
          <table:table-cell table:formula="of:=MIN([.$C442])" office:value-type="float" office:value="1" calcext:value-type="float">
            <text:p>1</text:p>
          </table:table-cell>
          <table:table-cell table:formula="of:=MEDIAN([.$B442])" office:value-type="float" office:value="300" calcext:value-type="float">
            <text:p>300</text:p>
          </table:table-cell>
          <table:table-cell table:formula="of:=MEDIAN([.$C442])" office:value-type="float" office:value="1" calcext:value-type="float">
            <text:p>1</text:p>
          </table:table-cell>
          <table:table-cell table:formula="of:=MAX([.$B442])" office:value-type="float" office:value="300" calcext:value-type="float">
            <text:p>300</text:p>
          </table:table-cell>
          <table:table-cell table:formula="of:=MAX([.$C4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6/training_po_full_v6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3])" office:value-type="float" office:value="300" calcext:value-type="float">
            <text:p>300</text:p>
          </table:table-cell>
          <table:table-cell table:formula="of:=MIN([.$C443])" office:value-type="float" office:value="1" calcext:value-type="float">
            <text:p>1</text:p>
          </table:table-cell>
          <table:table-cell table:formula="of:=MEDIAN([.$B443])" office:value-type="float" office:value="300" calcext:value-type="float">
            <text:p>300</text:p>
          </table:table-cell>
          <table:table-cell table:formula="of:=MEDIAN([.$C443])" office:value-type="float" office:value="1" calcext:value-type="float">
            <text:p>1</text:p>
          </table:table-cell>
          <table:table-cell table:formula="of:=MAX([.$B443])" office:value-type="float" office:value="300" calcext:value-type="float">
            <text:p>300</text:p>
          </table:table-cell>
          <table:table-cell table:formula="of:=MAX([.$C4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43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7/training_po_full_v7/user11/aso/training_set.lp</text:p>
          </table:table-cell>
          <table:table-cell table:style-name="ce1" office:value-type="float" office:value="116.779" calcext:value-type="float">
            <text:p>116.77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444])" office:value-type="float" office:value="116.779" calcext:value-type="float">
            <text:p>116.779</text:p>
          </table:table-cell>
          <table:table-cell table:style-name="ce1" table:formula="of:=MIN([.$C444])" office:value-type="float" office:value="0" calcext:value-type="float">
            <text:p>0</text:p>
          </table:table-cell>
          <table:table-cell table:style-name="ce1" table:formula="of:=MEDIAN([.$B444])" office:value-type="float" office:value="116.779" calcext:value-type="float">
            <text:p>116.779</text:p>
          </table:table-cell>
          <table:table-cell table:style-name="ce1" table:formula="of:=MEDIAN([.$C444])" office:value-type="float" office:value="0" calcext:value-type="float">
            <text:p>0</text:p>
          </table:table-cell>
          <table:table-cell table:style-name="ce1" table:formula="of:=MAX([.$B444])" office:value-type="float" office:value="116.779" calcext:value-type="float">
            <text:p>116.779</text:p>
          </table:table-cell>
          <table:table-cell table:style-name="ce1" table:formula="of:=MAX([.$C444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(9-[.J444])/9" office:value-type="float" office:value="0.333333333333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formula="of:=(36-[.L444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7/training_po_full_v7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5])" office:value-type="float" office:value="300" calcext:value-type="float">
            <text:p>300</text:p>
          </table:table-cell>
          <table:table-cell table:formula="of:=MIN([.$C445])" office:value-type="float" office:value="1" calcext:value-type="float">
            <text:p>1</text:p>
          </table:table-cell>
          <table:table-cell table:formula="of:=MEDIAN([.$B445])" office:value-type="float" office:value="300" calcext:value-type="float">
            <text:p>300</text:p>
          </table:table-cell>
          <table:table-cell table:formula="of:=MEDIAN([.$C445])" office:value-type="float" office:value="1" calcext:value-type="float">
            <text:p>1</text:p>
          </table:table-cell>
          <table:table-cell table:formula="of:=MAX([.$B445])" office:value-type="float" office:value="300" calcext:value-type="float">
            <text:p>300</text:p>
          </table:table-cell>
          <table:table-cell table:formula="of:=MAX([.$C4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6])" office:value-type="float" office:value="300" calcext:value-type="float">
            <text:p>300</text:p>
          </table:table-cell>
          <table:table-cell table:formula="of:=MIN([.$C446])" office:value-type="float" office:value="1" calcext:value-type="float">
            <text:p>1</text:p>
          </table:table-cell>
          <table:table-cell table:formula="of:=MEDIAN([.$B446])" office:value-type="float" office:value="300" calcext:value-type="float">
            <text:p>300</text:p>
          </table:table-cell>
          <table:table-cell table:formula="of:=MEDIAN([.$C446])" office:value-type="float" office:value="1" calcext:value-type="float">
            <text:p>1</text:p>
          </table:table-cell>
          <table:table-cell table:formula="of:=MAX([.$B446])" office:value-type="float" office:value="300" calcext:value-type="float">
            <text:p>300</text:p>
          </table:table-cell>
          <table:table-cell table:formula="of:=MAX([.$C4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46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aso/training_set.lp</text:p>
          </table:table-cell>
          <table:table-cell office:value-type="float" office:value="136.797" calcext:value-type="float">
            <text:p>136.797</text:p>
          </table:table-cell>
          <table:table-cell office:value-type="float" office:value="0" calcext:value-type="float">
            <text:p>0</text:p>
          </table:table-cell>
          <table:table-cell table:formula="of:=MIN([.$B447])" office:value-type="float" office:value="136.797" calcext:value-type="float">
            <text:p>136.797</text:p>
          </table:table-cell>
          <table:table-cell table:formula="of:=MIN([.$C447])" office:value-type="float" office:value="0" calcext:value-type="float">
            <text:p>0</text:p>
          </table:table-cell>
          <table:table-cell table:formula="of:=MEDIAN([.$B447])" office:value-type="float" office:value="136.797" calcext:value-type="float">
            <text:p>136.797</text:p>
          </table:table-cell>
          <table:table-cell table:formula="of:=MEDIAN([.$C447])" office:value-type="float" office:value="0" calcext:value-type="float">
            <text:p>0</text:p>
          </table:table-cell>
          <table:table-cell table:formula="of:=MAX([.$B447])" office:value-type="float" office:value="136.797" calcext:value-type="float">
            <text:p>136.797</text:p>
          </table:table-cell>
          <table:table-cell table:formula="of:=MAX([.$C4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8])" office:value-type="float" office:value="300" calcext:value-type="float">
            <text:p>300</text:p>
          </table:table-cell>
          <table:table-cell table:formula="of:=MIN([.$C448])" office:value-type="float" office:value="1" calcext:value-type="float">
            <text:p>1</text:p>
          </table:table-cell>
          <table:table-cell table:formula="of:=MEDIAN([.$B448])" office:value-type="float" office:value="300" calcext:value-type="float">
            <text:p>300</text:p>
          </table:table-cell>
          <table:table-cell table:formula="of:=MEDIAN([.$C448])" office:value-type="float" office:value="1" calcext:value-type="float">
            <text:p>1</text:p>
          </table:table-cell>
          <table:table-cell table:formula="of:=MAX([.$B448])" office:value-type="float" office:value="300" calcext:value-type="float">
            <text:p>300</text:p>
          </table:table-cell>
          <table:table-cell table:formula="of:=MAX([.$C4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9])" office:value-type="float" office:value="300" calcext:value-type="float">
            <text:p>300</text:p>
          </table:table-cell>
          <table:table-cell table:formula="of:=MIN([.$C449])" office:value-type="float" office:value="1" calcext:value-type="float">
            <text:p>1</text:p>
          </table:table-cell>
          <table:table-cell table:formula="of:=MEDIAN([.$B449])" office:value-type="float" office:value="300" calcext:value-type="float">
            <text:p>300</text:p>
          </table:table-cell>
          <table:table-cell table:formula="of:=MEDIAN([.$C449])" office:value-type="float" office:value="1" calcext:value-type="float">
            <text:p>1</text:p>
          </table:table-cell>
          <table:table-cell table:formula="of:=MAX([.$B449])" office:value-type="float" office:value="300" calcext:value-type="float">
            <text:p>300</text:p>
          </table:table-cell>
          <table:table-cell table:formula="of:=MAX([.$C4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9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44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aso/training_set.lp</text:p>
          </table:table-cell>
          <table:table-cell office:value-type="float" office:value="118.237" calcext:value-type="float">
            <text:p>118.237</text:p>
          </table:table-cell>
          <table:table-cell office:value-type="float" office:value="0" calcext:value-type="float">
            <text:p>0</text:p>
          </table:table-cell>
          <table:table-cell table:formula="of:=MIN([.$B450])" office:value-type="float" office:value="118.237" calcext:value-type="float">
            <text:p>118.237</text:p>
          </table:table-cell>
          <table:table-cell table:formula="of:=MIN([.$C450])" office:value-type="float" office:value="0" calcext:value-type="float">
            <text:p>0</text:p>
          </table:table-cell>
          <table:table-cell table:formula="of:=MEDIAN([.$B450])" office:value-type="float" office:value="118.237" calcext:value-type="float">
            <text:p>118.237</text:p>
          </table:table-cell>
          <table:table-cell table:formula="of:=MEDIAN([.$C450])" office:value-type="float" office:value="0" calcext:value-type="float">
            <text:p>0</text:p>
          </table:table-cell>
          <table:table-cell table:formula="of:=MAX([.$B450])" office:value-type="float" office:value="118.237" calcext:value-type="float">
            <text:p>118.237</text:p>
          </table:table-cell>
          <table:table-cell table:formula="of:=MAX([.$C45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1])" office:value-type="float" office:value="300" calcext:value-type="float">
            <text:p>300</text:p>
          </table:table-cell>
          <table:table-cell table:formula="of:=MIN([.$C451])" office:value-type="float" office:value="1" calcext:value-type="float">
            <text:p>1</text:p>
          </table:table-cell>
          <table:table-cell table:formula="of:=MEDIAN([.$B451])" office:value-type="float" office:value="300" calcext:value-type="float">
            <text:p>300</text:p>
          </table:table-cell>
          <table:table-cell table:formula="of:=MEDIAN([.$C451])" office:value-type="float" office:value="1" calcext:value-type="float">
            <text:p>1</text:p>
          </table:table-cell>
          <table:table-cell table:formula="of:=MAX([.$B451])" office:value-type="float" office:value="300" calcext:value-type="float">
            <text:p>300</text:p>
          </table:table-cell>
          <table:table-cell table:formula="of:=MAX([.$C4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2])" office:value-type="float" office:value="300" calcext:value-type="float">
            <text:p>300</text:p>
          </table:table-cell>
          <table:table-cell table:formula="of:=MIN([.$C452])" office:value-type="float" office:value="1" calcext:value-type="float">
            <text:p>1</text:p>
          </table:table-cell>
          <table:table-cell table:formula="of:=MEDIAN([.$B452])" office:value-type="float" office:value="300" calcext:value-type="float">
            <text:p>300</text:p>
          </table:table-cell>
          <table:table-cell table:formula="of:=MEDIAN([.$C452])" office:value-type="float" office:value="1" calcext:value-type="float">
            <text:p>1</text:p>
          </table:table-cell>
          <table:table-cell table:formula="of:=MAX([.$B452])" office:value-type="float" office:value="300" calcext:value-type="float">
            <text:p>300</text:p>
          </table:table-cell>
          <table:table-cell table:formula="of:=MAX([.$C4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5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5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aso/training_set.lp</text:p>
          </table:table-cell>
          <table:table-cell office:value-type="float" office:value="101.187" calcext:value-type="float">
            <text:p>101.187</text:p>
          </table:table-cell>
          <table:table-cell office:value-type="float" office:value="0" calcext:value-type="float">
            <text:p>0</text:p>
          </table:table-cell>
          <table:table-cell table:formula="of:=MIN([.$B453])" office:value-type="float" office:value="101.187" calcext:value-type="float">
            <text:p>101.187</text:p>
          </table:table-cell>
          <table:table-cell table:formula="of:=MIN([.$C453])" office:value-type="float" office:value="0" calcext:value-type="float">
            <text:p>0</text:p>
          </table:table-cell>
          <table:table-cell table:formula="of:=MEDIAN([.$B453])" office:value-type="float" office:value="101.187" calcext:value-type="float">
            <text:p>101.187</text:p>
          </table:table-cell>
          <table:table-cell table:formula="of:=MEDIAN([.$C453])" office:value-type="float" office:value="0" calcext:value-type="float">
            <text:p>0</text:p>
          </table:table-cell>
          <table:table-cell table:formula="of:=MAX([.$B453])" office:value-type="float" office:value="101.187" calcext:value-type="float">
            <text:p>101.187</text:p>
          </table:table-cell>
          <table:table-cell table:formula="of:=MAX([.$C4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4])" office:value-type="float" office:value="300" calcext:value-type="float">
            <text:p>300</text:p>
          </table:table-cell>
          <table:table-cell table:formula="of:=MIN([.$C454])" office:value-type="float" office:value="1" calcext:value-type="float">
            <text:p>1</text:p>
          </table:table-cell>
          <table:table-cell table:formula="of:=MEDIAN([.$B454])" office:value-type="float" office:value="300" calcext:value-type="float">
            <text:p>300</text:p>
          </table:table-cell>
          <table:table-cell table:formula="of:=MEDIAN([.$C454])" office:value-type="float" office:value="1" calcext:value-type="float">
            <text:p>1</text:p>
          </table:table-cell>
          <table:table-cell table:formula="of:=MAX([.$B454])" office:value-type="float" office:value="300" calcext:value-type="float">
            <text:p>300</text:p>
          </table:table-cell>
          <table:table-cell table:formula="of:=MAX([.$C4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5])" office:value-type="float" office:value="300" calcext:value-type="float">
            <text:p>300</text:p>
          </table:table-cell>
          <table:table-cell table:formula="of:=MIN([.$C455])" office:value-type="float" office:value="1" calcext:value-type="float">
            <text:p>1</text:p>
          </table:table-cell>
          <table:table-cell table:formula="of:=MEDIAN([.$B455])" office:value-type="float" office:value="300" calcext:value-type="float">
            <text:p>300</text:p>
          </table:table-cell>
          <table:table-cell table:formula="of:=MEDIAN([.$C455])" office:value-type="float" office:value="1" calcext:value-type="float">
            <text:p>1</text:p>
          </table:table-cell>
          <table:table-cell table:formula="of:=MAX([.$B455])" office:value-type="float" office:value="300" calcext:value-type="float">
            <text:p>300</text:p>
          </table:table-cell>
          <table:table-cell table:formula="of:=MAX([.$C4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5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aso/training_set.lp</text:p>
          </table:table-cell>
          <table:table-cell office:value-type="float" office:value="118.121" calcext:value-type="float">
            <text:p>118.121</text:p>
          </table:table-cell>
          <table:table-cell office:value-type="float" office:value="0" calcext:value-type="float">
            <text:p>0</text:p>
          </table:table-cell>
          <table:table-cell table:formula="of:=MIN([.$B456])" office:value-type="float" office:value="118.121" calcext:value-type="float">
            <text:p>118.121</text:p>
          </table:table-cell>
          <table:table-cell table:formula="of:=MIN([.$C456])" office:value-type="float" office:value="0" calcext:value-type="float">
            <text:p>0</text:p>
          </table:table-cell>
          <table:table-cell table:formula="of:=MEDIAN([.$B456])" office:value-type="float" office:value="118.121" calcext:value-type="float">
            <text:p>118.121</text:p>
          </table:table-cell>
          <table:table-cell table:formula="of:=MEDIAN([.$C456])" office:value-type="float" office:value="0" calcext:value-type="float">
            <text:p>0</text:p>
          </table:table-cell>
          <table:table-cell table:formula="of:=MAX([.$B456])" office:value-type="float" office:value="118.121" calcext:value-type="float">
            <text:p>118.121</text:p>
          </table:table-cell>
          <table:table-cell table:formula="of:=MAX([.$C45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5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4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7])" office:value-type="float" office:value="300" calcext:value-type="float">
            <text:p>300</text:p>
          </table:table-cell>
          <table:table-cell table:formula="of:=MIN([.$C457])" office:value-type="float" office:value="1" calcext:value-type="float">
            <text:p>1</text:p>
          </table:table-cell>
          <table:table-cell table:formula="of:=MEDIAN([.$B457])" office:value-type="float" office:value="300" calcext:value-type="float">
            <text:p>300</text:p>
          </table:table-cell>
          <table:table-cell table:formula="of:=MEDIAN([.$C457])" office:value-type="float" office:value="1" calcext:value-type="float">
            <text:p>1</text:p>
          </table:table-cell>
          <table:table-cell table:formula="of:=MAX([.$B457])" office:value-type="float" office:value="300" calcext:value-type="float">
            <text:p>300</text:p>
          </table:table-cell>
          <table:table-cell table:formula="of:=MAX([.$C45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5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5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8])" office:value-type="float" office:value="300" calcext:value-type="float">
            <text:p>300</text:p>
          </table:table-cell>
          <table:table-cell table:formula="of:=MIN([.$C458])" office:value-type="float" office:value="1" calcext:value-type="float">
            <text:p>1</text:p>
          </table:table-cell>
          <table:table-cell table:formula="of:=MEDIAN([.$B458])" office:value-type="float" office:value="300" calcext:value-type="float">
            <text:p>300</text:p>
          </table:table-cell>
          <table:table-cell table:formula="of:=MEDIAN([.$C458])" office:value-type="float" office:value="1" calcext:value-type="float">
            <text:p>1</text:p>
          </table:table-cell>
          <table:table-cell table:formula="of:=MAX([.$B458])" office:value-type="float" office:value="300" calcext:value-type="float">
            <text:p>300</text:p>
          </table:table-cell>
          <table:table-cell table:formula="of:=MAX([.$C4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aso/training_set.lp</text:p>
          </table:table-cell>
          <table:table-cell office:value-type="float" office:value="104.855" calcext:value-type="float">
            <text:p>104.855</text:p>
          </table:table-cell>
          <table:table-cell office:value-type="float" office:value="0" calcext:value-type="float">
            <text:p>0</text:p>
          </table:table-cell>
          <table:table-cell table:formula="of:=MIN([.$B459])" office:value-type="float" office:value="104.855" calcext:value-type="float">
            <text:p>104.855</text:p>
          </table:table-cell>
          <table:table-cell table:formula="of:=MIN([.$C459])" office:value-type="float" office:value="0" calcext:value-type="float">
            <text:p>0</text:p>
          </table:table-cell>
          <table:table-cell table:formula="of:=MEDIAN([.$B459])" office:value-type="float" office:value="104.855" calcext:value-type="float">
            <text:p>104.855</text:p>
          </table:table-cell>
          <table:table-cell table:formula="of:=MEDIAN([.$C459])" office:value-type="float" office:value="0" calcext:value-type="float">
            <text:p>0</text:p>
          </table:table-cell>
          <table:table-cell table:formula="of:=MAX([.$B459])" office:value-type="float" office:value="104.855" calcext:value-type="float">
            <text:p>104.855</text:p>
          </table:table-cell>
          <table:table-cell table:formula="of:=MAX([.$C4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0])" office:value-type="float" office:value="300" calcext:value-type="float">
            <text:p>300</text:p>
          </table:table-cell>
          <table:table-cell table:formula="of:=MIN([.$C460])" office:value-type="float" office:value="1" calcext:value-type="float">
            <text:p>1</text:p>
          </table:table-cell>
          <table:table-cell table:formula="of:=MEDIAN([.$B460])" office:value-type="float" office:value="300" calcext:value-type="float">
            <text:p>300</text:p>
          </table:table-cell>
          <table:table-cell table:formula="of:=MEDIAN([.$C460])" office:value-type="float" office:value="1" calcext:value-type="float">
            <text:p>1</text:p>
          </table:table-cell>
          <table:table-cell table:formula="of:=MAX([.$B460])" office:value-type="float" office:value="300" calcext:value-type="float">
            <text:p>300</text:p>
          </table:table-cell>
          <table:table-cell table:formula="of:=MAX([.$C4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1])" office:value-type="float" office:value="300" calcext:value-type="float">
            <text:p>300</text:p>
          </table:table-cell>
          <table:table-cell table:formula="of:=MIN([.$C461])" office:value-type="float" office:value="1" calcext:value-type="float">
            <text:p>1</text:p>
          </table:table-cell>
          <table:table-cell table:formula="of:=MEDIAN([.$B461])" office:value-type="float" office:value="300" calcext:value-type="float">
            <text:p>300</text:p>
          </table:table-cell>
          <table:table-cell table:formula="of:=MEDIAN([.$C461])" office:value-type="float" office:value="1" calcext:value-type="float">
            <text:p>1</text:p>
          </table:table-cell>
          <table:table-cell table:formula="of:=MAX([.$B461])" office:value-type="float" office:value="300" calcext:value-type="float">
            <text:p>300</text:p>
          </table:table-cell>
          <table:table-cell table:formula="of:=MAX([.$C46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1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461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aso/training_set.lp</text:p>
          </table:table-cell>
          <table:table-cell office:value-type="float" office:value="103.201" calcext:value-type="float">
            <text:p>103.201</text:p>
          </table:table-cell>
          <table:table-cell office:value-type="float" office:value="0" calcext:value-type="float">
            <text:p>0</text:p>
          </table:table-cell>
          <table:table-cell table:formula="of:=MIN([.$B462])" office:value-type="float" office:value="103.201" calcext:value-type="float">
            <text:p>103.201</text:p>
          </table:table-cell>
          <table:table-cell table:formula="of:=MIN([.$C462])" office:value-type="float" office:value="0" calcext:value-type="float">
            <text:p>0</text:p>
          </table:table-cell>
          <table:table-cell table:formula="of:=MEDIAN([.$B462])" office:value-type="float" office:value="103.201" calcext:value-type="float">
            <text:p>103.201</text:p>
          </table:table-cell>
          <table:table-cell table:formula="of:=MEDIAN([.$C462])" office:value-type="float" office:value="0" calcext:value-type="float">
            <text:p>0</text:p>
          </table:table-cell>
          <table:table-cell table:formula="of:=MAX([.$B462])" office:value-type="float" office:value="103.201" calcext:value-type="float">
            <text:p>103.201</text:p>
          </table:table-cell>
          <table:table-cell table:formula="of:=MAX([.$C46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6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3])" office:value-type="float" office:value="300" calcext:value-type="float">
            <text:p>300</text:p>
          </table:table-cell>
          <table:table-cell table:formula="of:=MIN([.$C463])" office:value-type="float" office:value="1" calcext:value-type="float">
            <text:p>1</text:p>
          </table:table-cell>
          <table:table-cell table:formula="of:=MEDIAN([.$B463])" office:value-type="float" office:value="300" calcext:value-type="float">
            <text:p>300</text:p>
          </table:table-cell>
          <table:table-cell table:formula="of:=MEDIAN([.$C463])" office:value-type="float" office:value="1" calcext:value-type="float">
            <text:p>1</text:p>
          </table:table-cell>
          <table:table-cell table:formula="of:=MAX([.$B463])" office:value-type="float" office:value="300" calcext:value-type="float">
            <text:p>300</text:p>
          </table:table-cell>
          <table:table-cell table:formula="of:=MAX([.$C4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4])" office:value-type="float" office:value="300" calcext:value-type="float">
            <text:p>300</text:p>
          </table:table-cell>
          <table:table-cell table:formula="of:=MIN([.$C464])" office:value-type="float" office:value="1" calcext:value-type="float">
            <text:p>1</text:p>
          </table:table-cell>
          <table:table-cell table:formula="of:=MEDIAN([.$B464])" office:value-type="float" office:value="300" calcext:value-type="float">
            <text:p>300</text:p>
          </table:table-cell>
          <table:table-cell table:formula="of:=MEDIAN([.$C464])" office:value-type="float" office:value="1" calcext:value-type="float">
            <text:p>1</text:p>
          </table:table-cell>
          <table:table-cell table:formula="of:=MAX([.$B464])" office:value-type="float" office:value="300" calcext:value-type="float">
            <text:p>300</text:p>
          </table:table-cell>
          <table:table-cell table:formula="of:=MAX([.$C4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4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464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aso/training_set.lp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0" calcext:value-type="float">
            <text:p>0</text:p>
          </table:table-cell>
          <table:table-cell table:formula="of:=MIN([.$B465])" office:value-type="float" office:value="100.526" calcext:value-type="float">
            <text:p>100.526</text:p>
          </table:table-cell>
          <table:table-cell table:formula="of:=MIN([.$C465])" office:value-type="float" office:value="0" calcext:value-type="float">
            <text:p>0</text:p>
          </table:table-cell>
          <table:table-cell table:formula="of:=MEDIAN([.$B465])" office:value-type="float" office:value="100.526" calcext:value-type="float">
            <text:p>100.526</text:p>
          </table:table-cell>
          <table:table-cell table:formula="of:=MEDIAN([.$C465])" office:value-type="float" office:value="0" calcext:value-type="float">
            <text:p>0</text:p>
          </table:table-cell>
          <table:table-cell table:formula="of:=MAX([.$B465])" office:value-type="float" office:value="100.526" calcext:value-type="float">
            <text:p>100.526</text:p>
          </table:table-cell>
          <table:table-cell table:formula="of:=MAX([.$C46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6])" office:value-type="float" office:value="300" calcext:value-type="float">
            <text:p>300</text:p>
          </table:table-cell>
          <table:table-cell table:formula="of:=MIN([.$C466])" office:value-type="float" office:value="1" calcext:value-type="float">
            <text:p>1</text:p>
          </table:table-cell>
          <table:table-cell table:formula="of:=MEDIAN([.$B466])" office:value-type="float" office:value="300" calcext:value-type="float">
            <text:p>300</text:p>
          </table:table-cell>
          <table:table-cell table:formula="of:=MEDIAN([.$C466])" office:value-type="float" office:value="1" calcext:value-type="float">
            <text:p>1</text:p>
          </table:table-cell>
          <table:table-cell table:formula="of:=MAX([.$B466])" office:value-type="float" office:value="300" calcext:value-type="float">
            <text:p>300</text:p>
          </table:table-cell>
          <table:table-cell table:formula="of:=MAX([.$C46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6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7])" office:value-type="float" office:value="300" calcext:value-type="float">
            <text:p>300</text:p>
          </table:table-cell>
          <table:table-cell table:formula="of:=MIN([.$C467])" office:value-type="float" office:value="1" calcext:value-type="float">
            <text:p>1</text:p>
          </table:table-cell>
          <table:table-cell table:formula="of:=MEDIAN([.$B467])" office:value-type="float" office:value="300" calcext:value-type="float">
            <text:p>300</text:p>
          </table:table-cell>
          <table:table-cell table:formula="of:=MEDIAN([.$C467])" office:value-type="float" office:value="1" calcext:value-type="float">
            <text:p>1</text:p>
          </table:table-cell>
          <table:table-cell table:formula="of:=MAX([.$B467])" office:value-type="float" office:value="300" calcext:value-type="float">
            <text:p>300</text:p>
          </table:table-cell>
          <table:table-cell table:formula="of:=MAX([.$C4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67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aso/training_set.lp</text:p>
          </table:table-cell>
          <table:table-cell office:value-type="float" office:value="111.237" calcext:value-type="float">
            <text:p>111.237</text:p>
          </table:table-cell>
          <table:table-cell office:value-type="float" office:value="0" calcext:value-type="float">
            <text:p>0</text:p>
          </table:table-cell>
          <table:table-cell table:formula="of:=MIN([.$B468])" office:value-type="float" office:value="111.237" calcext:value-type="float">
            <text:p>111.237</text:p>
          </table:table-cell>
          <table:table-cell table:formula="of:=MIN([.$C468])" office:value-type="float" office:value="0" calcext:value-type="float">
            <text:p>0</text:p>
          </table:table-cell>
          <table:table-cell table:formula="of:=MEDIAN([.$B468])" office:value-type="float" office:value="111.237" calcext:value-type="float">
            <text:p>111.237</text:p>
          </table:table-cell>
          <table:table-cell table:formula="of:=MEDIAN([.$C468])" office:value-type="float" office:value="0" calcext:value-type="float">
            <text:p>0</text:p>
          </table:table-cell>
          <table:table-cell table:formula="of:=MAX([.$B468])" office:value-type="float" office:value="111.237" calcext:value-type="float">
            <text:p>111.237</text:p>
          </table:table-cell>
          <table:table-cell table:formula="of:=MAX([.$C4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9])" office:value-type="float" office:value="300" calcext:value-type="float">
            <text:p>300</text:p>
          </table:table-cell>
          <table:table-cell table:formula="of:=MIN([.$C469])" office:value-type="float" office:value="1" calcext:value-type="float">
            <text:p>1</text:p>
          </table:table-cell>
          <table:table-cell table:formula="of:=MEDIAN([.$B469])" office:value-type="float" office:value="300" calcext:value-type="float">
            <text:p>300</text:p>
          </table:table-cell>
          <table:table-cell table:formula="of:=MEDIAN([.$C469])" office:value-type="float" office:value="1" calcext:value-type="float">
            <text:p>1</text:p>
          </table:table-cell>
          <table:table-cell table:formula="of:=MAX([.$B469])" office:value-type="float" office:value="300" calcext:value-type="float">
            <text:p>300</text:p>
          </table:table-cell>
          <table:table-cell table:formula="of:=MAX([.$C4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0])" office:value-type="float" office:value="300" calcext:value-type="float">
            <text:p>300</text:p>
          </table:table-cell>
          <table:table-cell table:formula="of:=MIN([.$C470])" office:value-type="float" office:value="1" calcext:value-type="float">
            <text:p>1</text:p>
          </table:table-cell>
          <table:table-cell table:formula="of:=MEDIAN([.$B470])" office:value-type="float" office:value="300" calcext:value-type="float">
            <text:p>300</text:p>
          </table:table-cell>
          <table:table-cell table:formula="of:=MEDIAN([.$C470])" office:value-type="float" office:value="1" calcext:value-type="float">
            <text:p>1</text:p>
          </table:table-cell>
          <table:table-cell table:formula="of:=MAX([.$B470])" office:value-type="float" office:value="300" calcext:value-type="float">
            <text:p>300</text:p>
          </table:table-cell>
          <table:table-cell table:formula="of:=MAX([.$C47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0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470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aso/training_set.lp</text:p>
          </table:table-cell>
          <table:table-cell office:value-type="float" office:value="100.713" calcext:value-type="float">
            <text:p>100.713</text:p>
          </table:table-cell>
          <table:table-cell office:value-type="float" office:value="0" calcext:value-type="float">
            <text:p>0</text:p>
          </table:table-cell>
          <table:table-cell table:formula="of:=MIN([.$B471])" office:value-type="float" office:value="100.713" calcext:value-type="float">
            <text:p>100.713</text:p>
          </table:table-cell>
          <table:table-cell table:formula="of:=MIN([.$C471])" office:value-type="float" office:value="0" calcext:value-type="float">
            <text:p>0</text:p>
          </table:table-cell>
          <table:table-cell table:formula="of:=MEDIAN([.$B471])" office:value-type="float" office:value="100.713" calcext:value-type="float">
            <text:p>100.713</text:p>
          </table:table-cell>
          <table:table-cell table:formula="of:=MEDIAN([.$C471])" office:value-type="float" office:value="0" calcext:value-type="float">
            <text:p>0</text:p>
          </table:table-cell>
          <table:table-cell table:formula="of:=MAX([.$B471])" office:value-type="float" office:value="100.713" calcext:value-type="float">
            <text:p>100.713</text:p>
          </table:table-cell>
          <table:table-cell table:formula="of:=MAX([.$C47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2])" office:value-type="float" office:value="300" calcext:value-type="float">
            <text:p>300</text:p>
          </table:table-cell>
          <table:table-cell table:formula="of:=MIN([.$C472])" office:value-type="float" office:value="1" calcext:value-type="float">
            <text:p>1</text:p>
          </table:table-cell>
          <table:table-cell table:formula="of:=MEDIAN([.$B472])" office:value-type="float" office:value="300" calcext:value-type="float">
            <text:p>300</text:p>
          </table:table-cell>
          <table:table-cell table:formula="of:=MEDIAN([.$C472])" office:value-type="float" office:value="1" calcext:value-type="float">
            <text:p>1</text:p>
          </table:table-cell>
          <table:table-cell table:formula="of:=MAX([.$B472])" office:value-type="float" office:value="300" calcext:value-type="float">
            <text:p>300</text:p>
          </table:table-cell>
          <table:table-cell table:formula="of:=MAX([.$C4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7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7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3])" office:value-type="float" office:value="300" calcext:value-type="float">
            <text:p>300</text:p>
          </table:table-cell>
          <table:table-cell table:formula="of:=MIN([.$C473])" office:value-type="float" office:value="1" calcext:value-type="float">
            <text:p>1</text:p>
          </table:table-cell>
          <table:table-cell table:formula="of:=MEDIAN([.$B473])" office:value-type="float" office:value="300" calcext:value-type="float">
            <text:p>300</text:p>
          </table:table-cell>
          <table:table-cell table:formula="of:=MEDIAN([.$C473])" office:value-type="float" office:value="1" calcext:value-type="float">
            <text:p>1</text:p>
          </table:table-cell>
          <table:table-cell table:formula="of:=MAX([.$B473])" office:value-type="float" office:value="300" calcext:value-type="float">
            <text:p>300</text:p>
          </table:table-cell>
          <table:table-cell table:formula="of:=MAX([.$C4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aso/training_set.lp</text:p>
          </table:table-cell>
          <table:table-cell office:value-type="float" office:value="117.892" calcext:value-type="float">
            <text:p>117.892</text:p>
          </table:table-cell>
          <table:table-cell office:value-type="float" office:value="0" calcext:value-type="float">
            <text:p>0</text:p>
          </table:table-cell>
          <table:table-cell table:formula="of:=MIN([.$B474])" office:value-type="float" office:value="117.892" calcext:value-type="float">
            <text:p>117.892</text:p>
          </table:table-cell>
          <table:table-cell table:formula="of:=MIN([.$C474])" office:value-type="float" office:value="0" calcext:value-type="float">
            <text:p>0</text:p>
          </table:table-cell>
          <table:table-cell table:formula="of:=MEDIAN([.$B474])" office:value-type="float" office:value="117.892" calcext:value-type="float">
            <text:p>117.892</text:p>
          </table:table-cell>
          <table:table-cell table:formula="of:=MEDIAN([.$C474])" office:value-type="float" office:value="0" calcext:value-type="float">
            <text:p>0</text:p>
          </table:table-cell>
          <table:table-cell table:formula="of:=MAX([.$B474])" office:value-type="float" office:value="117.892" calcext:value-type="float">
            <text:p>117.892</text:p>
          </table:table-cell>
          <table:table-cell table:formula="of:=MAX([.$C47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5])" office:value-type="float" office:value="300" calcext:value-type="float">
            <text:p>300</text:p>
          </table:table-cell>
          <table:table-cell table:formula="of:=MIN([.$C475])" office:value-type="float" office:value="1" calcext:value-type="float">
            <text:p>1</text:p>
          </table:table-cell>
          <table:table-cell table:formula="of:=MEDIAN([.$B475])" office:value-type="float" office:value="300" calcext:value-type="float">
            <text:p>300</text:p>
          </table:table-cell>
          <table:table-cell table:formula="of:=MEDIAN([.$C475])" office:value-type="float" office:value="1" calcext:value-type="float">
            <text:p>1</text:p>
          </table:table-cell>
          <table:table-cell table:formula="of:=MAX([.$B475])" office:value-type="float" office:value="300" calcext:value-type="float">
            <text:p>300</text:p>
          </table:table-cell>
          <table:table-cell table:formula="of:=MAX([.$C4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6])" office:value-type="float" office:value="300" calcext:value-type="float">
            <text:p>300</text:p>
          </table:table-cell>
          <table:table-cell table:formula="of:=MIN([.$C476])" office:value-type="float" office:value="1" calcext:value-type="float">
            <text:p>1</text:p>
          </table:table-cell>
          <table:table-cell table:formula="of:=MEDIAN([.$B476])" office:value-type="float" office:value="300" calcext:value-type="float">
            <text:p>300</text:p>
          </table:table-cell>
          <table:table-cell table:formula="of:=MEDIAN([.$C476])" office:value-type="float" office:value="1" calcext:value-type="float">
            <text:p>1</text:p>
          </table:table-cell>
          <table:table-cell table:formula="of:=MAX([.$B476])" office:value-type="float" office:value="300" calcext:value-type="float">
            <text:p>300</text:p>
          </table:table-cell>
          <table:table-cell table:formula="of:=MAX([.$C4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aso/training_set.lp</text:p>
          </table:table-cell>
          <table:table-cell office:value-type="float" office:value="107.746" calcext:value-type="float">
            <text:p>107.746</text:p>
          </table:table-cell>
          <table:table-cell office:value-type="float" office:value="0" calcext:value-type="float">
            <text:p>0</text:p>
          </table:table-cell>
          <table:table-cell table:formula="of:=MIN([.$B477])" office:value-type="float" office:value="107.746" calcext:value-type="float">
            <text:p>107.746</text:p>
          </table:table-cell>
          <table:table-cell table:formula="of:=MIN([.$C477])" office:value-type="float" office:value="0" calcext:value-type="float">
            <text:p>0</text:p>
          </table:table-cell>
          <table:table-cell table:formula="of:=MEDIAN([.$B477])" office:value-type="float" office:value="107.746" calcext:value-type="float">
            <text:p>107.746</text:p>
          </table:table-cell>
          <table:table-cell table:formula="of:=MEDIAN([.$C477])" office:value-type="float" office:value="0" calcext:value-type="float">
            <text:p>0</text:p>
          </table:table-cell>
          <table:table-cell table:formula="of:=MAX([.$B477])" office:value-type="float" office:value="107.746" calcext:value-type="float">
            <text:p>107.746</text:p>
          </table:table-cell>
          <table:table-cell table:formula="of:=MAX([.$C47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8])" office:value-type="float" office:value="300" calcext:value-type="float">
            <text:p>300</text:p>
          </table:table-cell>
          <table:table-cell table:formula="of:=MIN([.$C478])" office:value-type="float" office:value="1" calcext:value-type="float">
            <text:p>1</text:p>
          </table:table-cell>
          <table:table-cell table:formula="of:=MEDIAN([.$B478])" office:value-type="float" office:value="300" calcext:value-type="float">
            <text:p>300</text:p>
          </table:table-cell>
          <table:table-cell table:formula="of:=MEDIAN([.$C478])" office:value-type="float" office:value="1" calcext:value-type="float">
            <text:p>1</text:p>
          </table:table-cell>
          <table:table-cell table:formula="of:=MAX([.$B478])" office:value-type="float" office:value="300" calcext:value-type="float">
            <text:p>300</text:p>
          </table:table-cell>
          <table:table-cell table:formula="of:=MAX([.$C4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9])" office:value-type="float" office:value="300" calcext:value-type="float">
            <text:p>300</text:p>
          </table:table-cell>
          <table:table-cell table:formula="of:=MIN([.$C479])" office:value-type="float" office:value="1" calcext:value-type="float">
            <text:p>1</text:p>
          </table:table-cell>
          <table:table-cell table:formula="of:=MEDIAN([.$B479])" office:value-type="float" office:value="300" calcext:value-type="float">
            <text:p>300</text:p>
          </table:table-cell>
          <table:table-cell table:formula="of:=MEDIAN([.$C479])" office:value-type="float" office:value="1" calcext:value-type="float">
            <text:p>1</text:p>
          </table:table-cell>
          <table:table-cell table:formula="of:=MAX([.$B479])" office:value-type="float" office:value="300" calcext:value-type="float">
            <text:p>300</text:p>
          </table:table-cell>
          <table:table-cell table:formula="of:=MAX([.$C4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7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aso/training_set.lp</text:p>
          </table:table-cell>
          <table:table-cell office:value-type="float" office:value="105.262" calcext:value-type="float">
            <text:p>105.262</text:p>
          </table:table-cell>
          <table:table-cell office:value-type="float" office:value="0" calcext:value-type="float">
            <text:p>0</text:p>
          </table:table-cell>
          <table:table-cell table:formula="of:=MIN([.$B480])" office:value-type="float" office:value="105.262" calcext:value-type="float">
            <text:p>105.262</text:p>
          </table:table-cell>
          <table:table-cell table:formula="of:=MIN([.$C480])" office:value-type="float" office:value="0" calcext:value-type="float">
            <text:p>0</text:p>
          </table:table-cell>
          <table:table-cell table:formula="of:=MEDIAN([.$B480])" office:value-type="float" office:value="105.262" calcext:value-type="float">
            <text:p>105.262</text:p>
          </table:table-cell>
          <table:table-cell table:formula="of:=MEDIAN([.$C480])" office:value-type="float" office:value="0" calcext:value-type="float">
            <text:p>0</text:p>
          </table:table-cell>
          <table:table-cell table:formula="of:=MAX([.$B480])" office:value-type="float" office:value="105.262" calcext:value-type="float">
            <text:p>105.262</text:p>
          </table:table-cell>
          <table:table-cell table:formula="of:=MAX([.$C48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1])" office:value-type="float" office:value="300" calcext:value-type="float">
            <text:p>300</text:p>
          </table:table-cell>
          <table:table-cell table:formula="of:=MIN([.$C481])" office:value-type="float" office:value="1" calcext:value-type="float">
            <text:p>1</text:p>
          </table:table-cell>
          <table:table-cell table:formula="of:=MEDIAN([.$B481])" office:value-type="float" office:value="300" calcext:value-type="float">
            <text:p>300</text:p>
          </table:table-cell>
          <table:table-cell table:formula="of:=MEDIAN([.$C481])" office:value-type="float" office:value="1" calcext:value-type="float">
            <text:p>1</text:p>
          </table:table-cell>
          <table:table-cell table:formula="of:=MAX([.$B481])" office:value-type="float" office:value="300" calcext:value-type="float">
            <text:p>300</text:p>
          </table:table-cell>
          <table:table-cell table:formula="of:=MAX([.$C4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2])" office:value-type="float" office:value="300" calcext:value-type="float">
            <text:p>300</text:p>
          </table:table-cell>
          <table:table-cell table:formula="of:=MIN([.$C482])" office:value-type="float" office:value="1" calcext:value-type="float">
            <text:p>1</text:p>
          </table:table-cell>
          <table:table-cell table:formula="of:=MEDIAN([.$B482])" office:value-type="float" office:value="300" calcext:value-type="float">
            <text:p>300</text:p>
          </table:table-cell>
          <table:table-cell table:formula="of:=MEDIAN([.$C482])" office:value-type="float" office:value="1" calcext:value-type="float">
            <text:p>1</text:p>
          </table:table-cell>
          <table:table-cell table:formula="of:=MAX([.$B482])" office:value-type="float" office:value="300" calcext:value-type="float">
            <text:p>300</text:p>
          </table:table-cell>
          <table:table-cell table:formula="of:=MAX([.$C4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aso/training_set.lp</text:p>
          </table:table-cell>
          <table:table-cell office:value-type="float" office:value="122.629" calcext:value-type="float">
            <text:p>122.629</text:p>
          </table:table-cell>
          <table:table-cell office:value-type="float" office:value="0" calcext:value-type="float">
            <text:p>0</text:p>
          </table:table-cell>
          <table:table-cell table:formula="of:=MIN([.$B483])" office:value-type="float" office:value="122.629" calcext:value-type="float">
            <text:p>122.629</text:p>
          </table:table-cell>
          <table:table-cell table:formula="of:=MIN([.$C483])" office:value-type="float" office:value="0" calcext:value-type="float">
            <text:p>0</text:p>
          </table:table-cell>
          <table:table-cell table:formula="of:=MEDIAN([.$B483])" office:value-type="float" office:value="122.629" calcext:value-type="float">
            <text:p>122.629</text:p>
          </table:table-cell>
          <table:table-cell table:formula="of:=MEDIAN([.$C483])" office:value-type="float" office:value="0" calcext:value-type="float">
            <text:p>0</text:p>
          </table:table-cell>
          <table:table-cell table:formula="of:=MAX([.$B483])" office:value-type="float" office:value="122.629" calcext:value-type="float">
            <text:p>122.629</text:p>
          </table:table-cell>
          <table:table-cell table:formula="of:=MAX([.$C4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4])" office:value-type="float" office:value="300" calcext:value-type="float">
            <text:p>300</text:p>
          </table:table-cell>
          <table:table-cell table:formula="of:=MIN([.$C484])" office:value-type="float" office:value="1" calcext:value-type="float">
            <text:p>1</text:p>
          </table:table-cell>
          <table:table-cell table:formula="of:=MEDIAN([.$B484])" office:value-type="float" office:value="300" calcext:value-type="float">
            <text:p>300</text:p>
          </table:table-cell>
          <table:table-cell table:formula="of:=MEDIAN([.$C484])" office:value-type="float" office:value="1" calcext:value-type="float">
            <text:p>1</text:p>
          </table:table-cell>
          <table:table-cell table:formula="of:=MAX([.$B484])" office:value-type="float" office:value="300" calcext:value-type="float">
            <text:p>300</text:p>
          </table:table-cell>
          <table:table-cell table:formula="of:=MAX([.$C4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8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5])" office:value-type="float" office:value="300" calcext:value-type="float">
            <text:p>300</text:p>
          </table:table-cell>
          <table:table-cell table:formula="of:=MIN([.$C485])" office:value-type="float" office:value="1" calcext:value-type="float">
            <text:p>1</text:p>
          </table:table-cell>
          <table:table-cell table:formula="of:=MEDIAN([.$B485])" office:value-type="float" office:value="300" calcext:value-type="float">
            <text:p>300</text:p>
          </table:table-cell>
          <table:table-cell table:formula="of:=MEDIAN([.$C485])" office:value-type="float" office:value="1" calcext:value-type="float">
            <text:p>1</text:p>
          </table:table-cell>
          <table:table-cell table:formula="of:=MAX([.$B485])" office:value-type="float" office:value="300" calcext:value-type="float">
            <text:p>300</text:p>
          </table:table-cell>
          <table:table-cell table:formula="of:=MAX([.$C4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aso/training_set.lp</text:p>
          </table:table-cell>
          <table:table-cell office:value-type="float" office:value="99.4199" calcext:value-type="float">
            <text:p>99.4199</text:p>
          </table:table-cell>
          <table:table-cell office:value-type="float" office:value="0" calcext:value-type="float">
            <text:p>0</text:p>
          </table:table-cell>
          <table:table-cell table:formula="of:=MIN([.$B486])" office:value-type="float" office:value="99.4199" calcext:value-type="float">
            <text:p>99.4199</text:p>
          </table:table-cell>
          <table:table-cell table:formula="of:=MIN([.$C486])" office:value-type="float" office:value="0" calcext:value-type="float">
            <text:p>0</text:p>
          </table:table-cell>
          <table:table-cell table:formula="of:=MEDIAN([.$B486])" office:value-type="float" office:value="99.4199" calcext:value-type="float">
            <text:p>99.4199</text:p>
          </table:table-cell>
          <table:table-cell table:formula="of:=MEDIAN([.$C486])" office:value-type="float" office:value="0" calcext:value-type="float">
            <text:p>0</text:p>
          </table:table-cell>
          <table:table-cell table:formula="of:=MAX([.$B486])" office:value-type="float" office:value="99.4199" calcext:value-type="float">
            <text:p>99.4199</text:p>
          </table:table-cell>
          <table:table-cell table:formula="of:=MAX([.$C48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8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7])" office:value-type="float" office:value="300" calcext:value-type="float">
            <text:p>300</text:p>
          </table:table-cell>
          <table:table-cell table:formula="of:=MIN([.$C487])" office:value-type="float" office:value="1" calcext:value-type="float">
            <text:p>1</text:p>
          </table:table-cell>
          <table:table-cell table:formula="of:=MEDIAN([.$B487])" office:value-type="float" office:value="300" calcext:value-type="float">
            <text:p>300</text:p>
          </table:table-cell>
          <table:table-cell table:formula="of:=MEDIAN([.$C487])" office:value-type="float" office:value="1" calcext:value-type="float">
            <text:p>1</text:p>
          </table:table-cell>
          <table:table-cell table:formula="of:=MAX([.$B487])" office:value-type="float" office:value="300" calcext:value-type="float">
            <text:p>300</text:p>
          </table:table-cell>
          <table:table-cell table:formula="of:=MAX([.$C4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8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8])" office:value-type="float" office:value="300" calcext:value-type="float">
            <text:p>300</text:p>
          </table:table-cell>
          <table:table-cell table:formula="of:=MIN([.$C488])" office:value-type="float" office:value="1" calcext:value-type="float">
            <text:p>1</text:p>
          </table:table-cell>
          <table:table-cell table:formula="of:=MEDIAN([.$B488])" office:value-type="float" office:value="300" calcext:value-type="float">
            <text:p>300</text:p>
          </table:table-cell>
          <table:table-cell table:formula="of:=MEDIAN([.$C488])" office:value-type="float" office:value="1" calcext:value-type="float">
            <text:p>1</text:p>
          </table:table-cell>
          <table:table-cell table:formula="of:=MAX([.$B488])" office:value-type="float" office:value="300" calcext:value-type="float">
            <text:p>300</text:p>
          </table:table-cell>
          <table:table-cell table:formula="of:=MAX([.$C4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8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aso/training_set.lp</text:p>
          </table:table-cell>
          <table:table-cell office:value-type="float" office:value="112.081" calcext:value-type="float">
            <text:p>112.081</text:p>
          </table:table-cell>
          <table:table-cell office:value-type="float" office:value="0" calcext:value-type="float">
            <text:p>0</text:p>
          </table:table-cell>
          <table:table-cell table:formula="of:=MIN([.$B489])" office:value-type="float" office:value="112.081" calcext:value-type="float">
            <text:p>112.081</text:p>
          </table:table-cell>
          <table:table-cell table:formula="of:=MIN([.$C489])" office:value-type="float" office:value="0" calcext:value-type="float">
            <text:p>0</text:p>
          </table:table-cell>
          <table:table-cell table:formula="of:=MEDIAN([.$B489])" office:value-type="float" office:value="112.081" calcext:value-type="float">
            <text:p>112.081</text:p>
          </table:table-cell>
          <table:table-cell table:formula="of:=MEDIAN([.$C489])" office:value-type="float" office:value="0" calcext:value-type="float">
            <text:p>0</text:p>
          </table:table-cell>
          <table:table-cell table:formula="of:=MAX([.$B489])" office:value-type="float" office:value="112.081" calcext:value-type="float">
            <text:p>112.081</text:p>
          </table:table-cell>
          <table:table-cell table:formula="of:=MAX([.$C48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4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0])" office:value-type="float" office:value="300" calcext:value-type="float">
            <text:p>300</text:p>
          </table:table-cell>
          <table:table-cell table:formula="of:=MIN([.$C490])" office:value-type="float" office:value="1" calcext:value-type="float">
            <text:p>1</text:p>
          </table:table-cell>
          <table:table-cell table:formula="of:=MEDIAN([.$B490])" office:value-type="float" office:value="300" calcext:value-type="float">
            <text:p>300</text:p>
          </table:table-cell>
          <table:table-cell table:formula="of:=MEDIAN([.$C490])" office:value-type="float" office:value="1" calcext:value-type="float">
            <text:p>1</text:p>
          </table:table-cell>
          <table:table-cell table:formula="of:=MAX([.$B490])" office:value-type="float" office:value="300" calcext:value-type="float">
            <text:p>300</text:p>
          </table:table-cell>
          <table:table-cell table:formula="of:=MAX([.$C4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1])" office:value-type="float" office:value="300" calcext:value-type="float">
            <text:p>300</text:p>
          </table:table-cell>
          <table:table-cell table:formula="of:=MIN([.$C491])" office:value-type="float" office:value="1" calcext:value-type="float">
            <text:p>1</text:p>
          </table:table-cell>
          <table:table-cell table:formula="of:=MEDIAN([.$B491])" office:value-type="float" office:value="300" calcext:value-type="float">
            <text:p>300</text:p>
          </table:table-cell>
          <table:table-cell table:formula="of:=MEDIAN([.$C491])" office:value-type="float" office:value="1" calcext:value-type="float">
            <text:p>1</text:p>
          </table:table-cell>
          <table:table-cell table:formula="of:=MAX([.$B491])" office:value-type="float" office:value="300" calcext:value-type="float">
            <text:p>300</text:p>
          </table:table-cell>
          <table:table-cell table:formula="of:=MAX([.$C4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1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491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aso/training_set.lp</text:p>
          </table:table-cell>
          <table:table-cell office:value-type="float" office:value="113.045" calcext:value-type="float">
            <text:p>113.045</text:p>
          </table:table-cell>
          <table:table-cell office:value-type="float" office:value="0" calcext:value-type="float">
            <text:p>0</text:p>
          </table:table-cell>
          <table:table-cell table:formula="of:=MIN([.$B492])" office:value-type="float" office:value="113.045" calcext:value-type="float">
            <text:p>113.045</text:p>
          </table:table-cell>
          <table:table-cell table:formula="of:=MIN([.$C492])" office:value-type="float" office:value="0" calcext:value-type="float">
            <text:p>0</text:p>
          </table:table-cell>
          <table:table-cell table:formula="of:=MEDIAN([.$B492])" office:value-type="float" office:value="113.045" calcext:value-type="float">
            <text:p>113.045</text:p>
          </table:table-cell>
          <table:table-cell table:formula="of:=MEDIAN([.$C492])" office:value-type="float" office:value="0" calcext:value-type="float">
            <text:p>0</text:p>
          </table:table-cell>
          <table:table-cell table:formula="of:=MAX([.$B492])" office:value-type="float" office:value="113.045" calcext:value-type="float">
            <text:p>113.045</text:p>
          </table:table-cell>
          <table:table-cell table:formula="of:=MAX([.$C49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3])" office:value-type="float" office:value="300" calcext:value-type="float">
            <text:p>300</text:p>
          </table:table-cell>
          <table:table-cell table:formula="of:=MIN([.$C493])" office:value-type="float" office:value="1" calcext:value-type="float">
            <text:p>1</text:p>
          </table:table-cell>
          <table:table-cell table:formula="of:=MEDIAN([.$B493])" office:value-type="float" office:value="300" calcext:value-type="float">
            <text:p>300</text:p>
          </table:table-cell>
          <table:table-cell table:formula="of:=MEDIAN([.$C493])" office:value-type="float" office:value="1" calcext:value-type="float">
            <text:p>1</text:p>
          </table:table-cell>
          <table:table-cell table:formula="of:=MAX([.$B493])" office:value-type="float" office:value="300" calcext:value-type="float">
            <text:p>300</text:p>
          </table:table-cell>
          <table:table-cell table:formula="of:=MAX([.$C4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4])" office:value-type="float" office:value="300" calcext:value-type="float">
            <text:p>300</text:p>
          </table:table-cell>
          <table:table-cell table:formula="of:=MIN([.$C494])" office:value-type="float" office:value="1" calcext:value-type="float">
            <text:p>1</text:p>
          </table:table-cell>
          <table:table-cell table:formula="of:=MEDIAN([.$B494])" office:value-type="float" office:value="300" calcext:value-type="float">
            <text:p>300</text:p>
          </table:table-cell>
          <table:table-cell table:formula="of:=MEDIAN([.$C494])" office:value-type="float" office:value="1" calcext:value-type="float">
            <text:p>1</text:p>
          </table:table-cell>
          <table:table-cell table:formula="of:=MAX([.$B494])" office:value-type="float" office:value="300" calcext:value-type="float">
            <text:p>300</text:p>
          </table:table-cell>
          <table:table-cell table:formula="of:=MAX([.$C49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94])/9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formula="of:=(36-[.L494])/36" office:value-type="float" office:value="0.694444444444444" calcext:value-type="float">
            <text:p>0.69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aso/training_set.lp</text:p>
          </table:table-cell>
          <table:table-cell office:value-type="float" office:value="101.971" calcext:value-type="float">
            <text:p>101.971</text:p>
          </table:table-cell>
          <table:table-cell office:value-type="float" office:value="0" calcext:value-type="float">
            <text:p>0</text:p>
          </table:table-cell>
          <table:table-cell table:formula="of:=MIN([.$B495])" office:value-type="float" office:value="101.971" calcext:value-type="float">
            <text:p>101.971</text:p>
          </table:table-cell>
          <table:table-cell table:formula="of:=MIN([.$C495])" office:value-type="float" office:value="0" calcext:value-type="float">
            <text:p>0</text:p>
          </table:table-cell>
          <table:table-cell table:formula="of:=MEDIAN([.$B495])" office:value-type="float" office:value="101.971" calcext:value-type="float">
            <text:p>101.971</text:p>
          </table:table-cell>
          <table:table-cell table:formula="of:=MEDIAN([.$C495])" office:value-type="float" office:value="0" calcext:value-type="float">
            <text:p>0</text:p>
          </table:table-cell>
          <table:table-cell table:formula="of:=MAX([.$B495])" office:value-type="float" office:value="101.971" calcext:value-type="float">
            <text:p>101.971</text:p>
          </table:table-cell>
          <table:table-cell table:formula="of:=MAX([.$C4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6])" office:value-type="float" office:value="300" calcext:value-type="float">
            <text:p>300</text:p>
          </table:table-cell>
          <table:table-cell table:formula="of:=MIN([.$C496])" office:value-type="float" office:value="1" calcext:value-type="float">
            <text:p>1</text:p>
          </table:table-cell>
          <table:table-cell table:formula="of:=MEDIAN([.$B496])" office:value-type="float" office:value="300" calcext:value-type="float">
            <text:p>300</text:p>
          </table:table-cell>
          <table:table-cell table:formula="of:=MEDIAN([.$C496])" office:value-type="float" office:value="1" calcext:value-type="float">
            <text:p>1</text:p>
          </table:table-cell>
          <table:table-cell table:formula="of:=MAX([.$B496])" office:value-type="float" office:value="300" calcext:value-type="float">
            <text:p>300</text:p>
          </table:table-cell>
          <table:table-cell table:formula="of:=MAX([.$C49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7])" office:value-type="float" office:value="300" calcext:value-type="float">
            <text:p>300</text:p>
          </table:table-cell>
          <table:table-cell table:formula="of:=MIN([.$C497])" office:value-type="float" office:value="1" calcext:value-type="float">
            <text:p>1</text:p>
          </table:table-cell>
          <table:table-cell table:formula="of:=MEDIAN([.$B497])" office:value-type="float" office:value="300" calcext:value-type="float">
            <text:p>300</text:p>
          </table:table-cell>
          <table:table-cell table:formula="of:=MEDIAN([.$C497])" office:value-type="float" office:value="1" calcext:value-type="float">
            <text:p>1</text:p>
          </table:table-cell>
          <table:table-cell table:formula="of:=MAX([.$B497])" office:value-type="float" office:value="300" calcext:value-type="float">
            <text:p>300</text:p>
          </table:table-cell>
          <table:table-cell table:formula="of:=MAX([.$C4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aso/training_set.lp</text:p>
          </table:table-cell>
          <table:table-cell office:value-type="float" office:value="126.546" calcext:value-type="float">
            <text:p>126.546</text:p>
          </table:table-cell>
          <table:table-cell office:value-type="float" office:value="0" calcext:value-type="float">
            <text:p>0</text:p>
          </table:table-cell>
          <table:table-cell table:formula="of:=MIN([.$B498])" office:value-type="float" office:value="126.546" calcext:value-type="float">
            <text:p>126.546</text:p>
          </table:table-cell>
          <table:table-cell table:formula="of:=MIN([.$C498])" office:value-type="float" office:value="0" calcext:value-type="float">
            <text:p>0</text:p>
          </table:table-cell>
          <table:table-cell table:formula="of:=MEDIAN([.$B498])" office:value-type="float" office:value="126.546" calcext:value-type="float">
            <text:p>126.546</text:p>
          </table:table-cell>
          <table:table-cell table:formula="of:=MEDIAN([.$C498])" office:value-type="float" office:value="0" calcext:value-type="float">
            <text:p>0</text:p>
          </table:table-cell>
          <table:table-cell table:formula="of:=MAX([.$B498])" office:value-type="float" office:value="126.546" calcext:value-type="float">
            <text:p>126.546</text:p>
          </table:table-cell>
          <table:table-cell table:formula="of:=MAX([.$C49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8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9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9])" office:value-type="float" office:value="300" calcext:value-type="float">
            <text:p>300</text:p>
          </table:table-cell>
          <table:table-cell table:formula="of:=MIN([.$C499])" office:value-type="float" office:value="1" calcext:value-type="float">
            <text:p>1</text:p>
          </table:table-cell>
          <table:table-cell table:formula="of:=MEDIAN([.$B499])" office:value-type="float" office:value="300" calcext:value-type="float">
            <text:p>300</text:p>
          </table:table-cell>
          <table:table-cell table:formula="of:=MEDIAN([.$C499])" office:value-type="float" office:value="1" calcext:value-type="float">
            <text:p>1</text:p>
          </table:table-cell>
          <table:table-cell table:formula="of:=MAX([.$B499])" office:value-type="float" office:value="300" calcext:value-type="float">
            <text:p>300</text:p>
          </table:table-cell>
          <table:table-cell table:formula="of:=MAX([.$C49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9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49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0])" office:value-type="float" office:value="300" calcext:value-type="float">
            <text:p>300</text:p>
          </table:table-cell>
          <table:table-cell table:formula="of:=MIN([.$C500])" office:value-type="float" office:value="1" calcext:value-type="float">
            <text:p>1</text:p>
          </table:table-cell>
          <table:table-cell table:formula="of:=MEDIAN([.$B500])" office:value-type="float" office:value="300" calcext:value-type="float">
            <text:p>300</text:p>
          </table:table-cell>
          <table:table-cell table:formula="of:=MEDIAN([.$C500])" office:value-type="float" office:value="1" calcext:value-type="float">
            <text:p>1</text:p>
          </table:table-cell>
          <table:table-cell table:formula="of:=MAX([.$B500])" office:value-type="float" office:value="300" calcext:value-type="float">
            <text:p>300</text:p>
          </table:table-cell>
          <table:table-cell table:formula="of:=MAX([.$C50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00])/9" office:value-type="float" office:value="0.444444444444444" calcext:value-type="float">
            <text:p>0.444</text:p>
          </table:table-cell>
          <table:table-cell office:value-type="float" office:value="7" calcext:value-type="float">
            <text:p>7</text:p>
          </table:table-cell>
          <table:table-cell table:formula="of:=(36-[.L500])/36" office:value-type="float" office:value="0.805555555555556" calcext:value-type="float">
            <text:p>0.8055555555555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aso/training_set.lp</text:p>
          </table:table-cell>
          <table:table-cell office:value-type="float" office:value="104.685" calcext:value-type="float">
            <text:p>104.685</text:p>
          </table:table-cell>
          <table:table-cell office:value-type="float" office:value="0" calcext:value-type="float">
            <text:p>0</text:p>
          </table:table-cell>
          <table:table-cell table:formula="of:=MIN([.$B501])" office:value-type="float" office:value="104.685" calcext:value-type="float">
            <text:p>104.685</text:p>
          </table:table-cell>
          <table:table-cell table:formula="of:=MIN([.$C501])" office:value-type="float" office:value="0" calcext:value-type="float">
            <text:p>0</text:p>
          </table:table-cell>
          <table:table-cell table:formula="of:=MEDIAN([.$B501])" office:value-type="float" office:value="104.685" calcext:value-type="float">
            <text:p>104.685</text:p>
          </table:table-cell>
          <table:table-cell table:formula="of:=MEDIAN([.$C501])" office:value-type="float" office:value="0" calcext:value-type="float">
            <text:p>0</text:p>
          </table:table-cell>
          <table:table-cell table:formula="of:=MAX([.$B501])" office:value-type="float" office:value="104.685" calcext:value-type="float">
            <text:p>104.685</text:p>
          </table:table-cell>
          <table:table-cell table:formula="of:=MAX([.$C50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2])" office:value-type="float" office:value="300" calcext:value-type="float">
            <text:p>300</text:p>
          </table:table-cell>
          <table:table-cell table:formula="of:=MIN([.$C502])" office:value-type="float" office:value="1" calcext:value-type="float">
            <text:p>1</text:p>
          </table:table-cell>
          <table:table-cell table:formula="of:=MEDIAN([.$B502])" office:value-type="float" office:value="300" calcext:value-type="float">
            <text:p>300</text:p>
          </table:table-cell>
          <table:table-cell table:formula="of:=MEDIAN([.$C502])" office:value-type="float" office:value="1" calcext:value-type="float">
            <text:p>1</text:p>
          </table:table-cell>
          <table:table-cell table:formula="of:=MAX([.$B502])" office:value-type="float" office:value="300" calcext:value-type="float">
            <text:p>300</text:p>
          </table:table-cell>
          <table:table-cell table:formula="of:=MAX([.$C5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3])" office:value-type="float" office:value="300" calcext:value-type="float">
            <text:p>300</text:p>
          </table:table-cell>
          <table:table-cell table:formula="of:=MIN([.$C503])" office:value-type="float" office:value="1" calcext:value-type="float">
            <text:p>1</text:p>
          </table:table-cell>
          <table:table-cell table:formula="of:=MEDIAN([.$B503])" office:value-type="float" office:value="300" calcext:value-type="float">
            <text:p>300</text:p>
          </table:table-cell>
          <table:table-cell table:formula="of:=MEDIAN([.$C503])" office:value-type="float" office:value="1" calcext:value-type="float">
            <text:p>1</text:p>
          </table:table-cell>
          <table:table-cell table:formula="of:=MAX([.$B503])" office:value-type="float" office:value="300" calcext:value-type="float">
            <text:p>300</text:p>
          </table:table-cell>
          <table:table-cell table:formula="of:=MAX([.$C5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aso/training_set.lp</text:p>
          </table:table-cell>
          <table:table-cell office:value-type="float" office:value="99.9046" calcext:value-type="float">
            <text:p>99.9046</text:p>
          </table:table-cell>
          <table:table-cell office:value-type="float" office:value="0" calcext:value-type="float">
            <text:p>0</text:p>
          </table:table-cell>
          <table:table-cell table:formula="of:=MIN([.$B504])" office:value-type="float" office:value="99.9046" calcext:value-type="float">
            <text:p>99.9046</text:p>
          </table:table-cell>
          <table:table-cell table:formula="of:=MIN([.$C504])" office:value-type="float" office:value="0" calcext:value-type="float">
            <text:p>0</text:p>
          </table:table-cell>
          <table:table-cell table:formula="of:=MEDIAN([.$B504])" office:value-type="float" office:value="99.9046" calcext:value-type="float">
            <text:p>99.9046</text:p>
          </table:table-cell>
          <table:table-cell table:formula="of:=MEDIAN([.$C504])" office:value-type="float" office:value="0" calcext:value-type="float">
            <text:p>0</text:p>
          </table:table-cell>
          <table:table-cell table:formula="of:=MAX([.$B504])" office:value-type="float" office:value="99.9046" calcext:value-type="float">
            <text:p>99.9046</text:p>
          </table:table-cell>
          <table:table-cell table:formula="of:=MAX([.$C50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0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5])" office:value-type="float" office:value="300" calcext:value-type="float">
            <text:p>300</text:p>
          </table:table-cell>
          <table:table-cell table:formula="of:=MIN([.$C505])" office:value-type="float" office:value="1" calcext:value-type="float">
            <text:p>1</text:p>
          </table:table-cell>
          <table:table-cell table:formula="of:=MEDIAN([.$B505])" office:value-type="float" office:value="300" calcext:value-type="float">
            <text:p>300</text:p>
          </table:table-cell>
          <table:table-cell table:formula="of:=MEDIAN([.$C505])" office:value-type="float" office:value="1" calcext:value-type="float">
            <text:p>1</text:p>
          </table:table-cell>
          <table:table-cell table:formula="of:=MAX([.$B505])" office:value-type="float" office:value="300" calcext:value-type="float">
            <text:p>300</text:p>
          </table:table-cell>
          <table:table-cell table:formula="of:=MAX([.$C5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7/training_po_full_v7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6])" office:value-type="float" office:value="300" calcext:value-type="float">
            <text:p>300</text:p>
          </table:table-cell>
          <table:table-cell table:formula="of:=MIN([.$C506])" office:value-type="float" office:value="1" calcext:value-type="float">
            <text:p>1</text:p>
          </table:table-cell>
          <table:table-cell table:formula="of:=MEDIAN([.$B506])" office:value-type="float" office:value="300" calcext:value-type="float">
            <text:p>300</text:p>
          </table:table-cell>
          <table:table-cell table:formula="of:=MEDIAN([.$C506])" office:value-type="float" office:value="1" calcext:value-type="float">
            <text:p>1</text:p>
          </table:table-cell>
          <table:table-cell table:formula="of:=MAX([.$B506])" office:value-type="float" office:value="300" calcext:value-type="float">
            <text:p>300</text:p>
          </table:table-cell>
          <table:table-cell table:formula="of:=MAX([.$C5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8/training_po_full_v8/user11/aso/training_set.lp</text:p>
          </table:table-cell>
          <table:table-cell table:style-name="ce1" office:value-type="float" office:value="291.649" calcext:value-type="float">
            <text:p>291.6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507])" office:value-type="float" office:value="291.649" calcext:value-type="float">
            <text:p>291.649</text:p>
          </table:table-cell>
          <table:table-cell table:style-name="ce1" table:formula="of:=MIN([.$C507])" office:value-type="float" office:value="0" calcext:value-type="float">
            <text:p>0</text:p>
          </table:table-cell>
          <table:table-cell table:style-name="ce1" table:formula="of:=MEDIAN([.$B507])" office:value-type="float" office:value="291.649" calcext:value-type="float">
            <text:p>291.649</text:p>
          </table:table-cell>
          <table:table-cell table:style-name="ce1" table:formula="of:=MEDIAN([.$C507])" office:value-type="float" office:value="0" calcext:value-type="float">
            <text:p>0</text:p>
          </table:table-cell>
          <table:table-cell table:style-name="ce1" table:formula="of:=MAX([.$B507])" office:value-type="float" office:value="291.649" calcext:value-type="float">
            <text:p>291.649</text:p>
          </table:table-cell>
          <table:table-cell table:style-name="ce1" table:formula="of:=MAX([.$C50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(9-[.J507])/9" office:value-type="float" office:value="0.666666666666667" calcext:value-type="float">
            <text:p>0.667</text:p>
          </table:table-cell>
          <table:table-cell table:style-name="ce1" office:value-type="float" office:value="1" calcext:value-type="float">
            <text:p>1</text:p>
          </table:table-cell>
          <table:table-cell table:formula="of:=(36-[.L507])/36" office:value-type="float" office:value="0.972222222222222" calcext:value-type="float">
            <text:p>0.972222222222222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8/training_po_full_v8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8])" office:value-type="float" office:value="300" calcext:value-type="float">
            <text:p>300</text:p>
          </table:table-cell>
          <table:table-cell table:formula="of:=MIN([.$C508])" office:value-type="float" office:value="1" calcext:value-type="float">
            <text:p>1</text:p>
          </table:table-cell>
          <table:table-cell table:formula="of:=MEDIAN([.$B508])" office:value-type="float" office:value="300" calcext:value-type="float">
            <text:p>300</text:p>
          </table:table-cell>
          <table:table-cell table:formula="of:=MEDIAN([.$C508])" office:value-type="float" office:value="1" calcext:value-type="float">
            <text:p>1</text:p>
          </table:table-cell>
          <table:table-cell table:formula="of:=MAX([.$B508])" office:value-type="float" office:value="300" calcext:value-type="float">
            <text:p>300</text:p>
          </table:table-cell>
          <table:table-cell table:formula="of:=MAX([.$C50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9])" office:value-type="float" office:value="300" calcext:value-type="float">
            <text:p>300</text:p>
          </table:table-cell>
          <table:table-cell table:formula="of:=MIN([.$C509])" office:value-type="float" office:value="1" calcext:value-type="float">
            <text:p>1</text:p>
          </table:table-cell>
          <table:table-cell table:formula="of:=MEDIAN([.$B509])" office:value-type="float" office:value="300" calcext:value-type="float">
            <text:p>300</text:p>
          </table:table-cell>
          <table:table-cell table:formula="of:=MEDIAN([.$C509])" office:value-type="float" office:value="1" calcext:value-type="float">
            <text:p>1</text:p>
          </table:table-cell>
          <table:table-cell table:formula="of:=MAX([.$B509])" office:value-type="float" office:value="300" calcext:value-type="float">
            <text:p>300</text:p>
          </table:table-cell>
          <table:table-cell table:formula="of:=MAX([.$C5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0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0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aso/training_set.lp</text:p>
          </table:table-cell>
          <table:table-cell office:value-type="float" office:value="127.472" calcext:value-type="float">
            <text:p>127.472</text:p>
          </table:table-cell>
          <table:table-cell office:value-type="float" office:value="0" calcext:value-type="float">
            <text:p>0</text:p>
          </table:table-cell>
          <table:table-cell table:formula="of:=MIN([.$B510])" office:value-type="float" office:value="127.472" calcext:value-type="float">
            <text:p>127.472</text:p>
          </table:table-cell>
          <table:table-cell table:formula="of:=MIN([.$C510])" office:value-type="float" office:value="0" calcext:value-type="float">
            <text:p>0</text:p>
          </table:table-cell>
          <table:table-cell table:formula="of:=MEDIAN([.$B510])" office:value-type="float" office:value="127.472" calcext:value-type="float">
            <text:p>127.472</text:p>
          </table:table-cell>
          <table:table-cell table:formula="of:=MEDIAN([.$C510])" office:value-type="float" office:value="0" calcext:value-type="float">
            <text:p>0</text:p>
          </table:table-cell>
          <table:table-cell table:formula="of:=MAX([.$B510])" office:value-type="float" office:value="127.472" calcext:value-type="float">
            <text:p>127.472</text:p>
          </table:table-cell>
          <table:table-cell table:formula="of:=MAX([.$C51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1])" office:value-type="float" office:value="300" calcext:value-type="float">
            <text:p>300</text:p>
          </table:table-cell>
          <table:table-cell table:formula="of:=MIN([.$C511])" office:value-type="float" office:value="1" calcext:value-type="float">
            <text:p>1</text:p>
          </table:table-cell>
          <table:table-cell table:formula="of:=MEDIAN([.$B511])" office:value-type="float" office:value="300" calcext:value-type="float">
            <text:p>300</text:p>
          </table:table-cell>
          <table:table-cell table:formula="of:=MEDIAN([.$C511])" office:value-type="float" office:value="1" calcext:value-type="float">
            <text:p>1</text:p>
          </table:table-cell>
          <table:table-cell table:formula="of:=MAX([.$B511])" office:value-type="float" office:value="300" calcext:value-type="float">
            <text:p>300</text:p>
          </table:table-cell>
          <table:table-cell table:formula="of:=MAX([.$C5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1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2])" office:value-type="float" office:value="300" calcext:value-type="float">
            <text:p>300</text:p>
          </table:table-cell>
          <table:table-cell table:formula="of:=MIN([.$C512])" office:value-type="float" office:value="1" calcext:value-type="float">
            <text:p>1</text:p>
          </table:table-cell>
          <table:table-cell table:formula="of:=MEDIAN([.$B512])" office:value-type="float" office:value="300" calcext:value-type="float">
            <text:p>300</text:p>
          </table:table-cell>
          <table:table-cell table:formula="of:=MEDIAN([.$C512])" office:value-type="float" office:value="1" calcext:value-type="float">
            <text:p>1</text:p>
          </table:table-cell>
          <table:table-cell table:formula="of:=MAX([.$B512])" office:value-type="float" office:value="300" calcext:value-type="float">
            <text:p>300</text:p>
          </table:table-cell>
          <table:table-cell table:formula="of:=MAX([.$C51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aso/training_set.lp</text:p>
          </table:table-cell>
          <table:table-cell office:value-type="float" office:value="94.4405" calcext:value-type="float">
            <text:p>94.4405</text:p>
          </table:table-cell>
          <table:table-cell office:value-type="float" office:value="0" calcext:value-type="float">
            <text:p>0</text:p>
          </table:table-cell>
          <table:table-cell table:formula="of:=MIN([.$B513])" office:value-type="float" office:value="94.4405" calcext:value-type="float">
            <text:p>94.4405</text:p>
          </table:table-cell>
          <table:table-cell table:formula="of:=MIN([.$C513])" office:value-type="float" office:value="0" calcext:value-type="float">
            <text:p>0</text:p>
          </table:table-cell>
          <table:table-cell table:formula="of:=MEDIAN([.$B513])" office:value-type="float" office:value="94.4405" calcext:value-type="float">
            <text:p>94.4405</text:p>
          </table:table-cell>
          <table:table-cell table:formula="of:=MEDIAN([.$C513])" office:value-type="float" office:value="0" calcext:value-type="float">
            <text:p>0</text:p>
          </table:table-cell>
          <table:table-cell table:formula="of:=MAX([.$B513])" office:value-type="float" office:value="94.4405" calcext:value-type="float">
            <text:p>94.4405</text:p>
          </table:table-cell>
          <table:table-cell table:formula="of:=MAX([.$C5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4])" office:value-type="float" office:value="300" calcext:value-type="float">
            <text:p>300</text:p>
          </table:table-cell>
          <table:table-cell table:formula="of:=MIN([.$C514])" office:value-type="float" office:value="1" calcext:value-type="float">
            <text:p>1</text:p>
          </table:table-cell>
          <table:table-cell table:formula="of:=MEDIAN([.$B514])" office:value-type="float" office:value="300" calcext:value-type="float">
            <text:p>300</text:p>
          </table:table-cell>
          <table:table-cell table:formula="of:=MEDIAN([.$C514])" office:value-type="float" office:value="1" calcext:value-type="float">
            <text:p>1</text:p>
          </table:table-cell>
          <table:table-cell table:formula="of:=MAX([.$B514])" office:value-type="float" office:value="300" calcext:value-type="float">
            <text:p>300</text:p>
          </table:table-cell>
          <table:table-cell table:formula="of:=MAX([.$C5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1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5])" office:value-type="float" office:value="300" calcext:value-type="float">
            <text:p>300</text:p>
          </table:table-cell>
          <table:table-cell table:formula="of:=MIN([.$C515])" office:value-type="float" office:value="1" calcext:value-type="float">
            <text:p>1</text:p>
          </table:table-cell>
          <table:table-cell table:formula="of:=MEDIAN([.$B515])" office:value-type="float" office:value="300" calcext:value-type="float">
            <text:p>300</text:p>
          </table:table-cell>
          <table:table-cell table:formula="of:=MEDIAN([.$C515])" office:value-type="float" office:value="1" calcext:value-type="float">
            <text:p>1</text:p>
          </table:table-cell>
          <table:table-cell table:formula="of:=MAX([.$B515])" office:value-type="float" office:value="300" calcext:value-type="float">
            <text:p>300</text:p>
          </table:table-cell>
          <table:table-cell table:formula="of:=MAX([.$C5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1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15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aso/training_set.lp</text:p>
          </table:table-cell>
          <table:table-cell office:value-type="float" office:value="112.093" calcext:value-type="float">
            <text:p>112.093</text:p>
          </table:table-cell>
          <table:table-cell office:value-type="float" office:value="0" calcext:value-type="float">
            <text:p>0</text:p>
          </table:table-cell>
          <table:table-cell table:formula="of:=MIN([.$B516])" office:value-type="float" office:value="112.093" calcext:value-type="float">
            <text:p>112.093</text:p>
          </table:table-cell>
          <table:table-cell table:formula="of:=MIN([.$C516])" office:value-type="float" office:value="0" calcext:value-type="float">
            <text:p>0</text:p>
          </table:table-cell>
          <table:table-cell table:formula="of:=MEDIAN([.$B516])" office:value-type="float" office:value="112.093" calcext:value-type="float">
            <text:p>112.093</text:p>
          </table:table-cell>
          <table:table-cell table:formula="of:=MEDIAN([.$C516])" office:value-type="float" office:value="0" calcext:value-type="float">
            <text:p>0</text:p>
          </table:table-cell>
          <table:table-cell table:formula="of:=MAX([.$B516])" office:value-type="float" office:value="112.093" calcext:value-type="float">
            <text:p>112.093</text:p>
          </table:table-cell>
          <table:table-cell table:formula="of:=MAX([.$C5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7])" office:value-type="float" office:value="300" calcext:value-type="float">
            <text:p>300</text:p>
          </table:table-cell>
          <table:table-cell table:formula="of:=MIN([.$C517])" office:value-type="float" office:value="1" calcext:value-type="float">
            <text:p>1</text:p>
          </table:table-cell>
          <table:table-cell table:formula="of:=MEDIAN([.$B517])" office:value-type="float" office:value="300" calcext:value-type="float">
            <text:p>300</text:p>
          </table:table-cell>
          <table:table-cell table:formula="of:=MEDIAN([.$C517])" office:value-type="float" office:value="1" calcext:value-type="float">
            <text:p>1</text:p>
          </table:table-cell>
          <table:table-cell table:formula="of:=MAX([.$B517])" office:value-type="float" office:value="300" calcext:value-type="float">
            <text:p>300</text:p>
          </table:table-cell>
          <table:table-cell table:formula="of:=MAX([.$C5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8])" office:value-type="float" office:value="300" calcext:value-type="float">
            <text:p>300</text:p>
          </table:table-cell>
          <table:table-cell table:formula="of:=MIN([.$C518])" office:value-type="float" office:value="1" calcext:value-type="float">
            <text:p>1</text:p>
          </table:table-cell>
          <table:table-cell table:formula="of:=MEDIAN([.$B518])" office:value-type="float" office:value="300" calcext:value-type="float">
            <text:p>300</text:p>
          </table:table-cell>
          <table:table-cell table:formula="of:=MEDIAN([.$C518])" office:value-type="float" office:value="1" calcext:value-type="float">
            <text:p>1</text:p>
          </table:table-cell>
          <table:table-cell table:formula="of:=MAX([.$B518])" office:value-type="float" office:value="300" calcext:value-type="float">
            <text:p>300</text:p>
          </table:table-cell>
          <table:table-cell table:formula="of:=MAX([.$C5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aso/training_set.lp</text:p>
          </table:table-cell>
          <table:table-cell office:value-type="float" office:value="108.359" calcext:value-type="float">
            <text:p>108.359</text:p>
          </table:table-cell>
          <table:table-cell office:value-type="float" office:value="0" calcext:value-type="float">
            <text:p>0</text:p>
          </table:table-cell>
          <table:table-cell table:formula="of:=MIN([.$B519])" office:value-type="float" office:value="108.359" calcext:value-type="float">
            <text:p>108.359</text:p>
          </table:table-cell>
          <table:table-cell table:formula="of:=MIN([.$C519])" office:value-type="float" office:value="0" calcext:value-type="float">
            <text:p>0</text:p>
          </table:table-cell>
          <table:table-cell table:formula="of:=MEDIAN([.$B519])" office:value-type="float" office:value="108.359" calcext:value-type="float">
            <text:p>108.359</text:p>
          </table:table-cell>
          <table:table-cell table:formula="of:=MEDIAN([.$C519])" office:value-type="float" office:value="0" calcext:value-type="float">
            <text:p>0</text:p>
          </table:table-cell>
          <table:table-cell table:formula="of:=MAX([.$B519])" office:value-type="float" office:value="108.359" calcext:value-type="float">
            <text:p>108.359</text:p>
          </table:table-cell>
          <table:table-cell table:formula="of:=MAX([.$C5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0])" office:value-type="float" office:value="300" calcext:value-type="float">
            <text:p>300</text:p>
          </table:table-cell>
          <table:table-cell table:formula="of:=MIN([.$C520])" office:value-type="float" office:value="1" calcext:value-type="float">
            <text:p>1</text:p>
          </table:table-cell>
          <table:table-cell table:formula="of:=MEDIAN([.$B520])" office:value-type="float" office:value="300" calcext:value-type="float">
            <text:p>300</text:p>
          </table:table-cell>
          <table:table-cell table:formula="of:=MEDIAN([.$C520])" office:value-type="float" office:value="1" calcext:value-type="float">
            <text:p>1</text:p>
          </table:table-cell>
          <table:table-cell table:formula="of:=MAX([.$B520])" office:value-type="float" office:value="300" calcext:value-type="float">
            <text:p>300</text:p>
          </table:table-cell>
          <table:table-cell table:formula="of:=MAX([.$C5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1])" office:value-type="float" office:value="300" calcext:value-type="float">
            <text:p>300</text:p>
          </table:table-cell>
          <table:table-cell table:formula="of:=MIN([.$C521])" office:value-type="float" office:value="1" calcext:value-type="float">
            <text:p>1</text:p>
          </table:table-cell>
          <table:table-cell table:formula="of:=MEDIAN([.$B521])" office:value-type="float" office:value="300" calcext:value-type="float">
            <text:p>300</text:p>
          </table:table-cell>
          <table:table-cell table:formula="of:=MEDIAN([.$C521])" office:value-type="float" office:value="1" calcext:value-type="float">
            <text:p>1</text:p>
          </table:table-cell>
          <table:table-cell table:formula="of:=MAX([.$B521])" office:value-type="float" office:value="300" calcext:value-type="float">
            <text:p>300</text:p>
          </table:table-cell>
          <table:table-cell table:formula="of:=MAX([.$C5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1])/9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formula="of:=(36-[.L521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aso/training_set.lp</text:p>
          </table:table-cell>
          <table:table-cell office:value-type="float" office:value="93.9972" calcext:value-type="float">
            <text:p>93.9972</text:p>
          </table:table-cell>
          <table:table-cell office:value-type="float" office:value="0" calcext:value-type="float">
            <text:p>0</text:p>
          </table:table-cell>
          <table:table-cell table:formula="of:=MIN([.$B522])" office:value-type="float" office:value="93.9972" calcext:value-type="float">
            <text:p>93.9972</text:p>
          </table:table-cell>
          <table:table-cell table:formula="of:=MIN([.$C522])" office:value-type="float" office:value="0" calcext:value-type="float">
            <text:p>0</text:p>
          </table:table-cell>
          <table:table-cell table:formula="of:=MEDIAN([.$B522])" office:value-type="float" office:value="93.9972" calcext:value-type="float">
            <text:p>93.9972</text:p>
          </table:table-cell>
          <table:table-cell table:formula="of:=MEDIAN([.$C522])" office:value-type="float" office:value="0" calcext:value-type="float">
            <text:p>0</text:p>
          </table:table-cell>
          <table:table-cell table:formula="of:=MAX([.$B522])" office:value-type="float" office:value="93.9972" calcext:value-type="float">
            <text:p>93.9972</text:p>
          </table:table-cell>
          <table:table-cell table:formula="of:=MAX([.$C52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3])" office:value-type="float" office:value="300" calcext:value-type="float">
            <text:p>300</text:p>
          </table:table-cell>
          <table:table-cell table:formula="of:=MIN([.$C523])" office:value-type="float" office:value="1" calcext:value-type="float">
            <text:p>1</text:p>
          </table:table-cell>
          <table:table-cell table:formula="of:=MEDIAN([.$B523])" office:value-type="float" office:value="300" calcext:value-type="float">
            <text:p>300</text:p>
          </table:table-cell>
          <table:table-cell table:formula="of:=MEDIAN([.$C523])" office:value-type="float" office:value="1" calcext:value-type="float">
            <text:p>1</text:p>
          </table:table-cell>
          <table:table-cell table:formula="of:=MAX([.$B523])" office:value-type="float" office:value="300" calcext:value-type="float">
            <text:p>300</text:p>
          </table:table-cell>
          <table:table-cell table:formula="of:=MAX([.$C5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4])" office:value-type="float" office:value="300" calcext:value-type="float">
            <text:p>300</text:p>
          </table:table-cell>
          <table:table-cell table:formula="of:=MIN([.$C524])" office:value-type="float" office:value="1" calcext:value-type="float">
            <text:p>1</text:p>
          </table:table-cell>
          <table:table-cell table:formula="of:=MEDIAN([.$B524])" office:value-type="float" office:value="300" calcext:value-type="float">
            <text:p>300</text:p>
          </table:table-cell>
          <table:table-cell table:formula="of:=MEDIAN([.$C524])" office:value-type="float" office:value="1" calcext:value-type="float">
            <text:p>1</text:p>
          </table:table-cell>
          <table:table-cell table:formula="of:=MAX([.$B524])" office:value-type="float" office:value="300" calcext:value-type="float">
            <text:p>300</text:p>
          </table:table-cell>
          <table:table-cell table:formula="of:=MAX([.$C5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aso/training_set.lp</text:p>
          </table:table-cell>
          <table:table-cell office:value-type="float" office:value="106.616" calcext:value-type="float">
            <text:p>106.616</text:p>
          </table:table-cell>
          <table:table-cell office:value-type="float" office:value="0" calcext:value-type="float">
            <text:p>0</text:p>
          </table:table-cell>
          <table:table-cell table:formula="of:=MIN([.$B525])" office:value-type="float" office:value="106.616" calcext:value-type="float">
            <text:p>106.616</text:p>
          </table:table-cell>
          <table:table-cell table:formula="of:=MIN([.$C525])" office:value-type="float" office:value="0" calcext:value-type="float">
            <text:p>0</text:p>
          </table:table-cell>
          <table:table-cell table:formula="of:=MEDIAN([.$B525])" office:value-type="float" office:value="106.616" calcext:value-type="float">
            <text:p>106.616</text:p>
          </table:table-cell>
          <table:table-cell table:formula="of:=MEDIAN([.$C525])" office:value-type="float" office:value="0" calcext:value-type="float">
            <text:p>0</text:p>
          </table:table-cell>
          <table:table-cell table:formula="of:=MAX([.$B525])" office:value-type="float" office:value="106.616" calcext:value-type="float">
            <text:p>106.616</text:p>
          </table:table-cell>
          <table:table-cell table:formula="of:=MAX([.$C5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6])" office:value-type="float" office:value="300" calcext:value-type="float">
            <text:p>300</text:p>
          </table:table-cell>
          <table:table-cell table:formula="of:=MIN([.$C526])" office:value-type="float" office:value="1" calcext:value-type="float">
            <text:p>1</text:p>
          </table:table-cell>
          <table:table-cell table:formula="of:=MEDIAN([.$B526])" office:value-type="float" office:value="300" calcext:value-type="float">
            <text:p>300</text:p>
          </table:table-cell>
          <table:table-cell table:formula="of:=MEDIAN([.$C526])" office:value-type="float" office:value="1" calcext:value-type="float">
            <text:p>1</text:p>
          </table:table-cell>
          <table:table-cell table:formula="of:=MAX([.$B526])" office:value-type="float" office:value="300" calcext:value-type="float">
            <text:p>300</text:p>
          </table:table-cell>
          <table:table-cell table:formula="of:=MAX([.$C5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2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7])" office:value-type="float" office:value="300" calcext:value-type="float">
            <text:p>300</text:p>
          </table:table-cell>
          <table:table-cell table:formula="of:=MIN([.$C527])" office:value-type="float" office:value="1" calcext:value-type="float">
            <text:p>1</text:p>
          </table:table-cell>
          <table:table-cell table:formula="of:=MEDIAN([.$B527])" office:value-type="float" office:value="300" calcext:value-type="float">
            <text:p>300</text:p>
          </table:table-cell>
          <table:table-cell table:formula="of:=MEDIAN([.$C527])" office:value-type="float" office:value="1" calcext:value-type="float">
            <text:p>1</text:p>
          </table:table-cell>
          <table:table-cell table:formula="of:=MAX([.$B527])" office:value-type="float" office:value="300" calcext:value-type="float">
            <text:p>300</text:p>
          </table:table-cell>
          <table:table-cell table:formula="of:=MAX([.$C5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27])/9" office:value-type="float" office:value="0.777777777777778" calcext:value-type="float">
            <text:p>0.778</text:p>
          </table:table-cell>
          <table:table-cell office:value-type="float" office:value="6" calcext:value-type="float">
            <text:p>6</text:p>
          </table:table-cell>
          <table:table-cell table:formula="of:=(36-[.L527])/36" office:value-type="float" office:value="0.833333333333333" calcext:value-type="float">
            <text:p>0.8333333333333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aso/training_set.lp</text:p>
          </table:table-cell>
          <table:table-cell office:value-type="float" office:value="128.509" calcext:value-type="float">
            <text:p>128.509</text:p>
          </table:table-cell>
          <table:table-cell office:value-type="float" office:value="0" calcext:value-type="float">
            <text:p>0</text:p>
          </table:table-cell>
          <table:table-cell table:formula="of:=MIN([.$B528])" office:value-type="float" office:value="128.509" calcext:value-type="float">
            <text:p>128.509</text:p>
          </table:table-cell>
          <table:table-cell table:formula="of:=MIN([.$C528])" office:value-type="float" office:value="0" calcext:value-type="float">
            <text:p>0</text:p>
          </table:table-cell>
          <table:table-cell table:formula="of:=MEDIAN([.$B528])" office:value-type="float" office:value="128.509" calcext:value-type="float">
            <text:p>128.509</text:p>
          </table:table-cell>
          <table:table-cell table:formula="of:=MEDIAN([.$C528])" office:value-type="float" office:value="0" calcext:value-type="float">
            <text:p>0</text:p>
          </table:table-cell>
          <table:table-cell table:formula="of:=MAX([.$B528])" office:value-type="float" office:value="128.509" calcext:value-type="float">
            <text:p>128.509</text:p>
          </table:table-cell>
          <table:table-cell table:formula="of:=MAX([.$C52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9])" office:value-type="float" office:value="300" calcext:value-type="float">
            <text:p>300</text:p>
          </table:table-cell>
          <table:table-cell table:formula="of:=MIN([.$C529])" office:value-type="float" office:value="1" calcext:value-type="float">
            <text:p>1</text:p>
          </table:table-cell>
          <table:table-cell table:formula="of:=MEDIAN([.$B529])" office:value-type="float" office:value="300" calcext:value-type="float">
            <text:p>300</text:p>
          </table:table-cell>
          <table:table-cell table:formula="of:=MEDIAN([.$C529])" office:value-type="float" office:value="1" calcext:value-type="float">
            <text:p>1</text:p>
          </table:table-cell>
          <table:table-cell table:formula="of:=MAX([.$B529])" office:value-type="float" office:value="300" calcext:value-type="float">
            <text:p>300</text:p>
          </table:table-cell>
          <table:table-cell table:formula="of:=MAX([.$C52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2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0])" office:value-type="float" office:value="300" calcext:value-type="float">
            <text:p>300</text:p>
          </table:table-cell>
          <table:table-cell table:formula="of:=MIN([.$C530])" office:value-type="float" office:value="1" calcext:value-type="float">
            <text:p>1</text:p>
          </table:table-cell>
          <table:table-cell table:formula="of:=MEDIAN([.$B530])" office:value-type="float" office:value="300" calcext:value-type="float">
            <text:p>300</text:p>
          </table:table-cell>
          <table:table-cell table:formula="of:=MEDIAN([.$C530])" office:value-type="float" office:value="1" calcext:value-type="float">
            <text:p>1</text:p>
          </table:table-cell>
          <table:table-cell table:formula="of:=MAX([.$B530])" office:value-type="float" office:value="300" calcext:value-type="float">
            <text:p>300</text:p>
          </table:table-cell>
          <table:table-cell table:formula="of:=MAX([.$C5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0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530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aso/training_set.lp</text:p>
          </table:table-cell>
          <table:table-cell office:value-type="float" office:value="122.344" calcext:value-type="float">
            <text:p>122.344</text:p>
          </table:table-cell>
          <table:table-cell office:value-type="float" office:value="0" calcext:value-type="float">
            <text:p>0</text:p>
          </table:table-cell>
          <table:table-cell table:formula="of:=MIN([.$B531])" office:value-type="float" office:value="122.344" calcext:value-type="float">
            <text:p>122.344</text:p>
          </table:table-cell>
          <table:table-cell table:formula="of:=MIN([.$C531])" office:value-type="float" office:value="0" calcext:value-type="float">
            <text:p>0</text:p>
          </table:table-cell>
          <table:table-cell table:formula="of:=MEDIAN([.$B531])" office:value-type="float" office:value="122.344" calcext:value-type="float">
            <text:p>122.344</text:p>
          </table:table-cell>
          <table:table-cell table:formula="of:=MEDIAN([.$C531])" office:value-type="float" office:value="0" calcext:value-type="float">
            <text:p>0</text:p>
          </table:table-cell>
          <table:table-cell table:formula="of:=MAX([.$B531])" office:value-type="float" office:value="122.344" calcext:value-type="float">
            <text:p>122.344</text:p>
          </table:table-cell>
          <table:table-cell table:formula="of:=MAX([.$C5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2])" office:value-type="float" office:value="300" calcext:value-type="float">
            <text:p>300</text:p>
          </table:table-cell>
          <table:table-cell table:formula="of:=MIN([.$C532])" office:value-type="float" office:value="1" calcext:value-type="float">
            <text:p>1</text:p>
          </table:table-cell>
          <table:table-cell table:formula="of:=MEDIAN([.$B532])" office:value-type="float" office:value="300" calcext:value-type="float">
            <text:p>300</text:p>
          </table:table-cell>
          <table:table-cell table:formula="of:=MEDIAN([.$C532])" office:value-type="float" office:value="1" calcext:value-type="float">
            <text:p>1</text:p>
          </table:table-cell>
          <table:table-cell table:formula="of:=MAX([.$B532])" office:value-type="float" office:value="300" calcext:value-type="float">
            <text:p>300</text:p>
          </table:table-cell>
          <table:table-cell table:formula="of:=MAX([.$C5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3])" office:value-type="float" office:value="300" calcext:value-type="float">
            <text:p>300</text:p>
          </table:table-cell>
          <table:table-cell table:formula="of:=MIN([.$C533])" office:value-type="float" office:value="1" calcext:value-type="float">
            <text:p>1</text:p>
          </table:table-cell>
          <table:table-cell table:formula="of:=MEDIAN([.$B533])" office:value-type="float" office:value="300" calcext:value-type="float">
            <text:p>300</text:p>
          </table:table-cell>
          <table:table-cell table:formula="of:=MEDIAN([.$C533])" office:value-type="float" office:value="1" calcext:value-type="float">
            <text:p>1</text:p>
          </table:table-cell>
          <table:table-cell table:formula="of:=MAX([.$B533])" office:value-type="float" office:value="300" calcext:value-type="float">
            <text:p>300</text:p>
          </table:table-cell>
          <table:table-cell table:formula="of:=MAX([.$C5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3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533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aso/training_set.lp</text:p>
          </table:table-cell>
          <table:table-cell office:value-type="float" office:value="114.525" calcext:value-type="float">
            <text:p>114.525</text:p>
          </table:table-cell>
          <table:table-cell office:value-type="float" office:value="0" calcext:value-type="float">
            <text:p>0</text:p>
          </table:table-cell>
          <table:table-cell table:formula="of:=MIN([.$B534])" office:value-type="float" office:value="114.525" calcext:value-type="float">
            <text:p>114.525</text:p>
          </table:table-cell>
          <table:table-cell table:formula="of:=MIN([.$C534])" office:value-type="float" office:value="0" calcext:value-type="float">
            <text:p>0</text:p>
          </table:table-cell>
          <table:table-cell table:formula="of:=MEDIAN([.$B534])" office:value-type="float" office:value="114.525" calcext:value-type="float">
            <text:p>114.525</text:p>
          </table:table-cell>
          <table:table-cell table:formula="of:=MEDIAN([.$C534])" office:value-type="float" office:value="0" calcext:value-type="float">
            <text:p>0</text:p>
          </table:table-cell>
          <table:table-cell table:formula="of:=MAX([.$B534])" office:value-type="float" office:value="114.525" calcext:value-type="float">
            <text:p>114.525</text:p>
          </table:table-cell>
          <table:table-cell table:formula="of:=MAX([.$C5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5])" office:value-type="float" office:value="300" calcext:value-type="float">
            <text:p>300</text:p>
          </table:table-cell>
          <table:table-cell table:formula="of:=MIN([.$C535])" office:value-type="float" office:value="1" calcext:value-type="float">
            <text:p>1</text:p>
          </table:table-cell>
          <table:table-cell table:formula="of:=MEDIAN([.$B535])" office:value-type="float" office:value="300" calcext:value-type="float">
            <text:p>300</text:p>
          </table:table-cell>
          <table:table-cell table:formula="of:=MEDIAN([.$C535])" office:value-type="float" office:value="1" calcext:value-type="float">
            <text:p>1</text:p>
          </table:table-cell>
          <table:table-cell table:formula="of:=MAX([.$B535])" office:value-type="float" office:value="300" calcext:value-type="float">
            <text:p>300</text:p>
          </table:table-cell>
          <table:table-cell table:formula="of:=MAX([.$C5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6])" office:value-type="float" office:value="300" calcext:value-type="float">
            <text:p>300</text:p>
          </table:table-cell>
          <table:table-cell table:formula="of:=MIN([.$C536])" office:value-type="float" office:value="1" calcext:value-type="float">
            <text:p>1</text:p>
          </table:table-cell>
          <table:table-cell table:formula="of:=MEDIAN([.$B536])" office:value-type="float" office:value="300" calcext:value-type="float">
            <text:p>300</text:p>
          </table:table-cell>
          <table:table-cell table:formula="of:=MEDIAN([.$C536])" office:value-type="float" office:value="1" calcext:value-type="float">
            <text:p>1</text:p>
          </table:table-cell>
          <table:table-cell table:formula="of:=MAX([.$B536])" office:value-type="float" office:value="300" calcext:value-type="float">
            <text:p>300</text:p>
          </table:table-cell>
          <table:table-cell table:formula="of:=MAX([.$C5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aso/training_set.lp</text:p>
          </table:table-cell>
          <table:table-cell office:value-type="float" office:value="125.142" calcext:value-type="float">
            <text:p>125.142</text:p>
          </table:table-cell>
          <table:table-cell office:value-type="float" office:value="0" calcext:value-type="float">
            <text:p>0</text:p>
          </table:table-cell>
          <table:table-cell table:formula="of:=MIN([.$B537])" office:value-type="float" office:value="125.142" calcext:value-type="float">
            <text:p>125.142</text:p>
          </table:table-cell>
          <table:table-cell table:formula="of:=MIN([.$C537])" office:value-type="float" office:value="0" calcext:value-type="float">
            <text:p>0</text:p>
          </table:table-cell>
          <table:table-cell table:formula="of:=MEDIAN([.$B537])" office:value-type="float" office:value="125.142" calcext:value-type="float">
            <text:p>125.142</text:p>
          </table:table-cell>
          <table:table-cell table:formula="of:=MEDIAN([.$C537])" office:value-type="float" office:value="0" calcext:value-type="float">
            <text:p>0</text:p>
          </table:table-cell>
          <table:table-cell table:formula="of:=MAX([.$B537])" office:value-type="float" office:value="125.142" calcext:value-type="float">
            <text:p>125.142</text:p>
          </table:table-cell>
          <table:table-cell table:formula="of:=MAX([.$C5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3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8])" office:value-type="float" office:value="300" calcext:value-type="float">
            <text:p>300</text:p>
          </table:table-cell>
          <table:table-cell table:formula="of:=MIN([.$C538])" office:value-type="float" office:value="1" calcext:value-type="float">
            <text:p>1</text:p>
          </table:table-cell>
          <table:table-cell table:formula="of:=MEDIAN([.$B538])" office:value-type="float" office:value="300" calcext:value-type="float">
            <text:p>300</text:p>
          </table:table-cell>
          <table:table-cell table:formula="of:=MEDIAN([.$C538])" office:value-type="float" office:value="1" calcext:value-type="float">
            <text:p>1</text:p>
          </table:table-cell>
          <table:table-cell table:formula="of:=MAX([.$B538])" office:value-type="float" office:value="300" calcext:value-type="float">
            <text:p>300</text:p>
          </table:table-cell>
          <table:table-cell table:formula="of:=MAX([.$C5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9])" office:value-type="float" office:value="300" calcext:value-type="float">
            <text:p>300</text:p>
          </table:table-cell>
          <table:table-cell table:formula="of:=MIN([.$C539])" office:value-type="float" office:value="1" calcext:value-type="float">
            <text:p>1</text:p>
          </table:table-cell>
          <table:table-cell table:formula="of:=MEDIAN([.$B539])" office:value-type="float" office:value="300" calcext:value-type="float">
            <text:p>300</text:p>
          </table:table-cell>
          <table:table-cell table:formula="of:=MEDIAN([.$C539])" office:value-type="float" office:value="1" calcext:value-type="float">
            <text:p>1</text:p>
          </table:table-cell>
          <table:table-cell table:formula="of:=MAX([.$B539])" office:value-type="float" office:value="300" calcext:value-type="float">
            <text:p>300</text:p>
          </table:table-cell>
          <table:table-cell table:formula="of:=MAX([.$C5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3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aso/training_set.lp</text:p>
          </table:table-cell>
          <table:table-cell office:value-type="float" office:value="131.865" calcext:value-type="float">
            <text:p>131.865</text:p>
          </table:table-cell>
          <table:table-cell office:value-type="float" office:value="0" calcext:value-type="float">
            <text:p>0</text:p>
          </table:table-cell>
          <table:table-cell table:formula="of:=MIN([.$B540])" office:value-type="float" office:value="131.865" calcext:value-type="float">
            <text:p>131.865</text:p>
          </table:table-cell>
          <table:table-cell table:formula="of:=MIN([.$C540])" office:value-type="float" office:value="0" calcext:value-type="float">
            <text:p>0</text:p>
          </table:table-cell>
          <table:table-cell table:formula="of:=MEDIAN([.$B540])" office:value-type="float" office:value="131.865" calcext:value-type="float">
            <text:p>131.865</text:p>
          </table:table-cell>
          <table:table-cell table:formula="of:=MEDIAN([.$C540])" office:value-type="float" office:value="0" calcext:value-type="float">
            <text:p>0</text:p>
          </table:table-cell>
          <table:table-cell table:formula="of:=MAX([.$B540])" office:value-type="float" office:value="131.865" calcext:value-type="float">
            <text:p>131.865</text:p>
          </table:table-cell>
          <table:table-cell table:formula="of:=MAX([.$C5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4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1])" office:value-type="float" office:value="300" calcext:value-type="float">
            <text:p>300</text:p>
          </table:table-cell>
          <table:table-cell table:formula="of:=MIN([.$C541])" office:value-type="float" office:value="1" calcext:value-type="float">
            <text:p>1</text:p>
          </table:table-cell>
          <table:table-cell table:formula="of:=MEDIAN([.$B541])" office:value-type="float" office:value="300" calcext:value-type="float">
            <text:p>300</text:p>
          </table:table-cell>
          <table:table-cell table:formula="of:=MEDIAN([.$C541])" office:value-type="float" office:value="1" calcext:value-type="float">
            <text:p>1</text:p>
          </table:table-cell>
          <table:table-cell table:formula="of:=MAX([.$B541])" office:value-type="float" office:value="300" calcext:value-type="float">
            <text:p>300</text:p>
          </table:table-cell>
          <table:table-cell table:formula="of:=MAX([.$C5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2])" office:value-type="float" office:value="300" calcext:value-type="float">
            <text:p>300</text:p>
          </table:table-cell>
          <table:table-cell table:formula="of:=MIN([.$C542])" office:value-type="float" office:value="1" calcext:value-type="float">
            <text:p>1</text:p>
          </table:table-cell>
          <table:table-cell table:formula="of:=MEDIAN([.$B542])" office:value-type="float" office:value="300" calcext:value-type="float">
            <text:p>300</text:p>
          </table:table-cell>
          <table:table-cell table:formula="of:=MEDIAN([.$C542])" office:value-type="float" office:value="1" calcext:value-type="float">
            <text:p>1</text:p>
          </table:table-cell>
          <table:table-cell table:formula="of:=MAX([.$B542])" office:value-type="float" office:value="300" calcext:value-type="float">
            <text:p>300</text:p>
          </table:table-cell>
          <table:table-cell table:formula="of:=MAX([.$C5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2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542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aso/training_set.lp</text:p>
          </table:table-cell>
          <table:table-cell office:value-type="float" office:value="104.837" calcext:value-type="float">
            <text:p>104.837</text:p>
          </table:table-cell>
          <table:table-cell office:value-type="float" office:value="0" calcext:value-type="float">
            <text:p>0</text:p>
          </table:table-cell>
          <table:table-cell table:formula="of:=MIN([.$B543])" office:value-type="float" office:value="104.837" calcext:value-type="float">
            <text:p>104.837</text:p>
          </table:table-cell>
          <table:table-cell table:formula="of:=MIN([.$C543])" office:value-type="float" office:value="0" calcext:value-type="float">
            <text:p>0</text:p>
          </table:table-cell>
          <table:table-cell table:formula="of:=MEDIAN([.$B543])" office:value-type="float" office:value="104.837" calcext:value-type="float">
            <text:p>104.837</text:p>
          </table:table-cell>
          <table:table-cell table:formula="of:=MEDIAN([.$C543])" office:value-type="float" office:value="0" calcext:value-type="float">
            <text:p>0</text:p>
          </table:table-cell>
          <table:table-cell table:formula="of:=MAX([.$B543])" office:value-type="float" office:value="104.837" calcext:value-type="float">
            <text:p>104.837</text:p>
          </table:table-cell>
          <table:table-cell table:formula="of:=MAX([.$C5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4])" office:value-type="float" office:value="300" calcext:value-type="float">
            <text:p>300</text:p>
          </table:table-cell>
          <table:table-cell table:formula="of:=MIN([.$C544])" office:value-type="float" office:value="1" calcext:value-type="float">
            <text:p>1</text:p>
          </table:table-cell>
          <table:table-cell table:formula="of:=MEDIAN([.$B544])" office:value-type="float" office:value="300" calcext:value-type="float">
            <text:p>300</text:p>
          </table:table-cell>
          <table:table-cell table:formula="of:=MEDIAN([.$C544])" office:value-type="float" office:value="1" calcext:value-type="float">
            <text:p>1</text:p>
          </table:table-cell>
          <table:table-cell table:formula="of:=MAX([.$B544])" office:value-type="float" office:value="300" calcext:value-type="float">
            <text:p>300</text:p>
          </table:table-cell>
          <table:table-cell table:formula="of:=MAX([.$C5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4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5])" office:value-type="float" office:value="300" calcext:value-type="float">
            <text:p>300</text:p>
          </table:table-cell>
          <table:table-cell table:formula="of:=MIN([.$C545])" office:value-type="float" office:value="1" calcext:value-type="float">
            <text:p>1</text:p>
          </table:table-cell>
          <table:table-cell table:formula="of:=MEDIAN([.$B545])" office:value-type="float" office:value="300" calcext:value-type="float">
            <text:p>300</text:p>
          </table:table-cell>
          <table:table-cell table:formula="of:=MEDIAN([.$C545])" office:value-type="float" office:value="1" calcext:value-type="float">
            <text:p>1</text:p>
          </table:table-cell>
          <table:table-cell table:formula="of:=MAX([.$B545])" office:value-type="float" office:value="300" calcext:value-type="float">
            <text:p>300</text:p>
          </table:table-cell>
          <table:table-cell table:formula="of:=MAX([.$C5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4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aso/training_set.lp</text:p>
          </table:table-cell>
          <table:table-cell office:value-type="float" office:value="89.9301" calcext:value-type="float">
            <text:p>89.9301</text:p>
          </table:table-cell>
          <table:table-cell office:value-type="float" office:value="0" calcext:value-type="float">
            <text:p>0</text:p>
          </table:table-cell>
          <table:table-cell table:formula="of:=MIN([.$B546])" office:value-type="float" office:value="89.9301" calcext:value-type="float">
            <text:p>89.9301</text:p>
          </table:table-cell>
          <table:table-cell table:formula="of:=MIN([.$C546])" office:value-type="float" office:value="0" calcext:value-type="float">
            <text:p>0</text:p>
          </table:table-cell>
          <table:table-cell table:formula="of:=MEDIAN([.$B546])" office:value-type="float" office:value="89.9301" calcext:value-type="float">
            <text:p>89.9301</text:p>
          </table:table-cell>
          <table:table-cell table:formula="of:=MEDIAN([.$C546])" office:value-type="float" office:value="0" calcext:value-type="float">
            <text:p>0</text:p>
          </table:table-cell>
          <table:table-cell table:formula="of:=MAX([.$B546])" office:value-type="float" office:value="89.9301" calcext:value-type="float">
            <text:p>89.9301</text:p>
          </table:table-cell>
          <table:table-cell table:formula="of:=MAX([.$C54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4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4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7])" office:value-type="float" office:value="300" calcext:value-type="float">
            <text:p>300</text:p>
          </table:table-cell>
          <table:table-cell table:formula="of:=MIN([.$C547])" office:value-type="float" office:value="1" calcext:value-type="float">
            <text:p>1</text:p>
          </table:table-cell>
          <table:table-cell table:formula="of:=MEDIAN([.$B547])" office:value-type="float" office:value="300" calcext:value-type="float">
            <text:p>300</text:p>
          </table:table-cell>
          <table:table-cell table:formula="of:=MEDIAN([.$C547])" office:value-type="float" office:value="1" calcext:value-type="float">
            <text:p>1</text:p>
          </table:table-cell>
          <table:table-cell table:formula="of:=MAX([.$B547])" office:value-type="float" office:value="300" calcext:value-type="float">
            <text:p>300</text:p>
          </table:table-cell>
          <table:table-cell table:formula="of:=MAX([.$C5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4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8])" office:value-type="float" office:value="300" calcext:value-type="float">
            <text:p>300</text:p>
          </table:table-cell>
          <table:table-cell table:formula="of:=MIN([.$C548])" office:value-type="float" office:value="1" calcext:value-type="float">
            <text:p>1</text:p>
          </table:table-cell>
          <table:table-cell table:formula="of:=MEDIAN([.$B548])" office:value-type="float" office:value="300" calcext:value-type="float">
            <text:p>300</text:p>
          </table:table-cell>
          <table:table-cell table:formula="of:=MEDIAN([.$C548])" office:value-type="float" office:value="1" calcext:value-type="float">
            <text:p>1</text:p>
          </table:table-cell>
          <table:table-cell table:formula="of:=MAX([.$B548])" office:value-type="float" office:value="300" calcext:value-type="float">
            <text:p>300</text:p>
          </table:table-cell>
          <table:table-cell table:formula="of:=MAX([.$C54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4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aso/training_set.lp</text:p>
          </table:table-cell>
          <table:table-cell office:value-type="float" office:value="89.7604" calcext:value-type="float">
            <text:p>89.7604</text:p>
          </table:table-cell>
          <table:table-cell office:value-type="float" office:value="0" calcext:value-type="float">
            <text:p>0</text:p>
          </table:table-cell>
          <table:table-cell table:formula="of:=MIN([.$B549])" office:value-type="float" office:value="89.7604" calcext:value-type="float">
            <text:p>89.7604</text:p>
          </table:table-cell>
          <table:table-cell table:formula="of:=MIN([.$C549])" office:value-type="float" office:value="0" calcext:value-type="float">
            <text:p>0</text:p>
          </table:table-cell>
          <table:table-cell table:formula="of:=MEDIAN([.$B549])" office:value-type="float" office:value="89.7604" calcext:value-type="float">
            <text:p>89.7604</text:p>
          </table:table-cell>
          <table:table-cell table:formula="of:=MEDIAN([.$C549])" office:value-type="float" office:value="0" calcext:value-type="float">
            <text:p>0</text:p>
          </table:table-cell>
          <table:table-cell table:formula="of:=MAX([.$B549])" office:value-type="float" office:value="89.7604" calcext:value-type="float">
            <text:p>89.7604</text:p>
          </table:table-cell>
          <table:table-cell table:formula="of:=MAX([.$C54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4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0])" office:value-type="float" office:value="300" calcext:value-type="float">
            <text:p>300</text:p>
          </table:table-cell>
          <table:table-cell table:formula="of:=MIN([.$C550])" office:value-type="float" office:value="1" calcext:value-type="float">
            <text:p>1</text:p>
          </table:table-cell>
          <table:table-cell table:formula="of:=MEDIAN([.$B550])" office:value-type="float" office:value="300" calcext:value-type="float">
            <text:p>300</text:p>
          </table:table-cell>
          <table:table-cell table:formula="of:=MEDIAN([.$C550])" office:value-type="float" office:value="1" calcext:value-type="float">
            <text:p>1</text:p>
          </table:table-cell>
          <table:table-cell table:formula="of:=MAX([.$B550])" office:value-type="float" office:value="300" calcext:value-type="float">
            <text:p>300</text:p>
          </table:table-cell>
          <table:table-cell table:formula="of:=MAX([.$C55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1])" office:value-type="float" office:value="300" calcext:value-type="float">
            <text:p>300</text:p>
          </table:table-cell>
          <table:table-cell table:formula="of:=MIN([.$C551])" office:value-type="float" office:value="1" calcext:value-type="float">
            <text:p>1</text:p>
          </table:table-cell>
          <table:table-cell table:formula="of:=MEDIAN([.$B551])" office:value-type="float" office:value="300" calcext:value-type="float">
            <text:p>300</text:p>
          </table:table-cell>
          <table:table-cell table:formula="of:=MEDIAN([.$C551])" office:value-type="float" office:value="1" calcext:value-type="float">
            <text:p>1</text:p>
          </table:table-cell>
          <table:table-cell table:formula="of:=MAX([.$B551])" office:value-type="float" office:value="300" calcext:value-type="float">
            <text:p>300</text:p>
          </table:table-cell>
          <table:table-cell table:formula="of:=MAX([.$C5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1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551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aso/training_set.lp</text:p>
          </table:table-cell>
          <table:table-cell office:value-type="float" office:value="108.839" calcext:value-type="float">
            <text:p>108.839</text:p>
          </table:table-cell>
          <table:table-cell office:value-type="float" office:value="0" calcext:value-type="float">
            <text:p>0</text:p>
          </table:table-cell>
          <table:table-cell table:formula="of:=MIN([.$B552])" office:value-type="float" office:value="108.839" calcext:value-type="float">
            <text:p>108.839</text:p>
          </table:table-cell>
          <table:table-cell table:formula="of:=MIN([.$C552])" office:value-type="float" office:value="0" calcext:value-type="float">
            <text:p>0</text:p>
          </table:table-cell>
          <table:table-cell table:formula="of:=MEDIAN([.$B552])" office:value-type="float" office:value="108.839" calcext:value-type="float">
            <text:p>108.839</text:p>
          </table:table-cell>
          <table:table-cell table:formula="of:=MEDIAN([.$C552])" office:value-type="float" office:value="0" calcext:value-type="float">
            <text:p>0</text:p>
          </table:table-cell>
          <table:table-cell table:formula="of:=MAX([.$B552])" office:value-type="float" office:value="108.839" calcext:value-type="float">
            <text:p>108.839</text:p>
          </table:table-cell>
          <table:table-cell table:formula="of:=MAX([.$C55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5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3])" office:value-type="float" office:value="300" calcext:value-type="float">
            <text:p>300</text:p>
          </table:table-cell>
          <table:table-cell table:formula="of:=MIN([.$C553])" office:value-type="float" office:value="1" calcext:value-type="float">
            <text:p>1</text:p>
          </table:table-cell>
          <table:table-cell table:formula="of:=MEDIAN([.$B553])" office:value-type="float" office:value="300" calcext:value-type="float">
            <text:p>300</text:p>
          </table:table-cell>
          <table:table-cell table:formula="of:=MEDIAN([.$C553])" office:value-type="float" office:value="1" calcext:value-type="float">
            <text:p>1</text:p>
          </table:table-cell>
          <table:table-cell table:formula="of:=MAX([.$B553])" office:value-type="float" office:value="300" calcext:value-type="float">
            <text:p>300</text:p>
          </table:table-cell>
          <table:table-cell table:formula="of:=MAX([.$C5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5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4])" office:value-type="float" office:value="300" calcext:value-type="float">
            <text:p>300</text:p>
          </table:table-cell>
          <table:table-cell table:formula="of:=MIN([.$C554])" office:value-type="float" office:value="1" calcext:value-type="float">
            <text:p>1</text:p>
          </table:table-cell>
          <table:table-cell table:formula="of:=MEDIAN([.$B554])" office:value-type="float" office:value="300" calcext:value-type="float">
            <text:p>300</text:p>
          </table:table-cell>
          <table:table-cell table:formula="of:=MEDIAN([.$C554])" office:value-type="float" office:value="1" calcext:value-type="float">
            <text:p>1</text:p>
          </table:table-cell>
          <table:table-cell table:formula="of:=MAX([.$B554])" office:value-type="float" office:value="300" calcext:value-type="float">
            <text:p>300</text:p>
          </table:table-cell>
          <table:table-cell table:formula="of:=MAX([.$C5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4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554])/36" office:value-type="float" office:value="0.861111111111111" calcext:value-type="float">
            <text:p>0.861111111111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aso/training_set.lp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0" calcext:value-type="float">
            <text:p>0</text:p>
          </table:table-cell>
          <table:table-cell table:formula="of:=MIN([.$B555])" office:value-type="float" office:value="101.029" calcext:value-type="float">
            <text:p>101.029</text:p>
          </table:table-cell>
          <table:table-cell table:formula="of:=MIN([.$C555])" office:value-type="float" office:value="0" calcext:value-type="float">
            <text:p>0</text:p>
          </table:table-cell>
          <table:table-cell table:formula="of:=MEDIAN([.$B555])" office:value-type="float" office:value="101.029" calcext:value-type="float">
            <text:p>101.029</text:p>
          </table:table-cell>
          <table:table-cell table:formula="of:=MEDIAN([.$C555])" office:value-type="float" office:value="0" calcext:value-type="float">
            <text:p>0</text:p>
          </table:table-cell>
          <table:table-cell table:formula="of:=MAX([.$B555])" office:value-type="float" office:value="101.029" calcext:value-type="float">
            <text:p>101.029</text:p>
          </table:table-cell>
          <table:table-cell table:formula="of:=MAX([.$C55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5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5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6])" office:value-type="float" office:value="300" calcext:value-type="float">
            <text:p>300</text:p>
          </table:table-cell>
          <table:table-cell table:formula="of:=MIN([.$C556])" office:value-type="float" office:value="1" calcext:value-type="float">
            <text:p>1</text:p>
          </table:table-cell>
          <table:table-cell table:formula="of:=MEDIAN([.$B556])" office:value-type="float" office:value="300" calcext:value-type="float">
            <text:p>300</text:p>
          </table:table-cell>
          <table:table-cell table:formula="of:=MEDIAN([.$C556])" office:value-type="float" office:value="1" calcext:value-type="float">
            <text:p>1</text:p>
          </table:table-cell>
          <table:table-cell table:formula="of:=MAX([.$B556])" office:value-type="float" office:value="300" calcext:value-type="float">
            <text:p>300</text:p>
          </table:table-cell>
          <table:table-cell table:formula="of:=MAX([.$C55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5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7])" office:value-type="float" office:value="300" calcext:value-type="float">
            <text:p>300</text:p>
          </table:table-cell>
          <table:table-cell table:formula="of:=MIN([.$C557])" office:value-type="float" office:value="1" calcext:value-type="float">
            <text:p>1</text:p>
          </table:table-cell>
          <table:table-cell table:formula="of:=MEDIAN([.$B557])" office:value-type="float" office:value="300" calcext:value-type="float">
            <text:p>300</text:p>
          </table:table-cell>
          <table:table-cell table:formula="of:=MEDIAN([.$C557])" office:value-type="float" office:value="1" calcext:value-type="float">
            <text:p>1</text:p>
          </table:table-cell>
          <table:table-cell table:formula="of:=MAX([.$B557])" office:value-type="float" office:value="300" calcext:value-type="float">
            <text:p>300</text:p>
          </table:table-cell>
          <table:table-cell table:formula="of:=MAX([.$C55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7])/9" office:value-type="float" office:value="0.444444444444444" calcext:value-type="float">
            <text:p>0.444</text:p>
          </table:table-cell>
          <table:table-cell office:value-type="float" office:value="8" calcext:value-type="float">
            <text:p>8</text:p>
          </table:table-cell>
          <table:table-cell table:formula="of:=(36-[.L557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aso/training_set.lp</text:p>
          </table:table-cell>
          <table:table-cell office:value-type="float" office:value="121.403" calcext:value-type="float">
            <text:p>121.403</text:p>
          </table:table-cell>
          <table:table-cell office:value-type="float" office:value="0" calcext:value-type="float">
            <text:p>0</text:p>
          </table:table-cell>
          <table:table-cell table:formula="of:=MIN([.$B558])" office:value-type="float" office:value="121.403" calcext:value-type="float">
            <text:p>121.403</text:p>
          </table:table-cell>
          <table:table-cell table:formula="of:=MIN([.$C558])" office:value-type="float" office:value="0" calcext:value-type="float">
            <text:p>0</text:p>
          </table:table-cell>
          <table:table-cell table:formula="of:=MEDIAN([.$B558])" office:value-type="float" office:value="121.403" calcext:value-type="float">
            <text:p>121.403</text:p>
          </table:table-cell>
          <table:table-cell table:formula="of:=MEDIAN([.$C558])" office:value-type="float" office:value="0" calcext:value-type="float">
            <text:p>0</text:p>
          </table:table-cell>
          <table:table-cell table:formula="of:=MAX([.$B558])" office:value-type="float" office:value="121.403" calcext:value-type="float">
            <text:p>121.403</text:p>
          </table:table-cell>
          <table:table-cell table:formula="of:=MAX([.$C5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5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9])" office:value-type="float" office:value="300" calcext:value-type="float">
            <text:p>300</text:p>
          </table:table-cell>
          <table:table-cell table:formula="of:=MIN([.$C559])" office:value-type="float" office:value="1" calcext:value-type="float">
            <text:p>1</text:p>
          </table:table-cell>
          <table:table-cell table:formula="of:=MEDIAN([.$B559])" office:value-type="float" office:value="300" calcext:value-type="float">
            <text:p>300</text:p>
          </table:table-cell>
          <table:table-cell table:formula="of:=MEDIAN([.$C559])" office:value-type="float" office:value="1" calcext:value-type="float">
            <text:p>1</text:p>
          </table:table-cell>
          <table:table-cell table:formula="of:=MAX([.$B559])" office:value-type="float" office:value="300" calcext:value-type="float">
            <text:p>300</text:p>
          </table:table-cell>
          <table:table-cell table:formula="of:=MAX([.$C5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5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0])" office:value-type="float" office:value="300" calcext:value-type="float">
            <text:p>300</text:p>
          </table:table-cell>
          <table:table-cell table:formula="of:=MIN([.$C560])" office:value-type="float" office:value="1" calcext:value-type="float">
            <text:p>1</text:p>
          </table:table-cell>
          <table:table-cell table:formula="of:=MEDIAN([.$B560])" office:value-type="float" office:value="300" calcext:value-type="float">
            <text:p>300</text:p>
          </table:table-cell>
          <table:table-cell table:formula="of:=MEDIAN([.$C560])" office:value-type="float" office:value="1" calcext:value-type="float">
            <text:p>1</text:p>
          </table:table-cell>
          <table:table-cell table:formula="of:=MAX([.$B560])" office:value-type="float" office:value="300" calcext:value-type="float">
            <text:p>300</text:p>
          </table:table-cell>
          <table:table-cell table:formula="of:=MAX([.$C56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6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6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aso/training_set.lp</text:p>
          </table:table-cell>
          <table:table-cell office:value-type="float" office:value="128.146" calcext:value-type="float">
            <text:p>128.146</text:p>
          </table:table-cell>
          <table:table-cell office:value-type="float" office:value="0" calcext:value-type="float">
            <text:p>0</text:p>
          </table:table-cell>
          <table:table-cell table:formula="of:=MIN([.$B561])" office:value-type="float" office:value="128.146" calcext:value-type="float">
            <text:p>128.146</text:p>
          </table:table-cell>
          <table:table-cell table:formula="of:=MIN([.$C561])" office:value-type="float" office:value="0" calcext:value-type="float">
            <text:p>0</text:p>
          </table:table-cell>
          <table:table-cell table:formula="of:=MEDIAN([.$B561])" office:value-type="float" office:value="128.146" calcext:value-type="float">
            <text:p>128.146</text:p>
          </table:table-cell>
          <table:table-cell table:formula="of:=MEDIAN([.$C561])" office:value-type="float" office:value="0" calcext:value-type="float">
            <text:p>0</text:p>
          </table:table-cell>
          <table:table-cell table:formula="of:=MAX([.$B561])" office:value-type="float" office:value="128.146" calcext:value-type="float">
            <text:p>128.146</text:p>
          </table:table-cell>
          <table:table-cell table:formula="of:=MAX([.$C5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6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56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2])" office:value-type="float" office:value="300" calcext:value-type="float">
            <text:p>300</text:p>
          </table:table-cell>
          <table:table-cell table:formula="of:=MIN([.$C562])" office:value-type="float" office:value="1" calcext:value-type="float">
            <text:p>1</text:p>
          </table:table-cell>
          <table:table-cell table:formula="of:=MEDIAN([.$B562])" office:value-type="float" office:value="300" calcext:value-type="float">
            <text:p>300</text:p>
          </table:table-cell>
          <table:table-cell table:formula="of:=MEDIAN([.$C562])" office:value-type="float" office:value="1" calcext:value-type="float">
            <text:p>1</text:p>
          </table:table-cell>
          <table:table-cell table:formula="of:=MAX([.$B562])" office:value-type="float" office:value="300" calcext:value-type="float">
            <text:p>300</text:p>
          </table:table-cell>
          <table:table-cell table:formula="of:=MAX([.$C5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3])" office:value-type="float" office:value="300" calcext:value-type="float">
            <text:p>300</text:p>
          </table:table-cell>
          <table:table-cell table:formula="of:=MIN([.$C563])" office:value-type="float" office:value="1" calcext:value-type="float">
            <text:p>1</text:p>
          </table:table-cell>
          <table:table-cell table:formula="of:=MEDIAN([.$B563])" office:value-type="float" office:value="300" calcext:value-type="float">
            <text:p>300</text:p>
          </table:table-cell>
          <table:table-cell table:formula="of:=MEDIAN([.$C563])" office:value-type="float" office:value="1" calcext:value-type="float">
            <text:p>1</text:p>
          </table:table-cell>
          <table:table-cell table:formula="of:=MAX([.$B563])" office:value-type="float" office:value="300" calcext:value-type="float">
            <text:p>300</text:p>
          </table:table-cell>
          <table:table-cell table:formula="of:=MAX([.$C5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563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aso/training_set.lp</text:p>
          </table:table-cell>
          <table:table-cell office:value-type="float" office:value="109.181" calcext:value-type="float">
            <text:p>109.181</text:p>
          </table:table-cell>
          <table:table-cell office:value-type="float" office:value="0" calcext:value-type="float">
            <text:p>0</text:p>
          </table:table-cell>
          <table:table-cell table:formula="of:=MIN([.$B564])" office:value-type="float" office:value="109.181" calcext:value-type="float">
            <text:p>109.181</text:p>
          </table:table-cell>
          <table:table-cell table:formula="of:=MIN([.$C564])" office:value-type="float" office:value="0" calcext:value-type="float">
            <text:p>0</text:p>
          </table:table-cell>
          <table:table-cell table:formula="of:=MEDIAN([.$B564])" office:value-type="float" office:value="109.181" calcext:value-type="float">
            <text:p>109.181</text:p>
          </table:table-cell>
          <table:table-cell table:formula="of:=MEDIAN([.$C564])" office:value-type="float" office:value="0" calcext:value-type="float">
            <text:p>0</text:p>
          </table:table-cell>
          <table:table-cell table:formula="of:=MAX([.$B564])" office:value-type="float" office:value="109.181" calcext:value-type="float">
            <text:p>109.181</text:p>
          </table:table-cell>
          <table:table-cell table:formula="of:=MAX([.$C5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6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5])" office:value-type="float" office:value="300" calcext:value-type="float">
            <text:p>300</text:p>
          </table:table-cell>
          <table:table-cell table:formula="of:=MIN([.$C565])" office:value-type="float" office:value="1" calcext:value-type="float">
            <text:p>1</text:p>
          </table:table-cell>
          <table:table-cell table:formula="of:=MEDIAN([.$B565])" office:value-type="float" office:value="300" calcext:value-type="float">
            <text:p>300</text:p>
          </table:table-cell>
          <table:table-cell table:formula="of:=MEDIAN([.$C565])" office:value-type="float" office:value="1" calcext:value-type="float">
            <text:p>1</text:p>
          </table:table-cell>
          <table:table-cell table:formula="of:=MAX([.$B565])" office:value-type="float" office:value="300" calcext:value-type="float">
            <text:p>300</text:p>
          </table:table-cell>
          <table:table-cell table:formula="of:=MAX([.$C5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6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6])" office:value-type="float" office:value="300" calcext:value-type="float">
            <text:p>300</text:p>
          </table:table-cell>
          <table:table-cell table:formula="of:=MIN([.$C566])" office:value-type="float" office:value="1" calcext:value-type="float">
            <text:p>1</text:p>
          </table:table-cell>
          <table:table-cell table:formula="of:=MEDIAN([.$B566])" office:value-type="float" office:value="300" calcext:value-type="float">
            <text:p>300</text:p>
          </table:table-cell>
          <table:table-cell table:formula="of:=MEDIAN([.$C566])" office:value-type="float" office:value="1" calcext:value-type="float">
            <text:p>1</text:p>
          </table:table-cell>
          <table:table-cell table:formula="of:=MAX([.$B566])" office:value-type="float" office:value="300" calcext:value-type="float">
            <text:p>300</text:p>
          </table:table-cell>
          <table:table-cell table:formula="of:=MAX([.$C5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6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56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aso/training_set.lp</text:p>
          </table:table-cell>
          <table:table-cell office:value-type="float" office:value="93.241" calcext:value-type="float">
            <text:p>93.241</text:p>
          </table:table-cell>
          <table:table-cell office:value-type="float" office:value="0" calcext:value-type="float">
            <text:p>0</text:p>
          </table:table-cell>
          <table:table-cell table:formula="of:=MIN([.$B567])" office:value-type="float" office:value="93.241" calcext:value-type="float">
            <text:p>93.241</text:p>
          </table:table-cell>
          <table:table-cell table:formula="of:=MIN([.$C567])" office:value-type="float" office:value="0" calcext:value-type="float">
            <text:p>0</text:p>
          </table:table-cell>
          <table:table-cell table:formula="of:=MEDIAN([.$B567])" office:value-type="float" office:value="93.241" calcext:value-type="float">
            <text:p>93.241</text:p>
          </table:table-cell>
          <table:table-cell table:formula="of:=MEDIAN([.$C567])" office:value-type="float" office:value="0" calcext:value-type="float">
            <text:p>0</text:p>
          </table:table-cell>
          <table:table-cell table:formula="of:=MAX([.$B567])" office:value-type="float" office:value="93.241" calcext:value-type="float">
            <text:p>93.241</text:p>
          </table:table-cell>
          <table:table-cell table:formula="of:=MAX([.$C5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6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8])" office:value-type="float" office:value="300" calcext:value-type="float">
            <text:p>300</text:p>
          </table:table-cell>
          <table:table-cell table:formula="of:=MIN([.$C568])" office:value-type="float" office:value="1" calcext:value-type="float">
            <text:p>1</text:p>
          </table:table-cell>
          <table:table-cell table:formula="of:=MEDIAN([.$B568])" office:value-type="float" office:value="300" calcext:value-type="float">
            <text:p>300</text:p>
          </table:table-cell>
          <table:table-cell table:formula="of:=MEDIAN([.$C568])" office:value-type="float" office:value="1" calcext:value-type="float">
            <text:p>1</text:p>
          </table:table-cell>
          <table:table-cell table:formula="of:=MAX([.$B568])" office:value-type="float" office:value="300" calcext:value-type="float">
            <text:p>300</text:p>
          </table:table-cell>
          <table:table-cell table:formula="of:=MAX([.$C56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6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8/training_po_full_v8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9])" office:value-type="float" office:value="300" calcext:value-type="float">
            <text:p>300</text:p>
          </table:table-cell>
          <table:table-cell table:formula="of:=MIN([.$C569])" office:value-type="float" office:value="1" calcext:value-type="float">
            <text:p>1</text:p>
          </table:table-cell>
          <table:table-cell table:formula="of:=MEDIAN([.$B569])" office:value-type="float" office:value="300" calcext:value-type="float">
            <text:p>300</text:p>
          </table:table-cell>
          <table:table-cell table:formula="of:=MEDIAN([.$C569])" office:value-type="float" office:value="1" calcext:value-type="float">
            <text:p>1</text:p>
          </table:table-cell>
          <table:table-cell table:formula="of:=MAX([.$B569])" office:value-type="float" office:value="300" calcext:value-type="float">
            <text:p>300</text:p>
          </table:table-cell>
          <table:table-cell table:formula="of:=MAX([.$C5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69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9/training_po_full_v9/user11/aso/training_set.lp</text:p>
          </table:table-cell>
          <table:table-cell table:style-name="ce1" office:value-type="float" office:value="104.487" calcext:value-type="float">
            <text:p>104.48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MIN([.$B570])" office:value-type="float" office:value="104.487" calcext:value-type="float">
            <text:p>104.487</text:p>
          </table:table-cell>
          <table:table-cell table:style-name="ce1" table:formula="of:=MIN([.$C570])" office:value-type="float" office:value="0" calcext:value-type="float">
            <text:p>0</text:p>
          </table:table-cell>
          <table:table-cell table:style-name="ce1" table:formula="of:=MEDIAN([.$B570])" office:value-type="float" office:value="104.487" calcext:value-type="float">
            <text:p>104.487</text:p>
          </table:table-cell>
          <table:table-cell table:style-name="ce1" table:formula="of:=MEDIAN([.$C570])" office:value-type="float" office:value="0" calcext:value-type="float">
            <text:p>0</text:p>
          </table:table-cell>
          <table:table-cell table:style-name="ce1" table:formula="of:=MAX([.$B570])" office:value-type="float" office:value="104.487" calcext:value-type="float">
            <text:p>104.487</text:p>
          </table:table-cell>
          <table:table-cell table:style-name="ce1" table:formula="of:=MAX([.$C570]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(9-[.J570])/9" office:value-type="float" office:value="0.888888888888889" calcext:value-type="float">
            <text:p>0.889</text:p>
          </table:table-cell>
          <table:table-cell table:style-name="ce1" office:value-type="float" office:value="0" calcext:value-type="float">
            <text:p>0</text:p>
          </table:table-cell>
          <table:table-cell table:formula="of:=(36-[.L570])/36" office:value-type="float" office:value="1" calcext:value-type="float">
            <text:p>1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val9/training_po_full_v9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1])" office:value-type="float" office:value="300" calcext:value-type="float">
            <text:p>300</text:p>
          </table:table-cell>
          <table:table-cell table:formula="of:=MIN([.$C571])" office:value-type="float" office:value="1" calcext:value-type="float">
            <text:p>1</text:p>
          </table:table-cell>
          <table:table-cell table:formula="of:=MEDIAN([.$B571])" office:value-type="float" office:value="300" calcext:value-type="float">
            <text:p>300</text:p>
          </table:table-cell>
          <table:table-cell table:formula="of:=MEDIAN([.$C571])" office:value-type="float" office:value="1" calcext:value-type="float">
            <text:p>1</text:p>
          </table:table-cell>
          <table:table-cell table:formula="of:=MAX([.$B571])" office:value-type="float" office:value="300" calcext:value-type="float">
            <text:p>300</text:p>
          </table:table-cell>
          <table:table-cell table:formula="of:=MAX([.$C5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7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2])" office:value-type="float" office:value="300" calcext:value-type="float">
            <text:p>300</text:p>
          </table:table-cell>
          <table:table-cell table:formula="of:=MIN([.$C572])" office:value-type="float" office:value="1" calcext:value-type="float">
            <text:p>1</text:p>
          </table:table-cell>
          <table:table-cell table:formula="of:=MEDIAN([.$B572])" office:value-type="float" office:value="300" calcext:value-type="float">
            <text:p>300</text:p>
          </table:table-cell>
          <table:table-cell table:formula="of:=MEDIAN([.$C572])" office:value-type="float" office:value="1" calcext:value-type="float">
            <text:p>1</text:p>
          </table:table-cell>
          <table:table-cell table:formula="of:=MAX([.$B572])" office:value-type="float" office:value="300" calcext:value-type="float">
            <text:p>300</text:p>
          </table:table-cell>
          <table:table-cell table:formula="of:=MAX([.$C5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72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aso/training_set.lp</text:p>
          </table:table-cell>
          <table:table-cell office:value-type="float" office:value="114.953" calcext:value-type="float">
            <text:p>114.953</text:p>
          </table:table-cell>
          <table:table-cell office:value-type="float" office:value="0" calcext:value-type="float">
            <text:p>0</text:p>
          </table:table-cell>
          <table:table-cell table:formula="of:=MIN([.$B573])" office:value-type="float" office:value="114.953" calcext:value-type="float">
            <text:p>114.953</text:p>
          </table:table-cell>
          <table:table-cell table:formula="of:=MIN([.$C573])" office:value-type="float" office:value="0" calcext:value-type="float">
            <text:p>0</text:p>
          </table:table-cell>
          <table:table-cell table:formula="of:=MEDIAN([.$B573])" office:value-type="float" office:value="114.953" calcext:value-type="float">
            <text:p>114.953</text:p>
          </table:table-cell>
          <table:table-cell table:formula="of:=MEDIAN([.$C573])" office:value-type="float" office:value="0" calcext:value-type="float">
            <text:p>0</text:p>
          </table:table-cell>
          <table:table-cell table:formula="of:=MAX([.$B573])" office:value-type="float" office:value="114.953" calcext:value-type="float">
            <text:p>114.953</text:p>
          </table:table-cell>
          <table:table-cell table:formula="of:=MAX([.$C57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4])" office:value-type="float" office:value="300" calcext:value-type="float">
            <text:p>300</text:p>
          </table:table-cell>
          <table:table-cell table:formula="of:=MIN([.$C574])" office:value-type="float" office:value="1" calcext:value-type="float">
            <text:p>1</text:p>
          </table:table-cell>
          <table:table-cell table:formula="of:=MEDIAN([.$B574])" office:value-type="float" office:value="300" calcext:value-type="float">
            <text:p>300</text:p>
          </table:table-cell>
          <table:table-cell table:formula="of:=MEDIAN([.$C574])" office:value-type="float" office:value="1" calcext:value-type="float">
            <text:p>1</text:p>
          </table:table-cell>
          <table:table-cell table:formula="of:=MAX([.$B574])" office:value-type="float" office:value="300" calcext:value-type="float">
            <text:p>300</text:p>
          </table:table-cell>
          <table:table-cell table:formula="of:=MAX([.$C5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5])" office:value-type="float" office:value="300" calcext:value-type="float">
            <text:p>300</text:p>
          </table:table-cell>
          <table:table-cell table:formula="of:=MIN([.$C575])" office:value-type="float" office:value="1" calcext:value-type="float">
            <text:p>1</text:p>
          </table:table-cell>
          <table:table-cell table:formula="of:=MEDIAN([.$B575])" office:value-type="float" office:value="300" calcext:value-type="float">
            <text:p>300</text:p>
          </table:table-cell>
          <table:table-cell table:formula="of:=MEDIAN([.$C575])" office:value-type="float" office:value="1" calcext:value-type="float">
            <text:p>1</text:p>
          </table:table-cell>
          <table:table-cell table:formula="of:=MAX([.$B575])" office:value-type="float" office:value="300" calcext:value-type="float">
            <text:p>300</text:p>
          </table:table-cell>
          <table:table-cell table:formula="of:=MAX([.$C57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7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7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aso/training_set.lp</text:p>
          </table:table-cell>
          <table:table-cell office:value-type="float" office:value="96.7261" calcext:value-type="float">
            <text:p>96.7261</text:p>
          </table:table-cell>
          <table:table-cell office:value-type="float" office:value="0" calcext:value-type="float">
            <text:p>0</text:p>
          </table:table-cell>
          <table:table-cell table:formula="of:=MIN([.$B576])" office:value-type="float" office:value="96.7261" calcext:value-type="float">
            <text:p>96.7261</text:p>
          </table:table-cell>
          <table:table-cell table:formula="of:=MIN([.$C576])" office:value-type="float" office:value="0" calcext:value-type="float">
            <text:p>0</text:p>
          </table:table-cell>
          <table:table-cell table:formula="of:=MEDIAN([.$B576])" office:value-type="float" office:value="96.7261" calcext:value-type="float">
            <text:p>96.7261</text:p>
          </table:table-cell>
          <table:table-cell table:formula="of:=MEDIAN([.$C576])" office:value-type="float" office:value="0" calcext:value-type="float">
            <text:p>0</text:p>
          </table:table-cell>
          <table:table-cell table:formula="of:=MAX([.$B576])" office:value-type="float" office:value="96.7261" calcext:value-type="float">
            <text:p>96.7261</text:p>
          </table:table-cell>
          <table:table-cell table:formula="of:=MAX([.$C57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7])" office:value-type="float" office:value="300" calcext:value-type="float">
            <text:p>300</text:p>
          </table:table-cell>
          <table:table-cell table:formula="of:=MIN([.$C577])" office:value-type="float" office:value="1" calcext:value-type="float">
            <text:p>1</text:p>
          </table:table-cell>
          <table:table-cell table:formula="of:=MEDIAN([.$B577])" office:value-type="float" office:value="300" calcext:value-type="float">
            <text:p>300</text:p>
          </table:table-cell>
          <table:table-cell table:formula="of:=MEDIAN([.$C577])" office:value-type="float" office:value="1" calcext:value-type="float">
            <text:p>1</text:p>
          </table:table-cell>
          <table:table-cell table:formula="of:=MAX([.$B577])" office:value-type="float" office:value="300" calcext:value-type="float">
            <text:p>300</text:p>
          </table:table-cell>
          <table:table-cell table:formula="of:=MAX([.$C57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7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7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8])" office:value-type="float" office:value="300" calcext:value-type="float">
            <text:p>300</text:p>
          </table:table-cell>
          <table:table-cell table:formula="of:=MIN([.$C578])" office:value-type="float" office:value="1" calcext:value-type="float">
            <text:p>1</text:p>
          </table:table-cell>
          <table:table-cell table:formula="of:=MEDIAN([.$B578])" office:value-type="float" office:value="300" calcext:value-type="float">
            <text:p>300</text:p>
          </table:table-cell>
          <table:table-cell table:formula="of:=MEDIAN([.$C578])" office:value-type="float" office:value="1" calcext:value-type="float">
            <text:p>1</text:p>
          </table:table-cell>
          <table:table-cell table:formula="of:=MAX([.$B578])" office:value-type="float" office:value="300" calcext:value-type="float">
            <text:p>300</text:p>
          </table:table-cell>
          <table:table-cell table:formula="of:=MAX([.$C5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7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aso/training_set.lp</text:p>
          </table:table-cell>
          <table:table-cell office:value-type="float" office:value="98.7517" calcext:value-type="float">
            <text:p>98.7517</text:p>
          </table:table-cell>
          <table:table-cell office:value-type="float" office:value="0" calcext:value-type="float">
            <text:p>0</text:p>
          </table:table-cell>
          <table:table-cell table:formula="of:=MIN([.$B579])" office:value-type="float" office:value="98.7517" calcext:value-type="float">
            <text:p>98.7517</text:p>
          </table:table-cell>
          <table:table-cell table:formula="of:=MIN([.$C579])" office:value-type="float" office:value="0" calcext:value-type="float">
            <text:p>0</text:p>
          </table:table-cell>
          <table:table-cell table:formula="of:=MEDIAN([.$B579])" office:value-type="float" office:value="98.7517" calcext:value-type="float">
            <text:p>98.7517</text:p>
          </table:table-cell>
          <table:table-cell table:formula="of:=MEDIAN([.$C579])" office:value-type="float" office:value="0" calcext:value-type="float">
            <text:p>0</text:p>
          </table:table-cell>
          <table:table-cell table:formula="of:=MAX([.$B579])" office:value-type="float" office:value="98.7517" calcext:value-type="float">
            <text:p>98.7517</text:p>
          </table:table-cell>
          <table:table-cell table:formula="of:=MAX([.$C57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7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7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0])" office:value-type="float" office:value="300" calcext:value-type="float">
            <text:p>300</text:p>
          </table:table-cell>
          <table:table-cell table:formula="of:=MIN([.$C580])" office:value-type="float" office:value="1" calcext:value-type="float">
            <text:p>1</text:p>
          </table:table-cell>
          <table:table-cell table:formula="of:=MEDIAN([.$B580])" office:value-type="float" office:value="300" calcext:value-type="float">
            <text:p>300</text:p>
          </table:table-cell>
          <table:table-cell table:formula="of:=MEDIAN([.$C580])" office:value-type="float" office:value="1" calcext:value-type="float">
            <text:p>1</text:p>
          </table:table-cell>
          <table:table-cell table:formula="of:=MAX([.$B580])" office:value-type="float" office:value="300" calcext:value-type="float">
            <text:p>300</text:p>
          </table:table-cell>
          <table:table-cell table:formula="of:=MAX([.$C5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8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1])" office:value-type="float" office:value="300" calcext:value-type="float">
            <text:p>300</text:p>
          </table:table-cell>
          <table:table-cell table:formula="of:=MIN([.$C581])" office:value-type="float" office:value="1" calcext:value-type="float">
            <text:p>1</text:p>
          </table:table-cell>
          <table:table-cell table:formula="of:=MEDIAN([.$B581])" office:value-type="float" office:value="300" calcext:value-type="float">
            <text:p>300</text:p>
          </table:table-cell>
          <table:table-cell table:formula="of:=MEDIAN([.$C581])" office:value-type="float" office:value="1" calcext:value-type="float">
            <text:p>1</text:p>
          </table:table-cell>
          <table:table-cell table:formula="of:=MAX([.$B581])" office:value-type="float" office:value="300" calcext:value-type="float">
            <text:p>300</text:p>
          </table:table-cell>
          <table:table-cell table:formula="of:=MAX([.$C5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581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aso/training_set.lp</text:p>
          </table:table-cell>
          <table:table-cell office:value-type="float" office:value="93.1474" calcext:value-type="float">
            <text:p>93.1474</text:p>
          </table:table-cell>
          <table:table-cell office:value-type="float" office:value="0" calcext:value-type="float">
            <text:p>0</text:p>
          </table:table-cell>
          <table:table-cell table:formula="of:=MIN([.$B582])" office:value-type="float" office:value="93.1474" calcext:value-type="float">
            <text:p>93.1474</text:p>
          </table:table-cell>
          <table:table-cell table:formula="of:=MIN([.$C582])" office:value-type="float" office:value="0" calcext:value-type="float">
            <text:p>0</text:p>
          </table:table-cell>
          <table:table-cell table:formula="of:=MEDIAN([.$B582])" office:value-type="float" office:value="93.1474" calcext:value-type="float">
            <text:p>93.1474</text:p>
          </table:table-cell>
          <table:table-cell table:formula="of:=MEDIAN([.$C582])" office:value-type="float" office:value="0" calcext:value-type="float">
            <text:p>0</text:p>
          </table:table-cell>
          <table:table-cell table:formula="of:=MAX([.$B582])" office:value-type="float" office:value="93.1474" calcext:value-type="float">
            <text:p>93.1474</text:p>
          </table:table-cell>
          <table:table-cell table:formula="of:=MAX([.$C58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8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8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3])" office:value-type="float" office:value="300" calcext:value-type="float">
            <text:p>300</text:p>
          </table:table-cell>
          <table:table-cell table:formula="of:=MIN([.$C583])" office:value-type="float" office:value="1" calcext:value-type="float">
            <text:p>1</text:p>
          </table:table-cell>
          <table:table-cell table:formula="of:=MEDIAN([.$B583])" office:value-type="float" office:value="300" calcext:value-type="float">
            <text:p>300</text:p>
          </table:table-cell>
          <table:table-cell table:formula="of:=MEDIAN([.$C583])" office:value-type="float" office:value="1" calcext:value-type="float">
            <text:p>1</text:p>
          </table:table-cell>
          <table:table-cell table:formula="of:=MAX([.$B583])" office:value-type="float" office:value="300" calcext:value-type="float">
            <text:p>300</text:p>
          </table:table-cell>
          <table:table-cell table:formula="of:=MAX([.$C58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8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8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4])" office:value-type="float" office:value="300" calcext:value-type="float">
            <text:p>300</text:p>
          </table:table-cell>
          <table:table-cell table:formula="of:=MIN([.$C584])" office:value-type="float" office:value="1" calcext:value-type="float">
            <text:p>1</text:p>
          </table:table-cell>
          <table:table-cell table:formula="of:=MEDIAN([.$B584])" office:value-type="float" office:value="300" calcext:value-type="float">
            <text:p>300</text:p>
          </table:table-cell>
          <table:table-cell table:formula="of:=MEDIAN([.$C584])" office:value-type="float" office:value="1" calcext:value-type="float">
            <text:p>1</text:p>
          </table:table-cell>
          <table:table-cell table:formula="of:=MAX([.$B584])" office:value-type="float" office:value="300" calcext:value-type="float">
            <text:p>300</text:p>
          </table:table-cell>
          <table:table-cell table:formula="of:=MAX([.$C5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8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aso/training_set.lp</text:p>
          </table:table-cell>
          <table:table-cell office:value-type="float" office:value="106.547" calcext:value-type="float">
            <text:p>106.547</text:p>
          </table:table-cell>
          <table:table-cell office:value-type="float" office:value="0" calcext:value-type="float">
            <text:p>0</text:p>
          </table:table-cell>
          <table:table-cell table:formula="of:=MIN([.$B585])" office:value-type="float" office:value="106.547" calcext:value-type="float">
            <text:p>106.547</text:p>
          </table:table-cell>
          <table:table-cell table:formula="of:=MIN([.$C585])" office:value-type="float" office:value="0" calcext:value-type="float">
            <text:p>0</text:p>
          </table:table-cell>
          <table:table-cell table:formula="of:=MEDIAN([.$B585])" office:value-type="float" office:value="106.547" calcext:value-type="float">
            <text:p>106.547</text:p>
          </table:table-cell>
          <table:table-cell table:formula="of:=MEDIAN([.$C585])" office:value-type="float" office:value="0" calcext:value-type="float">
            <text:p>0</text:p>
          </table:table-cell>
          <table:table-cell table:formula="of:=MAX([.$B585])" office:value-type="float" office:value="106.547" calcext:value-type="float">
            <text:p>106.547</text:p>
          </table:table-cell>
          <table:table-cell table:formula="of:=MAX([.$C58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8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58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6])" office:value-type="float" office:value="300" calcext:value-type="float">
            <text:p>300</text:p>
          </table:table-cell>
          <table:table-cell table:formula="of:=MIN([.$C586])" office:value-type="float" office:value="1" calcext:value-type="float">
            <text:p>1</text:p>
          </table:table-cell>
          <table:table-cell table:formula="of:=MEDIAN([.$B586])" office:value-type="float" office:value="300" calcext:value-type="float">
            <text:p>300</text:p>
          </table:table-cell>
          <table:table-cell table:formula="of:=MEDIAN([.$C586])" office:value-type="float" office:value="1" calcext:value-type="float">
            <text:p>1</text:p>
          </table:table-cell>
          <table:table-cell table:formula="of:=MAX([.$B586])" office:value-type="float" office:value="300" calcext:value-type="float">
            <text:p>300</text:p>
          </table:table-cell>
          <table:table-cell table:formula="of:=MAX([.$C5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8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7])" office:value-type="float" office:value="300" calcext:value-type="float">
            <text:p>300</text:p>
          </table:table-cell>
          <table:table-cell table:formula="of:=MIN([.$C587])" office:value-type="float" office:value="1" calcext:value-type="float">
            <text:p>1</text:p>
          </table:table-cell>
          <table:table-cell table:formula="of:=MEDIAN([.$B587])" office:value-type="float" office:value="300" calcext:value-type="float">
            <text:p>300</text:p>
          </table:table-cell>
          <table:table-cell table:formula="of:=MEDIAN([.$C587])" office:value-type="float" office:value="1" calcext:value-type="float">
            <text:p>1</text:p>
          </table:table-cell>
          <table:table-cell table:formula="of:=MAX([.$B587])" office:value-type="float" office:value="300" calcext:value-type="float">
            <text:p>300</text:p>
          </table:table-cell>
          <table:table-cell table:formula="of:=MAX([.$C5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7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58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aso/training_set.lp</text:p>
          </table:table-cell>
          <table:table-cell office:value-type="float" office:value="91.7746" calcext:value-type="float">
            <text:p>91.7746</text:p>
          </table:table-cell>
          <table:table-cell office:value-type="float" office:value="0" calcext:value-type="float">
            <text:p>0</text:p>
          </table:table-cell>
          <table:table-cell table:formula="of:=MIN([.$B588])" office:value-type="float" office:value="91.7746" calcext:value-type="float">
            <text:p>91.7746</text:p>
          </table:table-cell>
          <table:table-cell table:formula="of:=MIN([.$C588])" office:value-type="float" office:value="0" calcext:value-type="float">
            <text:p>0</text:p>
          </table:table-cell>
          <table:table-cell table:formula="of:=MEDIAN([.$B588])" office:value-type="float" office:value="91.7746" calcext:value-type="float">
            <text:p>91.7746</text:p>
          </table:table-cell>
          <table:table-cell table:formula="of:=MEDIAN([.$C588])" office:value-type="float" office:value="0" calcext:value-type="float">
            <text:p>0</text:p>
          </table:table-cell>
          <table:table-cell table:formula="of:=MAX([.$B588])" office:value-type="float" office:value="91.7746" calcext:value-type="float">
            <text:p>91.7746</text:p>
          </table:table-cell>
          <table:table-cell table:formula="of:=MAX([.$C58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8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8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9])" office:value-type="float" office:value="300" calcext:value-type="float">
            <text:p>300</text:p>
          </table:table-cell>
          <table:table-cell table:formula="of:=MIN([.$C589])" office:value-type="float" office:value="1" calcext:value-type="float">
            <text:p>1</text:p>
          </table:table-cell>
          <table:table-cell table:formula="of:=MEDIAN([.$B589])" office:value-type="float" office:value="300" calcext:value-type="float">
            <text:p>300</text:p>
          </table:table-cell>
          <table:table-cell table:formula="of:=MEDIAN([.$C589])" office:value-type="float" office:value="1" calcext:value-type="float">
            <text:p>1</text:p>
          </table:table-cell>
          <table:table-cell table:formula="of:=MAX([.$B589])" office:value-type="float" office:value="300" calcext:value-type="float">
            <text:p>300</text:p>
          </table:table-cell>
          <table:table-cell table:formula="of:=MAX([.$C5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8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0])" office:value-type="float" office:value="300" calcext:value-type="float">
            <text:p>300</text:p>
          </table:table-cell>
          <table:table-cell table:formula="of:=MIN([.$C590])" office:value-type="float" office:value="1" calcext:value-type="float">
            <text:p>1</text:p>
          </table:table-cell>
          <table:table-cell table:formula="of:=MEDIAN([.$B590])" office:value-type="float" office:value="300" calcext:value-type="float">
            <text:p>300</text:p>
          </table:table-cell>
          <table:table-cell table:formula="of:=MEDIAN([.$C590])" office:value-type="float" office:value="1" calcext:value-type="float">
            <text:p>1</text:p>
          </table:table-cell>
          <table:table-cell table:formula="of:=MAX([.$B590])" office:value-type="float" office:value="300" calcext:value-type="float">
            <text:p>300</text:p>
          </table:table-cell>
          <table:table-cell table:formula="of:=MAX([.$C5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aso/training_set.lp</text:p>
          </table:table-cell>
          <table:table-cell office:value-type="float" office:value="109.397" calcext:value-type="float">
            <text:p>109.397</text:p>
          </table:table-cell>
          <table:table-cell office:value-type="float" office:value="0" calcext:value-type="float">
            <text:p>0</text:p>
          </table:table-cell>
          <table:table-cell table:formula="of:=MIN([.$B591])" office:value-type="float" office:value="109.397" calcext:value-type="float">
            <text:p>109.397</text:p>
          </table:table-cell>
          <table:table-cell table:formula="of:=MIN([.$C591])" office:value-type="float" office:value="0" calcext:value-type="float">
            <text:p>0</text:p>
          </table:table-cell>
          <table:table-cell table:formula="of:=MEDIAN([.$B591])" office:value-type="float" office:value="109.397" calcext:value-type="float">
            <text:p>109.397</text:p>
          </table:table-cell>
          <table:table-cell table:formula="of:=MEDIAN([.$C591])" office:value-type="float" office:value="0" calcext:value-type="float">
            <text:p>0</text:p>
          </table:table-cell>
          <table:table-cell table:formula="of:=MAX([.$B591])" office:value-type="float" office:value="109.397" calcext:value-type="float">
            <text:p>109.397</text:p>
          </table:table-cell>
          <table:table-cell table:formula="of:=MAX([.$C59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9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2])" office:value-type="float" office:value="300" calcext:value-type="float">
            <text:p>300</text:p>
          </table:table-cell>
          <table:table-cell table:formula="of:=MIN([.$C592])" office:value-type="float" office:value="1" calcext:value-type="float">
            <text:p>1</text:p>
          </table:table-cell>
          <table:table-cell table:formula="of:=MEDIAN([.$B592])" office:value-type="float" office:value="300" calcext:value-type="float">
            <text:p>300</text:p>
          </table:table-cell>
          <table:table-cell table:formula="of:=MEDIAN([.$C592])" office:value-type="float" office:value="1" calcext:value-type="float">
            <text:p>1</text:p>
          </table:table-cell>
          <table:table-cell table:formula="of:=MAX([.$B592])" office:value-type="float" office:value="300" calcext:value-type="float">
            <text:p>300</text:p>
          </table:table-cell>
          <table:table-cell table:formula="of:=MAX([.$C59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9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59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3])" office:value-type="float" office:value="300" calcext:value-type="float">
            <text:p>300</text:p>
          </table:table-cell>
          <table:table-cell table:formula="of:=MIN([.$C593])" office:value-type="float" office:value="1" calcext:value-type="float">
            <text:p>1</text:p>
          </table:table-cell>
          <table:table-cell table:formula="of:=MEDIAN([.$B593])" office:value-type="float" office:value="300" calcext:value-type="float">
            <text:p>300</text:p>
          </table:table-cell>
          <table:table-cell table:formula="of:=MEDIAN([.$C593])" office:value-type="float" office:value="1" calcext:value-type="float">
            <text:p>1</text:p>
          </table:table-cell>
          <table:table-cell table:formula="of:=MAX([.$B593])" office:value-type="float" office:value="300" calcext:value-type="float">
            <text:p>300</text:p>
          </table:table-cell>
          <table:table-cell table:formula="of:=MAX([.$C5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aso/training_set.lp</text:p>
          </table:table-cell>
          <table:table-cell office:value-type="float" office:value="109.618" calcext:value-type="float">
            <text:p>109.618</text:p>
          </table:table-cell>
          <table:table-cell office:value-type="float" office:value="0" calcext:value-type="float">
            <text:p>0</text:p>
          </table:table-cell>
          <table:table-cell table:formula="of:=MIN([.$B594])" office:value-type="float" office:value="109.618" calcext:value-type="float">
            <text:p>109.618</text:p>
          </table:table-cell>
          <table:table-cell table:formula="of:=MIN([.$C594])" office:value-type="float" office:value="0" calcext:value-type="float">
            <text:p>0</text:p>
          </table:table-cell>
          <table:table-cell table:formula="of:=MEDIAN([.$B594])" office:value-type="float" office:value="109.618" calcext:value-type="float">
            <text:p>109.618</text:p>
          </table:table-cell>
          <table:table-cell table:formula="of:=MEDIAN([.$C594])" office:value-type="float" office:value="0" calcext:value-type="float">
            <text:p>0</text:p>
          </table:table-cell>
          <table:table-cell table:formula="of:=MAX([.$B594])" office:value-type="float" office:value="109.618" calcext:value-type="float">
            <text:p>109.618</text:p>
          </table:table-cell>
          <table:table-cell table:formula="of:=MAX([.$C59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5])" office:value-type="float" office:value="300" calcext:value-type="float">
            <text:p>300</text:p>
          </table:table-cell>
          <table:table-cell table:formula="of:=MIN([.$C595])" office:value-type="float" office:value="1" calcext:value-type="float">
            <text:p>1</text:p>
          </table:table-cell>
          <table:table-cell table:formula="of:=MEDIAN([.$B595])" office:value-type="float" office:value="300" calcext:value-type="float">
            <text:p>300</text:p>
          </table:table-cell>
          <table:table-cell table:formula="of:=MEDIAN([.$C595])" office:value-type="float" office:value="1" calcext:value-type="float">
            <text:p>1</text:p>
          </table:table-cell>
          <table:table-cell table:formula="of:=MAX([.$B595])" office:value-type="float" office:value="300" calcext:value-type="float">
            <text:p>300</text:p>
          </table:table-cell>
          <table:table-cell table:formula="of:=MAX([.$C5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6])" office:value-type="float" office:value="300" calcext:value-type="float">
            <text:p>300</text:p>
          </table:table-cell>
          <table:table-cell table:formula="of:=MIN([.$C596])" office:value-type="float" office:value="1" calcext:value-type="float">
            <text:p>1</text:p>
          </table:table-cell>
          <table:table-cell table:formula="of:=MEDIAN([.$B596])" office:value-type="float" office:value="300" calcext:value-type="float">
            <text:p>300</text:p>
          </table:table-cell>
          <table:table-cell table:formula="of:=MEDIAN([.$C596])" office:value-type="float" office:value="1" calcext:value-type="float">
            <text:p>1</text:p>
          </table:table-cell>
          <table:table-cell table:formula="of:=MAX([.$B596])" office:value-type="float" office:value="300" calcext:value-type="float">
            <text:p>300</text:p>
          </table:table-cell>
          <table:table-cell table:formula="of:=MAX([.$C5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9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aso/training_set.lp</text:p>
          </table:table-cell>
          <table:table-cell office:value-type="float" office:value="110.204" calcext:value-type="float">
            <text:p>110.204</text:p>
          </table:table-cell>
          <table:table-cell office:value-type="float" office:value="0" calcext:value-type="float">
            <text:p>0</text:p>
          </table:table-cell>
          <table:table-cell table:formula="of:=MIN([.$B597])" office:value-type="float" office:value="110.204" calcext:value-type="float">
            <text:p>110.204</text:p>
          </table:table-cell>
          <table:table-cell table:formula="of:=MIN([.$C597])" office:value-type="float" office:value="0" calcext:value-type="float">
            <text:p>0</text:p>
          </table:table-cell>
          <table:table-cell table:formula="of:=MEDIAN([.$B597])" office:value-type="float" office:value="110.204" calcext:value-type="float">
            <text:p>110.204</text:p>
          </table:table-cell>
          <table:table-cell table:formula="of:=MEDIAN([.$C597])" office:value-type="float" office:value="0" calcext:value-type="float">
            <text:p>0</text:p>
          </table:table-cell>
          <table:table-cell table:formula="of:=MAX([.$B597])" office:value-type="float" office:value="110.204" calcext:value-type="float">
            <text:p>110.204</text:p>
          </table:table-cell>
          <table:table-cell table:formula="of:=MAX([.$C5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8])" office:value-type="float" office:value="300" calcext:value-type="float">
            <text:p>300</text:p>
          </table:table-cell>
          <table:table-cell table:formula="of:=MIN([.$C598])" office:value-type="float" office:value="1" calcext:value-type="float">
            <text:p>1</text:p>
          </table:table-cell>
          <table:table-cell table:formula="of:=MEDIAN([.$B598])" office:value-type="float" office:value="300" calcext:value-type="float">
            <text:p>300</text:p>
          </table:table-cell>
          <table:table-cell table:formula="of:=MEDIAN([.$C598])" office:value-type="float" office:value="1" calcext:value-type="float">
            <text:p>1</text:p>
          </table:table-cell>
          <table:table-cell table:formula="of:=MAX([.$B598])" office:value-type="float" office:value="300" calcext:value-type="float">
            <text:p>300</text:p>
          </table:table-cell>
          <table:table-cell table:formula="of:=MAX([.$C5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9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9])" office:value-type="float" office:value="300" calcext:value-type="float">
            <text:p>300</text:p>
          </table:table-cell>
          <table:table-cell table:formula="of:=MIN([.$C599])" office:value-type="float" office:value="1" calcext:value-type="float">
            <text:p>1</text:p>
          </table:table-cell>
          <table:table-cell table:formula="of:=MEDIAN([.$B599])" office:value-type="float" office:value="300" calcext:value-type="float">
            <text:p>300</text:p>
          </table:table-cell>
          <table:table-cell table:formula="of:=MEDIAN([.$C599])" office:value-type="float" office:value="1" calcext:value-type="float">
            <text:p>1</text:p>
          </table:table-cell>
          <table:table-cell table:formula="of:=MAX([.$B599])" office:value-type="float" office:value="300" calcext:value-type="float">
            <text:p>300</text:p>
          </table:table-cell>
          <table:table-cell table:formula="of:=MAX([.$C5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59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aso/training_set.lp</text:p>
          </table:table-cell>
          <table:table-cell office:value-type="float" office:value="112.574" calcext:value-type="float">
            <text:p>112.574</text:p>
          </table:table-cell>
          <table:table-cell office:value-type="float" office:value="0" calcext:value-type="float">
            <text:p>0</text:p>
          </table:table-cell>
          <table:table-cell table:formula="of:=MIN([.$B600])" office:value-type="float" office:value="112.574" calcext:value-type="float">
            <text:p>112.574</text:p>
          </table:table-cell>
          <table:table-cell table:formula="of:=MIN([.$C600])" office:value-type="float" office:value="0" calcext:value-type="float">
            <text:p>0</text:p>
          </table:table-cell>
          <table:table-cell table:formula="of:=MEDIAN([.$B600])" office:value-type="float" office:value="112.574" calcext:value-type="float">
            <text:p>112.574</text:p>
          </table:table-cell>
          <table:table-cell table:formula="of:=MEDIAN([.$C600])" office:value-type="float" office:value="0" calcext:value-type="float">
            <text:p>0</text:p>
          </table:table-cell>
          <table:table-cell table:formula="of:=MAX([.$B600])" office:value-type="float" office:value="112.574" calcext:value-type="float">
            <text:p>112.574</text:p>
          </table:table-cell>
          <table:table-cell table:formula="of:=MAX([.$C6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1])" office:value-type="float" office:value="300" calcext:value-type="float">
            <text:p>300</text:p>
          </table:table-cell>
          <table:table-cell table:formula="of:=MIN([.$C601])" office:value-type="float" office:value="1" calcext:value-type="float">
            <text:p>1</text:p>
          </table:table-cell>
          <table:table-cell table:formula="of:=MEDIAN([.$B601])" office:value-type="float" office:value="300" calcext:value-type="float">
            <text:p>300</text:p>
          </table:table-cell>
          <table:table-cell table:formula="of:=MEDIAN([.$C601])" office:value-type="float" office:value="1" calcext:value-type="float">
            <text:p>1</text:p>
          </table:table-cell>
          <table:table-cell table:formula="of:=MAX([.$B601])" office:value-type="float" office:value="300" calcext:value-type="float">
            <text:p>300</text:p>
          </table:table-cell>
          <table:table-cell table:formula="of:=MAX([.$C60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2])" office:value-type="float" office:value="300" calcext:value-type="float">
            <text:p>300</text:p>
          </table:table-cell>
          <table:table-cell table:formula="of:=MIN([.$C602])" office:value-type="float" office:value="1" calcext:value-type="float">
            <text:p>1</text:p>
          </table:table-cell>
          <table:table-cell table:formula="of:=MEDIAN([.$B602])" office:value-type="float" office:value="300" calcext:value-type="float">
            <text:p>300</text:p>
          </table:table-cell>
          <table:table-cell table:formula="of:=MEDIAN([.$C602])" office:value-type="float" office:value="1" calcext:value-type="float">
            <text:p>1</text:p>
          </table:table-cell>
          <table:table-cell table:formula="of:=MAX([.$B602])" office:value-type="float" office:value="300" calcext:value-type="float">
            <text:p>300</text:p>
          </table:table-cell>
          <table:table-cell table:formula="of:=MAX([.$C60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aso/training_set.lp</text:p>
          </table:table-cell>
          <table:table-cell office:value-type="float" office:value="113.77" calcext:value-type="float">
            <text:p>113.77</text:p>
          </table:table-cell>
          <table:table-cell office:value-type="float" office:value="0" calcext:value-type="float">
            <text:p>0</text:p>
          </table:table-cell>
          <table:table-cell table:formula="of:=MIN([.$B603])" office:value-type="float" office:value="113.77" calcext:value-type="float">
            <text:p>113.77</text:p>
          </table:table-cell>
          <table:table-cell table:formula="of:=MIN([.$C603])" office:value-type="float" office:value="0" calcext:value-type="float">
            <text:p>0</text:p>
          </table:table-cell>
          <table:table-cell table:formula="of:=MEDIAN([.$B603])" office:value-type="float" office:value="113.77" calcext:value-type="float">
            <text:p>113.77</text:p>
          </table:table-cell>
          <table:table-cell table:formula="of:=MEDIAN([.$C603])" office:value-type="float" office:value="0" calcext:value-type="float">
            <text:p>0</text:p>
          </table:table-cell>
          <table:table-cell table:formula="of:=MAX([.$B603])" office:value-type="float" office:value="113.77" calcext:value-type="float">
            <text:p>113.77</text:p>
          </table:table-cell>
          <table:table-cell table:formula="of:=MAX([.$C60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0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4])" office:value-type="float" office:value="300" calcext:value-type="float">
            <text:p>300</text:p>
          </table:table-cell>
          <table:table-cell table:formula="of:=MIN([.$C604])" office:value-type="float" office:value="1" calcext:value-type="float">
            <text:p>1</text:p>
          </table:table-cell>
          <table:table-cell table:formula="of:=MEDIAN([.$B604])" office:value-type="float" office:value="300" calcext:value-type="float">
            <text:p>300</text:p>
          </table:table-cell>
          <table:table-cell table:formula="of:=MEDIAN([.$C604])" office:value-type="float" office:value="1" calcext:value-type="float">
            <text:p>1</text:p>
          </table:table-cell>
          <table:table-cell table:formula="of:=MAX([.$B604])" office:value-type="float" office:value="300" calcext:value-type="float">
            <text:p>300</text:p>
          </table:table-cell>
          <table:table-cell table:formula="of:=MAX([.$C60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0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5])" office:value-type="float" office:value="300" calcext:value-type="float">
            <text:p>300</text:p>
          </table:table-cell>
          <table:table-cell table:formula="of:=MIN([.$C605])" office:value-type="float" office:value="1" calcext:value-type="float">
            <text:p>1</text:p>
          </table:table-cell>
          <table:table-cell table:formula="of:=MEDIAN([.$B605])" office:value-type="float" office:value="300" calcext:value-type="float">
            <text:p>300</text:p>
          </table:table-cell>
          <table:table-cell table:formula="of:=MEDIAN([.$C605])" office:value-type="float" office:value="1" calcext:value-type="float">
            <text:p>1</text:p>
          </table:table-cell>
          <table:table-cell table:formula="of:=MAX([.$B605])" office:value-type="float" office:value="300" calcext:value-type="float">
            <text:p>300</text:p>
          </table:table-cell>
          <table:table-cell table:formula="of:=MAX([.$C60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605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aso/training_set.lp</text:p>
          </table:table-cell>
          <table:table-cell office:value-type="float" office:value="103.242" calcext:value-type="float">
            <text:p>103.242</text:p>
          </table:table-cell>
          <table:table-cell office:value-type="float" office:value="0" calcext:value-type="float">
            <text:p>0</text:p>
          </table:table-cell>
          <table:table-cell table:formula="of:=MIN([.$B606])" office:value-type="float" office:value="103.242" calcext:value-type="float">
            <text:p>103.242</text:p>
          </table:table-cell>
          <table:table-cell table:formula="of:=MIN([.$C606])" office:value-type="float" office:value="0" calcext:value-type="float">
            <text:p>0</text:p>
          </table:table-cell>
          <table:table-cell table:formula="of:=MEDIAN([.$B606])" office:value-type="float" office:value="103.242" calcext:value-type="float">
            <text:p>103.242</text:p>
          </table:table-cell>
          <table:table-cell table:formula="of:=MEDIAN([.$C606])" office:value-type="float" office:value="0" calcext:value-type="float">
            <text:p>0</text:p>
          </table:table-cell>
          <table:table-cell table:formula="of:=MAX([.$B606])" office:value-type="float" office:value="103.242" calcext:value-type="float">
            <text:p>103.242</text:p>
          </table:table-cell>
          <table:table-cell table:formula="of:=MAX([.$C60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7])" office:value-type="float" office:value="300" calcext:value-type="float">
            <text:p>300</text:p>
          </table:table-cell>
          <table:table-cell table:formula="of:=MIN([.$C607])" office:value-type="float" office:value="1" calcext:value-type="float">
            <text:p>1</text:p>
          </table:table-cell>
          <table:table-cell table:formula="of:=MEDIAN([.$B607])" office:value-type="float" office:value="300" calcext:value-type="float">
            <text:p>300</text:p>
          </table:table-cell>
          <table:table-cell table:formula="of:=MEDIAN([.$C607])" office:value-type="float" office:value="1" calcext:value-type="float">
            <text:p>1</text:p>
          </table:table-cell>
          <table:table-cell table:formula="of:=MAX([.$B607])" office:value-type="float" office:value="300" calcext:value-type="float">
            <text:p>300</text:p>
          </table:table-cell>
          <table:table-cell table:formula="of:=MAX([.$C6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0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8])" office:value-type="float" office:value="300" calcext:value-type="float">
            <text:p>300</text:p>
          </table:table-cell>
          <table:table-cell table:formula="of:=MIN([.$C608])" office:value-type="float" office:value="1" calcext:value-type="float">
            <text:p>1</text:p>
          </table:table-cell>
          <table:table-cell table:formula="of:=MEDIAN([.$B608])" office:value-type="float" office:value="300" calcext:value-type="float">
            <text:p>300</text:p>
          </table:table-cell>
          <table:table-cell table:formula="of:=MEDIAN([.$C608])" office:value-type="float" office:value="1" calcext:value-type="float">
            <text:p>1</text:p>
          </table:table-cell>
          <table:table-cell table:formula="of:=MAX([.$B608])" office:value-type="float" office:value="300" calcext:value-type="float">
            <text:p>300</text:p>
          </table:table-cell>
          <table:table-cell table:formula="of:=MAX([.$C6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0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aso/training_set.lp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0" calcext:value-type="float">
            <text:p>0</text:p>
          </table:table-cell>
          <table:table-cell table:formula="of:=MIN([.$B609])" office:value-type="float" office:value="103.333" calcext:value-type="float">
            <text:p>103.333</text:p>
          </table:table-cell>
          <table:table-cell table:formula="of:=MIN([.$C609])" office:value-type="float" office:value="0" calcext:value-type="float">
            <text:p>0</text:p>
          </table:table-cell>
          <table:table-cell table:formula="of:=MEDIAN([.$B609])" office:value-type="float" office:value="103.333" calcext:value-type="float">
            <text:p>103.333</text:p>
          </table:table-cell>
          <table:table-cell table:formula="of:=MEDIAN([.$C609])" office:value-type="float" office:value="0" calcext:value-type="float">
            <text:p>0</text:p>
          </table:table-cell>
          <table:table-cell table:formula="of:=MAX([.$B609])" office:value-type="float" office:value="103.333" calcext:value-type="float">
            <text:p>103.333</text:p>
          </table:table-cell>
          <table:table-cell table:formula="of:=MAX([.$C60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0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0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0])" office:value-type="float" office:value="300" calcext:value-type="float">
            <text:p>300</text:p>
          </table:table-cell>
          <table:table-cell table:formula="of:=MIN([.$C610])" office:value-type="float" office:value="1" calcext:value-type="float">
            <text:p>1</text:p>
          </table:table-cell>
          <table:table-cell table:formula="of:=MEDIAN([.$B610])" office:value-type="float" office:value="300" calcext:value-type="float">
            <text:p>300</text:p>
          </table:table-cell>
          <table:table-cell table:formula="of:=MEDIAN([.$C610])" office:value-type="float" office:value="1" calcext:value-type="float">
            <text:p>1</text:p>
          </table:table-cell>
          <table:table-cell table:formula="of:=MAX([.$B610])" office:value-type="float" office:value="300" calcext:value-type="float">
            <text:p>300</text:p>
          </table:table-cell>
          <table:table-cell table:formula="of:=MAX([.$C6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61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1])" office:value-type="float" office:value="300" calcext:value-type="float">
            <text:p>300</text:p>
          </table:table-cell>
          <table:table-cell table:formula="of:=MIN([.$C611])" office:value-type="float" office:value="1" calcext:value-type="float">
            <text:p>1</text:p>
          </table:table-cell>
          <table:table-cell table:formula="of:=MEDIAN([.$B611])" office:value-type="float" office:value="300" calcext:value-type="float">
            <text:p>300</text:p>
          </table:table-cell>
          <table:table-cell table:formula="of:=MEDIAN([.$C611])" office:value-type="float" office:value="1" calcext:value-type="float">
            <text:p>1</text:p>
          </table:table-cell>
          <table:table-cell table:formula="of:=MAX([.$B611])" office:value-type="float" office:value="300" calcext:value-type="float">
            <text:p>300</text:p>
          </table:table-cell>
          <table:table-cell table:formula="of:=MAX([.$C61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1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aso/training_set.lp</text:p>
          </table:table-cell>
          <table:table-cell office:value-type="float" office:value="95.6863" calcext:value-type="float">
            <text:p>95.6863</text:p>
          </table:table-cell>
          <table:table-cell office:value-type="float" office:value="0" calcext:value-type="float">
            <text:p>0</text:p>
          </table:table-cell>
          <table:table-cell table:formula="of:=MIN([.$B612])" office:value-type="float" office:value="95.6863" calcext:value-type="float">
            <text:p>95.6863</text:p>
          </table:table-cell>
          <table:table-cell table:formula="of:=MIN([.$C612])" office:value-type="float" office:value="0" calcext:value-type="float">
            <text:p>0</text:p>
          </table:table-cell>
          <table:table-cell table:formula="of:=MEDIAN([.$B612])" office:value-type="float" office:value="95.6863" calcext:value-type="float">
            <text:p>95.6863</text:p>
          </table:table-cell>
          <table:table-cell table:formula="of:=MEDIAN([.$C612])" office:value-type="float" office:value="0" calcext:value-type="float">
            <text:p>0</text:p>
          </table:table-cell>
          <table:table-cell table:formula="of:=MAX([.$B612])" office:value-type="float" office:value="95.6863" calcext:value-type="float">
            <text:p>95.6863</text:p>
          </table:table-cell>
          <table:table-cell table:formula="of:=MAX([.$C61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3])" office:value-type="float" office:value="300" calcext:value-type="float">
            <text:p>300</text:p>
          </table:table-cell>
          <table:table-cell table:formula="of:=MIN([.$C613])" office:value-type="float" office:value="1" calcext:value-type="float">
            <text:p>1</text:p>
          </table:table-cell>
          <table:table-cell table:formula="of:=MEDIAN([.$B613])" office:value-type="float" office:value="300" calcext:value-type="float">
            <text:p>300</text:p>
          </table:table-cell>
          <table:table-cell table:formula="of:=MEDIAN([.$C613])" office:value-type="float" office:value="1" calcext:value-type="float">
            <text:p>1</text:p>
          </table:table-cell>
          <table:table-cell table:formula="of:=MAX([.$B613])" office:value-type="float" office:value="300" calcext:value-type="float">
            <text:p>300</text:p>
          </table:table-cell>
          <table:table-cell table:formula="of:=MAX([.$C61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61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4])" office:value-type="float" office:value="300" calcext:value-type="float">
            <text:p>300</text:p>
          </table:table-cell>
          <table:table-cell table:formula="of:=MIN([.$C614])" office:value-type="float" office:value="1" calcext:value-type="float">
            <text:p>1</text:p>
          </table:table-cell>
          <table:table-cell table:formula="of:=MEDIAN([.$B614])" office:value-type="float" office:value="300" calcext:value-type="float">
            <text:p>300</text:p>
          </table:table-cell>
          <table:table-cell table:formula="of:=MEDIAN([.$C614])" office:value-type="float" office:value="1" calcext:value-type="float">
            <text:p>1</text:p>
          </table:table-cell>
          <table:table-cell table:formula="of:=MAX([.$B614])" office:value-type="float" office:value="300" calcext:value-type="float">
            <text:p>300</text:p>
          </table:table-cell>
          <table:table-cell table:formula="of:=MAX([.$C6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1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614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aso/training_set.lp</text:p>
          </table:table-cell>
          <table:table-cell office:value-type="float" office:value="97.417" calcext:value-type="float">
            <text:p>97.417</text:p>
          </table:table-cell>
          <table:table-cell office:value-type="float" office:value="0" calcext:value-type="float">
            <text:p>0</text:p>
          </table:table-cell>
          <table:table-cell table:formula="of:=MIN([.$B615])" office:value-type="float" office:value="97.417" calcext:value-type="float">
            <text:p>97.417</text:p>
          </table:table-cell>
          <table:table-cell table:formula="of:=MIN([.$C615])" office:value-type="float" office:value="0" calcext:value-type="float">
            <text:p>0</text:p>
          </table:table-cell>
          <table:table-cell table:formula="of:=MEDIAN([.$B615])" office:value-type="float" office:value="97.417" calcext:value-type="float">
            <text:p>97.417</text:p>
          </table:table-cell>
          <table:table-cell table:formula="of:=MEDIAN([.$C615])" office:value-type="float" office:value="0" calcext:value-type="float">
            <text:p>0</text:p>
          </table:table-cell>
          <table:table-cell table:formula="of:=MAX([.$B615])" office:value-type="float" office:value="97.417" calcext:value-type="float">
            <text:p>97.417</text:p>
          </table:table-cell>
          <table:table-cell table:formula="of:=MAX([.$C61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1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1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6])" office:value-type="float" office:value="300" calcext:value-type="float">
            <text:p>300</text:p>
          </table:table-cell>
          <table:table-cell table:formula="of:=MIN([.$C616])" office:value-type="float" office:value="1" calcext:value-type="float">
            <text:p>1</text:p>
          </table:table-cell>
          <table:table-cell table:formula="of:=MEDIAN([.$B616])" office:value-type="float" office:value="300" calcext:value-type="float">
            <text:p>300</text:p>
          </table:table-cell>
          <table:table-cell table:formula="of:=MEDIAN([.$C616])" office:value-type="float" office:value="1" calcext:value-type="float">
            <text:p>1</text:p>
          </table:table-cell>
          <table:table-cell table:formula="of:=MAX([.$B616])" office:value-type="float" office:value="300" calcext:value-type="float">
            <text:p>300</text:p>
          </table:table-cell>
          <table:table-cell table:formula="of:=MAX([.$C6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16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7])" office:value-type="float" office:value="300" calcext:value-type="float">
            <text:p>300</text:p>
          </table:table-cell>
          <table:table-cell table:formula="of:=MIN([.$C617])" office:value-type="float" office:value="1" calcext:value-type="float">
            <text:p>1</text:p>
          </table:table-cell>
          <table:table-cell table:formula="of:=MEDIAN([.$B617])" office:value-type="float" office:value="300" calcext:value-type="float">
            <text:p>300</text:p>
          </table:table-cell>
          <table:table-cell table:formula="of:=MEDIAN([.$C617])" office:value-type="float" office:value="1" calcext:value-type="float">
            <text:p>1</text:p>
          </table:table-cell>
          <table:table-cell table:formula="of:=MAX([.$B617])" office:value-type="float" office:value="300" calcext:value-type="float">
            <text:p>300</text:p>
          </table:table-cell>
          <table:table-cell table:formula="of:=MAX([.$C61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7])/9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formula="of:=(36-[.L617])/36" office:value-type="float" office:value="0.888888888888889" calcext:value-type="float">
            <text:p>0.8888888888888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aso/training_set.lp</text:p>
          </table:table-cell>
          <table:table-cell office:value-type="float" office:value="226.243" calcext:value-type="float">
            <text:p>226.243</text:p>
          </table:table-cell>
          <table:table-cell office:value-type="float" office:value="0" calcext:value-type="float">
            <text:p>0</text:p>
          </table:table-cell>
          <table:table-cell table:formula="of:=MIN([.$B618])" office:value-type="float" office:value="226.243" calcext:value-type="float">
            <text:p>226.243</text:p>
          </table:table-cell>
          <table:table-cell table:formula="of:=MIN([.$C618])" office:value-type="float" office:value="0" calcext:value-type="float">
            <text:p>0</text:p>
          </table:table-cell>
          <table:table-cell table:formula="of:=MEDIAN([.$B618])" office:value-type="float" office:value="226.243" calcext:value-type="float">
            <text:p>226.243</text:p>
          </table:table-cell>
          <table:table-cell table:formula="of:=MEDIAN([.$C618])" office:value-type="float" office:value="0" calcext:value-type="float">
            <text:p>0</text:p>
          </table:table-cell>
          <table:table-cell table:formula="of:=MAX([.$B618])" office:value-type="float" office:value="226.243" calcext:value-type="float">
            <text:p>226.243</text:p>
          </table:table-cell>
          <table:table-cell table:formula="of:=MAX([.$C6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1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18])/36" office:value-type="float" office:value="0.972222222222222" calcext:value-type="float">
            <text:p>0.972222222222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9])" office:value-type="float" office:value="300" calcext:value-type="float">
            <text:p>300</text:p>
          </table:table-cell>
          <table:table-cell table:formula="of:=MIN([.$C619])" office:value-type="float" office:value="1" calcext:value-type="float">
            <text:p>1</text:p>
          </table:table-cell>
          <table:table-cell table:formula="of:=MEDIAN([.$B619])" office:value-type="float" office:value="300" calcext:value-type="float">
            <text:p>300</text:p>
          </table:table-cell>
          <table:table-cell table:formula="of:=MEDIAN([.$C619])" office:value-type="float" office:value="1" calcext:value-type="float">
            <text:p>1</text:p>
          </table:table-cell>
          <table:table-cell table:formula="of:=MAX([.$B619])" office:value-type="float" office:value="300" calcext:value-type="float">
            <text:p>300</text:p>
          </table:table-cell>
          <table:table-cell table:formula="of:=MAX([.$C6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19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0])" office:value-type="float" office:value="300" calcext:value-type="float">
            <text:p>300</text:p>
          </table:table-cell>
          <table:table-cell table:formula="of:=MIN([.$C620])" office:value-type="float" office:value="1" calcext:value-type="float">
            <text:p>1</text:p>
          </table:table-cell>
          <table:table-cell table:formula="of:=MEDIAN([.$B620])" office:value-type="float" office:value="300" calcext:value-type="float">
            <text:p>300</text:p>
          </table:table-cell>
          <table:table-cell table:formula="of:=MEDIAN([.$C620])" office:value-type="float" office:value="1" calcext:value-type="float">
            <text:p>1</text:p>
          </table:table-cell>
          <table:table-cell table:formula="of:=MAX([.$B620])" office:value-type="float" office:value="300" calcext:value-type="float">
            <text:p>300</text:p>
          </table:table-cell>
          <table:table-cell table:formula="of:=MAX([.$C6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0])/9" office:value-type="float" office:value="0.777777777777778" calcext:value-type="float">
            <text:p>0.778</text:p>
          </table:table-cell>
          <table:table-cell office:value-type="float" office:value="8" calcext:value-type="float">
            <text:p>8</text:p>
          </table:table-cell>
          <table:table-cell table:formula="of:=(36-[.L620])/36" office:value-type="float" office:value="0.777777777777778" calcext:value-type="float">
            <text:p>0.7777777777777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aso/training_set.lp</text:p>
          </table:table-cell>
          <table:table-cell office:value-type="float" office:value="92.3058" calcext:value-type="float">
            <text:p>92.3058</text:p>
          </table:table-cell>
          <table:table-cell office:value-type="float" office:value="0" calcext:value-type="float">
            <text:p>0</text:p>
          </table:table-cell>
          <table:table-cell table:formula="of:=MIN([.$B621])" office:value-type="float" office:value="92.3058" calcext:value-type="float">
            <text:p>92.3058</text:p>
          </table:table-cell>
          <table:table-cell table:formula="of:=MIN([.$C621])" office:value-type="float" office:value="0" calcext:value-type="float">
            <text:p>0</text:p>
          </table:table-cell>
          <table:table-cell table:formula="of:=MEDIAN([.$B621])" office:value-type="float" office:value="92.3058" calcext:value-type="float">
            <text:p>92.3058</text:p>
          </table:table-cell>
          <table:table-cell table:formula="of:=MEDIAN([.$C621])" office:value-type="float" office:value="0" calcext:value-type="float">
            <text:p>0</text:p>
          </table:table-cell>
          <table:table-cell table:formula="of:=MAX([.$B621])" office:value-type="float" office:value="92.3058" calcext:value-type="float">
            <text:p>92.3058</text:p>
          </table:table-cell>
          <table:table-cell table:formula="of:=MAX([.$C62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2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2])" office:value-type="float" office:value="300" calcext:value-type="float">
            <text:p>300</text:p>
          </table:table-cell>
          <table:table-cell table:formula="of:=MIN([.$C622])" office:value-type="float" office:value="1" calcext:value-type="float">
            <text:p>1</text:p>
          </table:table-cell>
          <table:table-cell table:formula="of:=MEDIAN([.$B622])" office:value-type="float" office:value="300" calcext:value-type="float">
            <text:p>300</text:p>
          </table:table-cell>
          <table:table-cell table:formula="of:=MEDIAN([.$C622])" office:value-type="float" office:value="1" calcext:value-type="float">
            <text:p>1</text:p>
          </table:table-cell>
          <table:table-cell table:formula="of:=MAX([.$B622])" office:value-type="float" office:value="300" calcext:value-type="float">
            <text:p>300</text:p>
          </table:table-cell>
          <table:table-cell table:formula="of:=MAX([.$C62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3])" office:value-type="float" office:value="300" calcext:value-type="float">
            <text:p>300</text:p>
          </table:table-cell>
          <table:table-cell table:formula="of:=MIN([.$C623])" office:value-type="float" office:value="1" calcext:value-type="float">
            <text:p>1</text:p>
          </table:table-cell>
          <table:table-cell table:formula="of:=MEDIAN([.$B623])" office:value-type="float" office:value="300" calcext:value-type="float">
            <text:p>300</text:p>
          </table:table-cell>
          <table:table-cell table:formula="of:=MEDIAN([.$C623])" office:value-type="float" office:value="1" calcext:value-type="float">
            <text:p>1</text:p>
          </table:table-cell>
          <table:table-cell table:formula="of:=MAX([.$B623])" office:value-type="float" office:value="300" calcext:value-type="float">
            <text:p>300</text:p>
          </table:table-cell>
          <table:table-cell table:formula="of:=MAX([.$C6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23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aso/training_set.lp</text:p>
          </table:table-cell>
          <table:table-cell office:value-type="float" office:value="99.8123" calcext:value-type="float">
            <text:p>99.8123</text:p>
          </table:table-cell>
          <table:table-cell office:value-type="float" office:value="0" calcext:value-type="float">
            <text:p>0</text:p>
          </table:table-cell>
          <table:table-cell table:formula="of:=MIN([.$B624])" office:value-type="float" office:value="99.8123" calcext:value-type="float">
            <text:p>99.8123</text:p>
          </table:table-cell>
          <table:table-cell table:formula="of:=MIN([.$C624])" office:value-type="float" office:value="0" calcext:value-type="float">
            <text:p>0</text:p>
          </table:table-cell>
          <table:table-cell table:formula="of:=MEDIAN([.$B624])" office:value-type="float" office:value="99.8123" calcext:value-type="float">
            <text:p>99.8123</text:p>
          </table:table-cell>
          <table:table-cell table:formula="of:=MEDIAN([.$C624])" office:value-type="float" office:value="0" calcext:value-type="float">
            <text:p>0</text:p>
          </table:table-cell>
          <table:table-cell table:formula="of:=MAX([.$B624])" office:value-type="float" office:value="99.8123" calcext:value-type="float">
            <text:p>99.8123</text:p>
          </table:table-cell>
          <table:table-cell table:formula="of:=MAX([.$C62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62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624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5])" office:value-type="float" office:value="300" calcext:value-type="float">
            <text:p>300</text:p>
          </table:table-cell>
          <table:table-cell table:formula="of:=MIN([.$C625])" office:value-type="float" office:value="1" calcext:value-type="float">
            <text:p>1</text:p>
          </table:table-cell>
          <table:table-cell table:formula="of:=MEDIAN([.$B625])" office:value-type="float" office:value="300" calcext:value-type="float">
            <text:p>300</text:p>
          </table:table-cell>
          <table:table-cell table:formula="of:=MEDIAN([.$C625])" office:value-type="float" office:value="1" calcext:value-type="float">
            <text:p>1</text:p>
          </table:table-cell>
          <table:table-cell table:formula="of:=MAX([.$B625])" office:value-type="float" office:value="300" calcext:value-type="float">
            <text:p>300</text:p>
          </table:table-cell>
          <table:table-cell table:formula="of:=MAX([.$C62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62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625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6])" office:value-type="float" office:value="300" calcext:value-type="float">
            <text:p>300</text:p>
          </table:table-cell>
          <table:table-cell table:formula="of:=MIN([.$C626])" office:value-type="float" office:value="1" calcext:value-type="float">
            <text:p>1</text:p>
          </table:table-cell>
          <table:table-cell table:formula="of:=MEDIAN([.$B626])" office:value-type="float" office:value="300" calcext:value-type="float">
            <text:p>300</text:p>
          </table:table-cell>
          <table:table-cell table:formula="of:=MEDIAN([.$C626])" office:value-type="float" office:value="1" calcext:value-type="float">
            <text:p>1</text:p>
          </table:table-cell>
          <table:table-cell table:formula="of:=MAX([.$B626])" office:value-type="float" office:value="300" calcext:value-type="float">
            <text:p>300</text:p>
          </table:table-cell>
          <table:table-cell table:formula="of:=MAX([.$C62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626])/9" office:value-type="float" office:value="0.111111111111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36-[.L626])/36" office:value-type="float" office:value="0.916666666666667" calcext:value-type="float">
            <text:p>0.91666666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aso/training_set.lp</text:p>
          </table:table-cell>
          <table:table-cell office:value-type="float" office:value="113.031" calcext:value-type="float">
            <text:p>113.031</text:p>
          </table:table-cell>
          <table:table-cell office:value-type="float" office:value="0" calcext:value-type="float">
            <text:p>0</text:p>
          </table:table-cell>
          <table:table-cell table:formula="of:=MIN([.$B627])" office:value-type="float" office:value="113.031" calcext:value-type="float">
            <text:p>113.031</text:p>
          </table:table-cell>
          <table:table-cell table:formula="of:=MIN([.$C627])" office:value-type="float" office:value="0" calcext:value-type="float">
            <text:p>0</text:p>
          </table:table-cell>
          <table:table-cell table:formula="of:=MEDIAN([.$B627])" office:value-type="float" office:value="113.031" calcext:value-type="float">
            <text:p>113.031</text:p>
          </table:table-cell>
          <table:table-cell table:formula="of:=MEDIAN([.$C627])" office:value-type="float" office:value="0" calcext:value-type="float">
            <text:p>0</text:p>
          </table:table-cell>
          <table:table-cell table:formula="of:=MAX([.$B627])" office:value-type="float" office:value="113.031" calcext:value-type="float">
            <text:p>113.031</text:p>
          </table:table-cell>
          <table:table-cell table:formula="of:=MAX([.$C62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27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8])" office:value-type="float" office:value="300" calcext:value-type="float">
            <text:p>300</text:p>
          </table:table-cell>
          <table:table-cell table:formula="of:=MIN([.$C628])" office:value-type="float" office:value="1" calcext:value-type="float">
            <text:p>1</text:p>
          </table:table-cell>
          <table:table-cell table:formula="of:=MEDIAN([.$B628])" office:value-type="float" office:value="300" calcext:value-type="float">
            <text:p>300</text:p>
          </table:table-cell>
          <table:table-cell table:formula="of:=MEDIAN([.$C628])" office:value-type="float" office:value="1" calcext:value-type="float">
            <text:p>1</text:p>
          </table:table-cell>
          <table:table-cell table:formula="of:=MAX([.$B628])" office:value-type="float" office:value="300" calcext:value-type="float">
            <text:p>300</text:p>
          </table:table-cell>
          <table:table-cell table:formula="of:=MAX([.$C6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28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9])" office:value-type="float" office:value="300" calcext:value-type="float">
            <text:p>300</text:p>
          </table:table-cell>
          <table:table-cell table:formula="of:=MIN([.$C629])" office:value-type="float" office:value="1" calcext:value-type="float">
            <text:p>1</text:p>
          </table:table-cell>
          <table:table-cell table:formula="of:=MEDIAN([.$B629])" office:value-type="float" office:value="300" calcext:value-type="float">
            <text:p>300</text:p>
          </table:table-cell>
          <table:table-cell table:formula="of:=MEDIAN([.$C629])" office:value-type="float" office:value="1" calcext:value-type="float">
            <text:p>1</text:p>
          </table:table-cell>
          <table:table-cell table:formula="of:=MAX([.$B629])" office:value-type="float" office:value="300" calcext:value-type="float">
            <text:p>300</text:p>
          </table:table-cell>
          <table:table-cell table:formula="of:=MAX([.$C6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9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629])/36" office:value-type="float" office:value="0.944444444444444" calcext:value-type="float">
            <text:p>0.9444444444444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aso/training_set.lp</text:p>
          </table:table-cell>
          <table:table-cell office:value-type="float" office:value="118.751" calcext:value-type="float">
            <text:p>118.751</text:p>
          </table:table-cell>
          <table:table-cell office:value-type="float" office:value="0" calcext:value-type="float">
            <text:p>0</text:p>
          </table:table-cell>
          <table:table-cell table:formula="of:=MIN([.$B630])" office:value-type="float" office:value="118.751" calcext:value-type="float">
            <text:p>118.751</text:p>
          </table:table-cell>
          <table:table-cell table:formula="of:=MIN([.$C630])" office:value-type="float" office:value="0" calcext:value-type="float">
            <text:p>0</text:p>
          </table:table-cell>
          <table:table-cell table:formula="of:=MEDIAN([.$B630])" office:value-type="float" office:value="118.751" calcext:value-type="float">
            <text:p>118.751</text:p>
          </table:table-cell>
          <table:table-cell table:formula="of:=MEDIAN([.$C630])" office:value-type="float" office:value="0" calcext:value-type="float">
            <text:p>0</text:p>
          </table:table-cell>
          <table:table-cell table:formula="of:=MAX([.$B630])" office:value-type="float" office:value="118.751" calcext:value-type="float">
            <text:p>118.751</text:p>
          </table:table-cell>
          <table:table-cell table:formula="of:=MAX([.$C63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30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1])" office:value-type="float" office:value="300" calcext:value-type="float">
            <text:p>300</text:p>
          </table:table-cell>
          <table:table-cell table:formula="of:=MIN([.$C631])" office:value-type="float" office:value="1" calcext:value-type="float">
            <text:p>1</text:p>
          </table:table-cell>
          <table:table-cell table:formula="of:=MEDIAN([.$B631])" office:value-type="float" office:value="300" calcext:value-type="float">
            <text:p>300</text:p>
          </table:table-cell>
          <table:table-cell table:formula="of:=MEDIAN([.$C631])" office:value-type="float" office:value="1" calcext:value-type="float">
            <text:p>1</text:p>
          </table:table-cell>
          <table:table-cell table:formula="of:=MAX([.$B631])" office:value-type="float" office:value="300" calcext:value-type="float">
            <text:p>300</text:p>
          </table:table-cell>
          <table:table-cell table:formula="of:=MAX([.$C6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31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9/training_po_full_v9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2])" office:value-type="float" office:value="300" calcext:value-type="float">
            <text:p>300</text:p>
          </table:table-cell>
          <table:table-cell table:formula="of:=MIN([.$C632])" office:value-type="float" office:value="1" calcext:value-type="float">
            <text:p>1</text:p>
          </table:table-cell>
          <table:table-cell table:formula="of:=MEDIAN([.$B632])" office:value-type="float" office:value="300" calcext:value-type="float">
            <text:p>300</text:p>
          </table:table-cell>
          <table:table-cell table:formula="of:=MEDIAN([.$C632])" office:value-type="float" office:value="1" calcext:value-type="float">
            <text:p>1</text:p>
          </table:table-cell>
          <table:table-cell table:formula="of:=MAX([.$B632])" office:value-type="float" office:value="300" calcext:value-type="float">
            <text:p>300</text:p>
          </table:table-cell>
          <table:table-cell table:formula="of:=MAX([.$C63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32])/36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formula="of:=AVERAGE([.K3:.K632])" office:value-type="float" office:value="0.758377425044092" calcext:value-type="float">
            <text:p>0.7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632])" office:value-type="float" office:value="149446.0034" calcext:value-type="float">
            <text:p>149446.0034</text:p>
          </table:table-cell>
          <table:table-cell table:formula="of:=SUM([.C3:.C632])" office:value-type="float" office:value="421" calcext:value-type="float">
            <text:p>421</text:p>
          </table:table-cell>
          <table:table-cell table:formula="of:=SUM([.D3:.D632])" office:value-type="float" office:value="149446.0034" calcext:value-type="float">
            <text:p>149446.0034</text:p>
          </table:table-cell>
          <table:table-cell table:formula="of:=SUM([.E3:.E632])" office:value-type="float" office:value="421" calcext:value-type="float">
            <text:p>421</text:p>
          </table:table-cell>
          <table:table-cell table:formula="of:=SUM([.F3:.F632])" office:value-type="float" office:value="149446.0034" calcext:value-type="float">
            <text:p>149446.0034</text:p>
          </table:table-cell>
          <table:table-cell table:formula="of:=SUM([.G3:.G632])" office:value-type="float" office:value="421" calcext:value-type="float">
            <text:p>421</text:p>
          </table:table-cell>
          <table:table-cell table:formula="of:=SUM([.H3:.H632])" office:value-type="float" office:value="149446.0034" calcext:value-type="float">
            <text:p>149446.0034</text:p>
          </table:table-cell>
          <table:table-cell table:formula="of:=SUM([.I3:.I632])" office:value-type="float" office:value="421" calcext:value-type="float">
            <text:p>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632])" office:value-type="float" office:value="237.215878412698" calcext:value-type="float">
            <text:p>237.215878412698</text:p>
          </table:table-cell>
          <table:table-cell table:formula="of:=AVERAGE([.C3:.C632])" office:value-type="float" office:value="0.668253968253968" calcext:value-type="float">
            <text:p>0.668253968253968</text:p>
          </table:table-cell>
          <table:table-cell table:formula="of:=AVERAGE([.D3:.D632])" office:value-type="float" office:value="237.215878412698" calcext:value-type="float">
            <text:p>237.215878412698</text:p>
          </table:table-cell>
          <table:table-cell table:formula="of:=AVERAGE([.E3:.E632])" office:value-type="float" office:value="0.668253968253968" calcext:value-type="float">
            <text:p>0.668253968253968</text:p>
          </table:table-cell>
          <table:table-cell table:formula="of:=AVERAGE([.F3:.F632])" office:value-type="float" office:value="237.215878412698" calcext:value-type="float">
            <text:p>237.215878412698</text:p>
          </table:table-cell>
          <table:table-cell table:formula="of:=AVERAGE([.G3:.G632])" office:value-type="float" office:value="0.668253968253968" calcext:value-type="float">
            <text:p>0.668253968253968</text:p>
          </table:table-cell>
          <table:table-cell table:formula="of:=AVERAGE([.H3:.H632])" office:value-type="float" office:value="237.215878412698" calcext:value-type="float">
            <text:p>237.215878412698</text:p>
          </table:table-cell>
          <table:table-cell table:formula="of:=AVERAGE([.I3:.I632])" office:value-type="float" office:value="0.668253968253968" calcext:value-type="float">
            <text:p>0.6682539682539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632])" office:value-type="float" office:value="90.4530098963828" calcext:value-type="float">
            <text:p>90.4530098963828</text:p>
          </table:table-cell>
          <table:table-cell table:formula="of:=STDEV([.C3:.C632])" office:value-type="float" office:value="0.471214443172972" calcext:value-type="float">
            <text:p>0.471214443172972</text:p>
          </table:table-cell>
          <table:table-cell table:formula="of:=STDEV([.D3:.D632])" office:value-type="float" office:value="90.4530098963828" calcext:value-type="float">
            <text:p>90.4530098963828</text:p>
          </table:table-cell>
          <table:table-cell table:formula="of:=STDEV([.E3:.E632])" office:value-type="float" office:value="0.471214443172972" calcext:value-type="float">
            <text:p>0.471214443172972</text:p>
          </table:table-cell>
          <table:table-cell table:formula="of:=STDEV([.F3:.F632])" office:value-type="float" office:value="90.4530098963828" calcext:value-type="float">
            <text:p>90.4530098963828</text:p>
          </table:table-cell>
          <table:table-cell table:formula="of:=STDEV([.G3:.G632])" office:value-type="float" office:value="0.471214443172972" calcext:value-type="float">
            <text:p>0.471214443172972</text:p>
          </table:table-cell>
          <table:table-cell table:formula="of:=STDEV([.H3:.H632])" office:value-type="float" office:value="90.4530098963828" calcext:value-type="float">
            <text:p>90.4530098963828</text:p>
          </table:table-cell>
          <table:table-cell table:formula="of:=STDEV([.I3:.I632])" office:value-type="float" office:value="0.471214443172972" calcext:value-type="float">
            <text:p>0.4712144431729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632]-[.$D3:.$D63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632]-[.$E3:.$E632])^2)^0.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632]=[.$D3:.$D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E3:.$E632])" office:value-type="float" office:value="630" calcext:value-type="float">
            <text:p>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632]&l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lt;[.$G3:.$G63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632]&g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gt;[.$G3:.$G63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632]=[.$H3:.$H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I3:.$I632])" office:value-type="float" office:value="630" calcext:value-type="float">
            <text:p>630</text:p>
          </table:table-cell>
          <table:table-cell table:number-columns-repeated="1011"/>
        </table:table-row>
        <table:table-row table:style-name="ro1" table:number-rows-repeated="104793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3"/>
        <table:table-column table:style-name="co4" table:default-cell-style-name="ce9"/>
        <table:table-column table:style-name="co4" table:number-columns-repeated="2" table:default-cell-style-name="ce11"/>
        <table:table-column table:style-name="co4" table:default-cell-style-name="ce13"/>
        <table:table-column table:style-name="co4" table:number-columns-repeated="1015" table:default-cell-style-name="Default"/>
        <table:table-row table:style-name="ro1">
          <table:table-cell table:style-name="ce5"/>
          <table:table-cell table:style-name="ce5" office:value-type="string" calcext:value-type="string">
            <text:p>aso train</text:p>
          </table:table-cell>
          <table:table-cell table:style-name="ce5" office:value-type="string" calcext:value-type="string">
            <text:p>lw train</text:p>
          </table:table-cell>
          <table:table-cell table:style-name="ce5" office:value-type="string" calcext:value-type="string">
            <text:p>poset train</text:p>
          </table:table-cell>
          <table:table-cell table:style-name="ce7" office:value-type="string" calcext:value-type="string">
            <text:p>overall train</text:p>
          </table:table-cell>
          <table:table-cell table:style-name="ce7" office:value-type="string" calcext:value-type="string">
            <text:p>aso val</text:p>
          </table:table-cell>
          <table:table-cell table:style-name="ce7" office:value-type="string" calcext:value-type="string">
            <text:p>lw val</text:p>
          </table:table-cell>
          <table:table-cell table:style-name="ce7" office:value-type="string" calcext:value-type="string">
            <text:p>poset val</text:p>
          </table:table-cell>
          <table:table-cell table:style-name="ce7" office:value-type="string" calcext:value-type="string">
            <text:p>overall val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Val 1</text:p>
          </table:table-cell>
          <table:table-cell table:style-name="ce8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)" office:value-type="float" office:value="0.997354497354497" calcext:value-type="float">
            <text:p>0.997</text:p>
          </table:table-cell>
          <table:table-cell table:style-name="ce8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)" office:value-type="float" office:value="0.998677248677249" calcext:value-type="float">
            <text:p>0.999</text:p>
          </table:table-cell>
          <table:table-cell table:style-name="ce8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)" office:value-type="float" office:value="0.947089947089947" calcext:value-type="float">
            <text:p>0.947</text:p>
          </table:table-cell>
          <table:table-cell table:style-name="ce8" table:formula="of:=AVERAGE([.B2:.D2])" office:value-type="float" office:value="0.981040564373898" calcext:value-type="float">
            <text:p>0.981</text:p>
          </table:table-cell>
          <table:table-cell table:style-name="ce8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)" office:value-type="float" office:value="0.544973544973545" calcext:value-type="float">
            <text:p>0.545</text:p>
          </table:table-cell>
          <table:table-cell table:style-name="ce8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)" office:value-type="float" office:value="0.857142857142857" calcext:value-type="float">
            <text:p>0.857</text:p>
          </table:table-cell>
          <table:table-cell table:style-name="ce8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)" office:value-type="float" office:value="0.777777777777778" calcext:value-type="float">
            <text:p>0.778</text:p>
          </table:table-cell>
          <table:table-cell table:style-name="ce8" table:formula="of:=AVERAGE([.F2];[.G2];[.H2])" office:value-type="float" office:value="0.72663139329806" calcext:value-type="float">
            <text:p>0.72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2</text:p>
          </table:table-cell>
          <table:table-cell table:style-name="ce3" table:formula="of:=AVERAGE(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;[$Instances.M180];[$Instances.M183];[$Instances.M186];[$Instances.M189])" office:value-type="float" office:value="0.998677248677249" calcext:value-type="float">
            <text:p>0.999</text:p>
          </table:table-cell>
          <table:table-cell table:style-name="ce3" table:formula="of:=AVERAGE(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;[$Instances.M181];[$Instances.M184];[$Instances.M187];[$Instances.M190])" office:value-type="float" office:value="0.998677248677249" calcext:value-type="float">
            <text:p>0.999</text:p>
          </table:table-cell>
          <table:table-cell table:style-name="ce3" table:formula="of:=AVERAGE(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;[$Instances.M182];[$Instances.M185];[$Instances.M188];[$Instances.M191])" office:value-type="float" office:value="0.969576719576719" calcext:value-type="float">
            <text:p>0.970</text:p>
          </table:table-cell>
          <table:table-cell table:style-name="ce8" table:formula="of:=AVERAGE([.B3:.D3])" office:value-type="float" office:value="0.988977072310406" calcext:value-type="float">
            <text:p>0.989</text:p>
          </table:table-cell>
          <table:table-cell table:style-name="ce8" table:formula="of:=AVERAGE(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;[$Instances.K180];[$Instances.K183];[$Instances.K186];[$Instances.K189])" office:value-type="float" office:value="0.693121693121693" calcext:value-type="float">
            <text:p>0.693</text:p>
          </table:table-cell>
          <table:table-cell table:style-name="ce8" table:formula="of:=AVERAGE(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;[$Instances.K181];[$Instances.K184];[$Instances.K187];[$Instances.K190])" office:value-type="float" office:value="0.814814814814815" calcext:value-type="float">
            <text:p>0.815</text:p>
          </table:table-cell>
          <table:table-cell table:style-name="ce8" table:formula="of:=AVERAGE(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;[$Instances.K182];[$Instances.K185];[$Instances.K188];[$Instances.K191])" office:value-type="float" office:value="0.772486772486773" calcext:value-type="float">
            <text:p>0.772</text:p>
          </table:table-cell>
          <table:table-cell table:style-name="ce8" table:formula="of:=AVERAGE([.F3];[.G3];[.H3])" office:value-type="float" office:value="0.760141093474427" calcext:value-type="float">
            <text:p>0.76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3</text:p>
          </table:table-cell>
          <table:table-cell table:style-name="ce8" table:formula="of:=AVERAGE([$Instances.M192];[$Instances.M195];[$Instances.M198];[$Instances.M201];[$Instances.M204];[$Instances.M207];[$Instances.M210];[$Instances.M213];[$Instances.M216];[$Instances.M219];[$Instances.M222];[$Instances.M225];[$Instances.M228];[$Instances.M231];[$Instances.M234];[$Instances.M237];[$Instances.M240];[$Instances.M243];[$Instances.M246];[$Instances.M249];[$Instances.M252])" office:value-type="float" office:value="0.998677248677249" calcext:value-type="float">
            <text:p>0.999</text:p>
          </table:table-cell>
          <table:table-cell table:style-name="ce8" table:formula="of:=AVERAGE([$Instances.M193];[$Instances.M196];[$Instances.M199];[$Instances.M202];[$Instances.M205];[$Instances.M208];[$Instances.M211];[$Instances.M214];[$Instances.M217];[$Instances.M220];[$Instances.M223];[$Instances.M226];[$Instances.M229];[$Instances.M232];[$Instances.M235];[$Instances.M238];[$Instances.M241];[$Instances.M244];[$Instances.M247];[$Instances.M250];[$Instances.M253])" office:value-type="float" office:value="1" calcext:value-type="float">
            <text:p>1.000</text:p>
          </table:table-cell>
          <table:table-cell table:style-name="ce8" table:formula="of:=AVERAGE([$Instances.M194];[$Instances.M197];[$Instances.M200];[$Instances.M203];[$Instances.M206];[$Instances.M209];[$Instances.M212];[$Instances.M215];[$Instances.M218];[$Instances.M221];[$Instances.M224];[$Instances.M227];[$Instances.M230];[$Instances.M233];[$Instances.M236];[$Instances.M239];[$Instances.M242];[$Instances.M245];[$Instances.M248];[$Instances.M251];[$Instances.M254])" office:value-type="float" office:value="0.933862433862434" calcext:value-type="float">
            <text:p>0.934</text:p>
          </table:table-cell>
          <table:table-cell table:style-name="ce8" table:formula="of:=AVERAGE([.B4:.D4])" office:value-type="float" office:value="0.977513227513228" calcext:value-type="float">
            <text:p>0.978</text:p>
          </table:table-cell>
          <table:table-cell table:style-name="ce8" table:formula="of:=AVERAGE([$Instances.K192];[$Instances.K195];[$Instances.K198];[$Instances.K201];[$Instances.K204];[$Instances.K207];[$Instances.K210];[$Instances.K213];[$Instances.K216];[$Instances.K219];[$Instances.K222];[$Instances.K225];[$Instances.K228];[$Instances.K231];[$Instances.K234];[$Instances.K237];[$Instances.K240];[$Instances.K243];[$Instances.K246];[$Instances.K249];[$Instances.K252])" office:value-type="float" office:value="0.603174603174603" calcext:value-type="float">
            <text:p>0.603</text:p>
          </table:table-cell>
          <table:table-cell table:style-name="ce8" table:formula="of:=AVERAGE([$Instances.K193];[$Instances.K196];[$Instances.K199];[$Instances.K202];[$Instances.K205];[$Instances.K208];[$Instances.K211];[$Instances.K214];[$Instances.K217];[$Instances.K220];[$Instances.K223];[$Instances.K226];[$Instances.K229];[$Instances.K232];[$Instances.K235];[$Instances.K238];[$Instances.K241];[$Instances.K244];[$Instances.K247];[$Instances.K250];[$Instances.K253])" office:value-type="float" office:value="0.80952380952381" calcext:value-type="float">
            <text:p>0.810</text:p>
          </table:table-cell>
          <table:table-cell table:style-name="ce8" table:formula="of:=AVERAGE([$Instances.K194];[$Instances.K197];[$Instances.K200];[$Instances.K203];[$Instances.K206];[$Instances.K209];[$Instances.K212];[$Instances.K215];[$Instances.K218];[$Instances.K221];[$Instances.K224];[$Instances.K227];[$Instances.K230];[$Instances.K233];[$Instances.K236];[$Instances.K239];[$Instances.K242];[$Instances.K245];[$Instances.K248];[$Instances.K251];[$Instances.K254])" office:value-type="float" office:value="0.830687830687831" calcext:value-type="float">
            <text:p>0.831</text:p>
          </table:table-cell>
          <table:table-cell table:style-name="ce8" table:formula="of:=AVERAGE([.F4];[.G4];[.H4])" office:value-type="float" office:value="0.747795414462081" calcext:value-type="float">
            <text:p>0.7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4</text:p>
          </table:table-cell>
          <table:table-cell table:style-name="ce8" table:formula="of:=AVERAGE([$Instances.M255];[$Instances.M258];[$Instances.M261];[$Instances.M264];[$Instances.M267];[$Instances.M270];[$Instances.M273];[$Instances.M276];[$Instances.M279];[$Instances.M282];[$Instances.M285];[$Instances.M288];[$Instances.M291];[$Instances.M294];[$Instances.M297];[$Instances.M300];[$Instances.M303];[$Instances.M306];[$Instances.M309];[$Instances.M312];[$Instances.M315])" office:value-type="float" office:value="0.998677248677249" calcext:value-type="float">
            <text:p>0.999</text:p>
          </table:table-cell>
          <table:table-cell table:style-name="ce8" table:formula="of:=AVERAGE([$Instances.M256];[$Instances.M259];[$Instances.M262];[$Instances.M265];[$Instances.M268];[$Instances.M271];[$Instances.M274];[$Instances.M277];[$Instances.M280];[$Instances.M283];[$Instances.M286];[$Instances.M289];[$Instances.M292];[$Instances.M295];[$Instances.M298];[$Instances.M301];[$Instances.M304];[$Instances.M307];[$Instances.M310];[$Instances.M313];[$Instances.M316])" office:value-type="float" office:value="1" calcext:value-type="float">
            <text:p>1.000</text:p>
          </table:table-cell>
          <table:table-cell table:style-name="ce8" table:formula="of:=AVERAGE([$Instances.M257];[$Instances.M260];[$Instances.M263];[$Instances.M266];[$Instances.M269];[$Instances.M272];[$Instances.M275];[$Instances.M278];[$Instances.M281];[$Instances.M284];[$Instances.M287];[$Instances.M290];[$Instances.M293];[$Instances.M296];[$Instances.M299];[$Instances.M302];[$Instances.M305];[$Instances.M308];[$Instances.M311];[$Instances.M314];[$Instances.M317])" office:value-type="float" office:value="0.944444444444444" calcext:value-type="float">
            <text:p>0.944</text:p>
          </table:table-cell>
          <table:table-cell table:style-name="ce8" table:formula="of:=AVERAGE([.B5:.D5])" office:value-type="float" office:value="0.981040564373898" calcext:value-type="float">
            <text:p>0.981</text:p>
          </table:table-cell>
          <table:table-cell table:style-name="ce8" table:formula="of:=AVERAGE([$Instances.K255];[$Instances.K258];[$Instances.K261];[$Instances.K264];[$Instances.K267];[$Instances.K270];[$Instances.K273];[$Instances.K276];[$Instances.K279];[$Instances.K282];[$Instances.K285];[$Instances.K288];[$Instances.K291];[$Instances.K294];[$Instances.K297];[$Instances.K300];[$Instances.K303];[$Instances.K306];[$Instances.K309];[$Instances.K312];[$Instances.K315])" office:value-type="float" office:value="0.518518518518518" calcext:value-type="float">
            <text:p>0.519</text:p>
          </table:table-cell>
          <table:table-cell table:style-name="ce8" table:formula="of:=AVERAGE([$Instances.K256];[$Instances.K259];[$Instances.K262];[$Instances.K265];[$Instances.K268];[$Instances.K271];[$Instances.K274];[$Instances.K277];[$Instances.K280];[$Instances.K283];[$Instances.K286];[$Instances.K289];[$Instances.K292];[$Instances.K295];[$Instances.K298];[$Instances.K301];[$Instances.K304];[$Instances.K307];[$Instances.K310];[$Instances.K313];[$Instances.K316])" office:value-type="float" office:value="0.756613756613757" calcext:value-type="float">
            <text:p>0.757</text:p>
          </table:table-cell>
          <table:table-cell table:style-name="ce8" table:formula="of:=AVERAGE([$Instances.K257];[$Instances.K260];[$Instances.K263];[$Instances.K266];[$Instances.K269];[$Instances.K272];[$Instances.K275];[$Instances.K278];[$Instances.K281];[$Instances.K284];[$Instances.K287];[$Instances.K290];[$Instances.K293];[$Instances.K296];[$Instances.K299];[$Instances.K302];[$Instances.K305];[$Instances.K308];[$Instances.K311];[$Instances.K314];[$Instances.K317])" office:value-type="float" office:value="0.851851851851852" calcext:value-type="float">
            <text:p>0.852</text:p>
          </table:table-cell>
          <table:table-cell table:style-name="ce8" table:formula="of:=AVERAGE([.F5];[.G5];[.H5])" office:value-type="float" office:value="0.708994708994709" calcext:value-type="float">
            <text:p>0.70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5</text:p>
          </table:table-cell>
          <table:table-cell table:style-name="ce8" table:formula="of:=AVERAGE([$Instances.M318];[$Instances.M321];[$Instances.M324];[$Instances.M327];[$Instances.M330];[$Instances.M333];[$Instances.M336];[$Instances.M339];[$Instances.M342];[$Instances.M345];[$Instances.M348];[$Instances.M351];[$Instances.M354];[$Instances.M357];[$Instances.M360];[$Instances.M363];[$Instances.M366];[$Instances.M369];[$Instances.M372];[$Instances.M375];[$Instances.M378])" office:value-type="float" office:value="0.998677248677249" calcext:value-type="float">
            <text:p>0.999</text:p>
          </table:table-cell>
          <table:table-cell table:style-name="ce8" table:formula="of:=AVERAGE([$Instances.M319];[$Instances.M322];[$Instances.M325];[$Instances.M328];[$Instances.M331];[$Instances.M334];[$Instances.M337];[$Instances.M340];[$Instances.M343];[$Instances.M346];[$Instances.M349];[$Instances.M352];[$Instances.M355];[$Instances.M358];[$Instances.M361];[$Instances.M364];[$Instances.M367];[$Instances.M370];[$Instances.M373];[$Instances.M376];[$Instances.M379])" office:value-type="float" office:value="0.993386243386243" calcext:value-type="float">
            <text:p>0.993</text:p>
          </table:table-cell>
          <table:table-cell table:style-name="ce8" table:formula="of:=AVERAGE([$Instances.M320];[$Instances.M323];[$Instances.M326];[$Instances.M329];[$Instances.M332];[$Instances.M335];[$Instances.M338];[$Instances.M341];[$Instances.M344];[$Instances.M347];[$Instances.M350];[$Instances.M353];[$Instances.M356];[$Instances.M359];[$Instances.M362];[$Instances.M365];[$Instances.M368];[$Instances.M371];[$Instances.M374];[$Instances.M377];[$Instances.M380])" office:value-type="float" office:value="0.947089947089947" calcext:value-type="float">
            <text:p>0.947</text:p>
          </table:table-cell>
          <table:table-cell table:style-name="ce8" table:formula="of:=AVERAGE([.B6:.D6])" office:value-type="float" office:value="0.979717813051146" calcext:value-type="float">
            <text:p>0.980</text:p>
          </table:table-cell>
          <table:table-cell table:style-name="ce8" table:formula="of:=AVERAGE([$Instances.K318];[$Instances.K321];[$Instances.K324];[$Instances.K327];[$Instances.K330];[$Instances.K333];[$Instances.K336];[$Instances.K339];[$Instances.K342];[$Instances.K345];[$Instances.K348];[$Instances.K351];[$Instances.K354];[$Instances.K357];[$Instances.K360];[$Instances.K363];[$Instances.K366];[$Instances.K369];[$Instances.K372];[$Instances.K375];[$Instances.K378])" office:value-type="float" office:value="0.523809523809524" calcext:value-type="float">
            <text:p>0.524</text:p>
          </table:table-cell>
          <table:table-cell table:style-name="ce8" table:formula="of:=AVERAGE([$Instances.K319];[$Instances.K322];[$Instances.K325];[$Instances.K328];[$Instances.K331];[$Instances.K334];[$Instances.K337];[$Instances.K340];[$Instances.K343];[$Instances.K346];[$Instances.K349];[$Instances.K352];[$Instances.K355];[$Instances.K358];[$Instances.K361];[$Instances.K364];[$Instances.K367];[$Instances.K370];[$Instances.K373];[$Instances.K376];[$Instances.K379])" office:value-type="float" office:value="0.883597883597884" calcext:value-type="float">
            <text:p>0.884</text:p>
          </table:table-cell>
          <table:table-cell table:style-name="ce8" table:formula="of:=AVERAGE([$Instances.K320];[$Instances.K323];[$Instances.K326];[$Instances.K329];[$Instances.K332];[$Instances.K335];[$Instances.K338];[$Instances.K341];[$Instances.K344];[$Instances.K347];[$Instances.K350];[$Instances.K353];[$Instances.K356];[$Instances.K359];[$Instances.K362];[$Instances.K365];[$Instances.K368];[$Instances.K371];[$Instances.K374];[$Instances.K377];[$Instances.K380])" office:value-type="float" office:value="0.857142857142857" calcext:value-type="float">
            <text:p>0.857</text:p>
          </table:table-cell>
          <table:table-cell table:style-name="ce8" table:formula="of:=AVERAGE([.F6];[.G6];[.H6])" office:value-type="float" office:value="0.754850088183422" calcext:value-type="float">
            <text:p>0.75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6</text:p>
          </table:table-cell>
          <table:table-cell table:style-name="ce8" table:formula="of:=AVERAGE([$Instances.M381];[$Instances.M384];[$Instances.M387];[$Instances.M390];[$Instances.M393];[$Instances.M396];[$Instances.M399];[$Instances.M402];[$Instances.M405];[$Instances.M408];[$Instances.M411];[$Instances.M414];[$Instances.M417];[$Instances.M420];[$Instances.M423];[$Instances.M426];[$Instances.M429];[$Instances.M432];[$Instances.M435];[$Instances.M438];[$Instances.M441])" office:value-type="float" office:value="0.997354497354497" calcext:value-type="float">
            <text:p>0.997</text:p>
          </table:table-cell>
          <table:table-cell table:style-name="ce8" table:formula="of:=AVERAGE([$Instances.M382];[$Instances.M385];[$Instances.M388];[$Instances.M391];[$Instances.M394];[$Instances.M397];[$Instances.M400];[$Instances.M403];[$Instances.M406];[$Instances.M409];[$Instances.M412];[$Instances.M415];[$Instances.M418];[$Instances.M421];[$Instances.M424];[$Instances.M427];[$Instances.M430];[$Instances.M433];[$Instances.M436];[$Instances.M439];[$Instances.M442])" office:value-type="float" office:value="0.998677248677249" calcext:value-type="float">
            <text:p>0.999</text:p>
          </table:table-cell>
          <table:table-cell table:style-name="ce8" table:formula="of:=AVERAGE([$Instances.M383];[$Instances.M386];[$Instances.M389];[$Instances.M392];[$Instances.M395];[$Instances.M398];[$Instances.M401];[$Instances.M404];[$Instances.M407];[$Instances.M410];[$Instances.M413];[$Instances.M416];[$Instances.M419];[$Instances.M422];[$Instances.M425];[$Instances.M428];[$Instances.M431];[$Instances.M434];[$Instances.M437];[$Instances.M440];[$Instances.M443])" office:value-type="float" office:value="0.953703703703704" calcext:value-type="float">
            <text:p>0.954</text:p>
          </table:table-cell>
          <table:table-cell table:style-name="ce8" table:formula="of:=AVERAGE([.B7:.D7])" office:value-type="float" office:value="0.983245149911817" calcext:value-type="float">
            <text:p>0.983</text:p>
          </table:table-cell>
          <table:table-cell table:style-name="ce8" table:formula="of:=AVERAGE([$Instances.K381];[$Instances.K384];[$Instances.K387];[$Instances.K390];[$Instances.K393];[$Instances.K396];[$Instances.K399];[$Instances.K402];[$Instances.K405];[$Instances.K408];[$Instances.K411];[$Instances.K414];[$Instances.K417];[$Instances.K420];[$Instances.K423];[$Instances.K426];[$Instances.K429];[$Instances.K432];[$Instances.K435];[$Instances.K438];[$Instances.K441])" office:value-type="float" office:value="0.767195767195767" calcext:value-type="float">
            <text:p>0.767</text:p>
          </table:table-cell>
          <table:table-cell table:style-name="ce8" table:formula="of:=AVERAGE([$Instances.K382];[$Instances.K385];[$Instances.K388];[$Instances.K391];[$Instances.K394];[$Instances.K397];[$Instances.K400];[$Instances.K403];[$Instances.K406];[$Instances.K409];[$Instances.K412];[$Instances.K415];[$Instances.K418];[$Instances.K421];[$Instances.K424];[$Instances.K427];[$Instances.K430];[$Instances.K433];[$Instances.K436];[$Instances.K439];[$Instances.K442])" office:value-type="float" office:value="0.920634920634921" calcext:value-type="float">
            <text:p>0.921</text:p>
          </table:table-cell>
          <table:table-cell table:style-name="ce8" table:formula="of:=AVERAGE([$Instances.K383];[$Instances.K386];[$Instances.K389];[$Instances.K392];[$Instances.K395];[$Instances.K398];[$Instances.K401];[$Instances.K404];[$Instances.K407];[$Instances.K410];[$Instances.K413];[$Instances.K416];[$Instances.K419];[$Instances.K422];[$Instances.K425];[$Instances.K428];[$Instances.K431];[$Instances.K434];[$Instances.K437];[$Instances.K440];[$Instances.K443])" office:value-type="float" office:value="0.915343915343915" calcext:value-type="float">
            <text:p>0.915</text:p>
          </table:table-cell>
          <table:table-cell table:style-name="ce8" table:formula="of:=AVERAGE([.F7];[.G7];[.H7])" office:value-type="float" office:value="0.867724867724868" calcext:value-type="float">
            <text:p>0.86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7</text:p>
          </table:table-cell>
          <table:table-cell table:style-name="ce8" table:formula="of:=AVERAGE([$Instances.M444];[$Instances.M447];[$Instances.M450];[$Instances.M453];[$Instances.M456];[$Instances.M459];[$Instances.M462];[$Instances.M465];[$Instances.M468];[$Instances.M471];[$Instances.M474];[$Instances.M477];[$Instances.M480];[$Instances.M483];[$Instances.M486];[$Instances.M489];[$Instances.M492];[$Instances.M495];[$Instances.M498];[$Instances.M501];[$Instances.M504])" office:value-type="float" office:value="0.998677248677249" calcext:value-type="float">
            <text:p>0.999</text:p>
          </table:table-cell>
          <table:table-cell table:style-name="ce8" table:formula="of:=AVERAGE([$Instances.M445];[$Instances.M448];[$Instances.M451];[$Instances.M454];[$Instances.M457];[$Instances.M460];[$Instances.M463];[$Instances.M466];[$Instances.M469];[$Instances.M472];[$Instances.M475];[$Instances.M478];[$Instances.M481];[$Instances.M484];[$Instances.M487];[$Instances.M490];[$Instances.M493];[$Instances.M496];[$Instances.M499];[$Instances.M502];[$Instances.M505])" office:value-type="float" office:value="0.998677248677249" calcext:value-type="float">
            <text:p>0.999</text:p>
          </table:table-cell>
          <table:table-cell table:style-name="ce8" table:formula="of:=AVERAGE([$Instances.M446];[$Instances.M449];[$Instances.M452];[$Instances.M455];[$Instances.M458];[$Instances.M461];[$Instances.M464];[$Instances.M467];[$Instances.M470];[$Instances.M473];[$Instances.M476];[$Instances.M479];[$Instances.M482];[$Instances.M485];[$Instances.M488];[$Instances.M491];[$Instances.M494];[$Instances.M497];[$Instances.M500];[$Instances.M503];[$Instances.M506])" office:value-type="float" office:value="0.948412698412698" calcext:value-type="float">
            <text:p>0.948</text:p>
          </table:table-cell>
          <table:table-cell table:style-name="ce8" table:formula="of:=AVERAGE([.B8:.D8])" office:value-type="float" office:value="0.981922398589065" calcext:value-type="float">
            <text:p>0.982</text:p>
          </table:table-cell>
          <table:table-cell table:style-name="ce8" table:formula="of:=AVERAGE([$Instances.K444];[$Instances.K447];[$Instances.K450];[$Instances.K453];[$Instances.K456];[$Instances.K459];[$Instances.K462];[$Instances.K465];[$Instances.K468];[$Instances.K471];[$Instances.K474];[$Instances.K477];[$Instances.K480];[$Instances.K483];[$Instances.K486];[$Instances.K489];[$Instances.K492];[$Instances.K495];[$Instances.K498];[$Instances.K501];[$Instances.K504])" office:value-type="float" office:value="0.682539682539683" calcext:value-type="float">
            <text:p>0.683</text:p>
          </table:table-cell>
          <table:table-cell table:style-name="ce8" table:formula="of:=AVERAGE([$Instances.K445];[$Instances.K448];[$Instances.K451];[$Instances.K454];[$Instances.K457];[$Instances.K460];[$Instances.K463];[$Instances.K466];[$Instances.K469];[$Instances.K472];[$Instances.K475];[$Instances.K478];[$Instances.K481];[$Instances.K484];[$Instances.K487];[$Instances.K490];[$Instances.K493];[$Instances.K496];[$Instances.K499];[$Instances.K502];[$Instances.K505])" office:value-type="float" office:value="0.825396825396826" calcext:value-type="float">
            <text:p>0.825</text:p>
          </table:table-cell>
          <table:table-cell table:style-name="ce8" table:formula="of:=AVERAGE([$Instances.K446];[$Instances.K449];[$Instances.K452];[$Instances.K455];[$Instances.K458];[$Instances.K461];[$Instances.K464];[$Instances.K467];[$Instances.K470];[$Instances.K473];[$Instances.K476];[$Instances.K479];[$Instances.K482];[$Instances.K485];[$Instances.K488];[$Instances.K491];[$Instances.K494];[$Instances.K497];[$Instances.K500];[$Instances.K503];[$Instances.K506])" office:value-type="float" office:value="0.82010582010582" calcext:value-type="float">
            <text:p>0.820</text:p>
          </table:table-cell>
          <table:table-cell table:style-name="ce8" table:formula="of:=AVERAGE([.F8];[.G8];[.H8])" office:value-type="float" office:value="0.776014109347443" calcext:value-type="float">
            <text:p>0.77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8</text:p>
          </table:table-cell>
          <table:table-cell table:style-name="ce8" table:formula="of:=AVERAGE([$Instances.M507];[$Instances.M510];[$Instances.M513];[$Instances.M516];[$Instances.M519];[$Instances.M522];[$Instances.M525];[$Instances.M528];[$Instances.M531];[$Instances.M534];[$Instances.M537];[$Instances.M540];[$Instances.M543];[$Instances.M546];[$Instances.M549];[$Instances.M552];[$Instances.M555];[$Instances.M558];[$Instances.M561];[$Instances.M564];[$Instances.M567])" office:value-type="float" office:value="0.997354497354497" calcext:value-type="float">
            <text:p>0.997</text:p>
          </table:table-cell>
          <table:table-cell table:style-name="ce8" table:formula="of:=AVERAGE([$Instances.M508];[$Instances.M511];[$Instances.M514];[$Instances.M517];[$Instances.M520];[$Instances.M523];[$Instances.M526];[$Instances.M529];[$Instances.M532];[$Instances.M535];[$Instances.M538];[$Instances.M541];[$Instances.M544];[$Instances.M547];[$Instances.M550];[$Instances.M553];[$Instances.M556];[$Instances.M559];[$Instances.M562];[$Instances.M565];[$Instances.M568])" office:value-type="float" office:value="0.998677248677249" calcext:value-type="float">
            <text:p>0.999</text:p>
          </table:table-cell>
          <table:table-cell table:style-name="ce8" table:formula="of:=AVERAGE([$Instances.M509];[$Instances.M512];[$Instances.M515];[$Instances.M518];[$Instances.M521];[$Instances.M524];[$Instances.M527];[$Instances.M530];[$Instances.M533];[$Instances.M536];[$Instances.M539];[$Instances.M542];[$Instances.M545];[$Instances.M548];[$Instances.M551];[$Instances.M554];[$Instances.M557];[$Instances.M560];[$Instances.M563];[$Instances.M566];[$Instances.M569])" office:value-type="float" office:value="0.943121693121693" calcext:value-type="float">
            <text:p>0.943</text:p>
          </table:table-cell>
          <table:table-cell table:style-name="ce8" table:formula="of:=AVERAGE([.B9:.D9])" office:value-type="float" office:value="0.979717813051146" calcext:value-type="float">
            <text:p>0.980</text:p>
          </table:table-cell>
          <table:table-cell table:style-name="ce8" table:formula="of:=AVERAGE([$Instances.K507];[$Instances.K510];[$Instances.K513];[$Instances.K516];[$Instances.K519];[$Instances.K522];[$Instances.K525];[$Instances.K528];[$Instances.K531];[$Instances.K534];[$Instances.K537];[$Instances.K540];[$Instances.K543];[$Instances.K546];[$Instances.K549];[$Instances.K552];[$Instances.K555];[$Instances.K558];[$Instances.K561];[$Instances.K564];[$Instances.K567])" office:value-type="float" office:value="0.73015873015873" calcext:value-type="float">
            <text:p>0.730</text:p>
          </table:table-cell>
          <table:table-cell table:style-name="ce8" table:formula="of:=AVERAGE([$Instances.K508];[$Instances.K511];[$Instances.K514];[$Instances.K517];[$Instances.K520];[$Instances.K523];[$Instances.K526];[$Instances.K529];[$Instances.K532];[$Instances.K535];[$Instances.K538];[$Instances.K541];[$Instances.K544];[$Instances.K547];[$Instances.K550];[$Instances.K553];[$Instances.K556];[$Instances.K559];[$Instances.K562];[$Instances.K565];[$Instances.K568])" office:value-type="float" office:value="0.851851851851852" calcext:value-type="float">
            <text:p>0.852</text:p>
          </table:table-cell>
          <table:table-cell table:style-name="ce8" table:formula="of:=AVERAGE([$Instances.K509];[$Instances.K512];[$Instances.K515];[$Instances.K518];[$Instances.K521];[$Instances.K524];[$Instances.K527];[$Instances.K530];[$Instances.K533];[$Instances.K536];[$Instances.K539];[$Instances.K542];[$Instances.K545];[$Instances.K548];[$Instances.K551];[$Instances.K554];[$Instances.K557];[$Instances.K560];[$Instances.K563];[$Instances.K566];[$Instances.K569])" office:value-type="float" office:value="0.857142857142857" calcext:value-type="float">
            <text:p>0.857</text:p>
          </table:table-cell>
          <table:table-cell table:style-name="ce8" table:formula="of:=AVERAGE([.F9];[.G9];[.H9])" office:value-type="float" office:value="0.81305114638448" calcext:value-type="float">
            <text:p>0.81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9</text:p>
          </table:table-cell>
          <table:table-cell table:style-name="ce8" table:formula="of:=AVERAGE([$Instances.M570];[$Instances.M573];[$Instances.M576];[$Instances.M579];[$Instances.M582];[$Instances.M585];[$Instances.M588];[$Instances.M591];[$Instances.M594];[$Instances.M597];[$Instances.M600];[$Instances.M603];[$Instances.M606];[$Instances.M609];[$Instances.M612];[$Instances.M615];[$Instances.M618];[$Instances.M621];[$Instances.M624];[$Instances.M627];[$Instances.M630])" office:value-type="float" office:value="0.998677248677249" calcext:value-type="float">
            <text:p>0.999</text:p>
          </table:table-cell>
          <table:table-cell table:style-name="ce8" table:formula="of:=AVERAGE([$Instances.M571];[$Instances.M574];[$Instances.M577];[$Instances.M580];[$Instances.M583];[$Instances.M586];[$Instances.M589];[$Instances.M592];[$Instances.M595];[$Instances.M598];[$Instances.M601];[$Instances.M604];[$Instances.M607];[$Instances.M610];[$Instances.M613];[$Instances.M616];[$Instances.M619];[$Instances.M622];[$Instances.M625];[$Instances.M628];[$Instances.M631])" office:value-type="float" office:value="1" calcext:value-type="float">
            <text:p>1.000</text:p>
          </table:table-cell>
          <table:table-cell table:style-name="ce8" table:formula="of:=AVERAGE([$Instances.M572];[$Instances.M575];[$Instances.M578];[$Instances.M581];[$Instances.M584];[$Instances.M587];[$Instances.M590];[$Instances.M593];[$Instances.M596];[$Instances.M599];[$Instances.M602];[$Instances.M605];[$Instances.M608];[$Instances.M611];[$Instances.M614];[$Instances.M617];[$Instances.M620];[$Instances.M623];[$Instances.M626];[$Instances.M629];[$Instances.M632])" office:value-type="float" office:value="0.965608465608466" calcext:value-type="float">
            <text:p>0.966</text:p>
          </table:table-cell>
          <table:table-cell table:style-name="ce8" table:formula="of:=AVERAGE([.B10:.D10])" office:value-type="float" office:value="0.988095238095239" calcext:value-type="float">
            <text:p>0.988</text:p>
          </table:table-cell>
          <table:table-cell table:style-name="ce8" table:formula="of:=AVERAGE([$Instances.K570];[$Instances.K573];[$Instances.K576];[$Instances.K579];[$Instances.K582];[$Instances.K585];[$Instances.K588];[$Instances.K591];[$Instances.K594];[$Instances.K597];[$Instances.K600];[$Instances.K603];[$Instances.K606];[$Instances.K609];[$Instances.K612];[$Instances.K615];[$Instances.K618];[$Instances.K621];[$Instances.K624];[$Instances.K627];[$Instances.K630])" office:value-type="float" office:value="0.682539682539683" calcext:value-type="float">
            <text:p>0.683</text:p>
          </table:table-cell>
          <table:table-cell table:style-name="ce8" table:formula="of:=AVERAGE([$Instances.K571];[$Instances.K574];[$Instances.K577];[$Instances.K580];[$Instances.K583];[$Instances.K586];[$Instances.K589];[$Instances.K592];[$Instances.K595];[$Instances.K598];[$Instances.K601];[$Instances.K604];[$Instances.K607];[$Instances.K610];[$Instances.K613];[$Instances.K616];[$Instances.K619];[$Instances.K622];[$Instances.K625];[$Instances.K628];[$Instances.K631])" office:value-type="float" office:value="0.71957671957672" calcext:value-type="float">
            <text:p>0.720</text:p>
          </table:table-cell>
          <table:table-cell table:style-name="ce8" table:formula="of:=AVERAGE([$Instances.K572];[$Instances.K575];[$Instances.K578];[$Instances.K581];[$Instances.K584];[$Instances.K587];[$Instances.K590];[$Instances.K593];[$Instances.K596];[$Instances.K599];[$Instances.K602];[$Instances.K605];[$Instances.K608];[$Instances.K611];[$Instances.K614];[$Instances.K617];[$Instances.K620];[$Instances.K623];[$Instances.K626];[$Instances.K629];[$Instances.K632])" office:value-type="float" office:value="0.73015873015873" calcext:value-type="float">
            <text:p>0.730</text:p>
          </table:table-cell>
          <table:table-cell table:style-name="ce8" table:formula="of:=AVERAGE([.F10];[.G10];[.H10])" office:value-type="float" office:value="0.710758377425044" calcext:value-type="float">
            <text:p>0.71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Val 10</text:p>
          </table:table-cell>
          <table:table-cell table:style-name="ce8" table:formula="of:=AVERAGE(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)" office:value-type="float" office:value="0.998677248677249" calcext:value-type="float">
            <text:p>0.999</text:p>
          </table:table-cell>
          <table:table-cell table:style-name="ce8" table:formula="of:=AVERAGE(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)" office:value-type="float" office:value="0.998677248677249" calcext:value-type="float">
            <text:p>0.999</text:p>
          </table:table-cell>
          <table:table-cell table:style-name="ce8" table:formula="of:=AVERAGE(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)" office:value-type="float" office:value="0.966931216931217" calcext:value-type="float">
            <text:p>0.967</text:p>
          </table:table-cell>
          <table:table-cell table:style-name="ce8" table:formula="of:=AVERAGE([.B11:.D11])" office:value-type="float" office:value="0.988095238095239" calcext:value-type="float">
            <text:p>0.988</text:p>
          </table:table-cell>
          <table:table-cell table:style-name="ce8" table:formula="of:=AVERAGE(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)" office:value-type="float" office:value="0.714285714285714" calcext:value-type="float">
            <text:p>0.714</text:p>
          </table:table-cell>
          <table:table-cell table:style-name="ce8" table:formula="of:=AVERAGE(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)" office:value-type="float" office:value="0.761904761904762" calcext:value-type="float">
            <text:p>0.762</text:p>
          </table:table-cell>
          <table:table-cell table:style-name="ce8" table:formula="of:=AVERAGE(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)" office:value-type="float" office:value="0.677248677248677" calcext:value-type="float">
            <text:p>0.677</text:p>
          </table:table-cell>
          <table:table-cell table:style-name="ce8" table:formula="of:=AVERAGE([.F11];[.G11];[.H11])" office:value-type="float" office:value="0.717813051146385" calcext:value-type="float">
            <text:p>0.718</text:p>
          </table:table-cell>
          <table:table-cell table:number-columns-repeated="1015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8"/>
          <table:table-cell table:formula="of:=AVERAGE([$Instances.K507:$Instances.K569])" office:value-type="float" office:value="0.81305114638448" calcext:value-type="float">
            <text:p>0.813</text:p>
          </table:table-cell>
          <table:table-cell table:number-columns-repeated="1015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503">
          <table:table-cell table:number-columns-repeated="1024"/>
        </table:table-row>
        <table:table-row table:style-name="ro1">
          <table:table-cell table:number-columns-repeated="5"/>
          <table:table-cell table:formula="of:=AVERAGE([$Instances.K633];[$Instances.K636];[$Instances.K639];[$Instances.K642];[$Instances.K645];[$Instances.K648];[$Instances.K651];[$Instances.K654];[$Instances.K657];[$Instances.K660];[$Instances.K663];[$Instances.K666];[$Instances.K669];[$Instances.K672];[$Instances.K675];[$Instances.K678];[$Instances.K681];[$Instances.K684];[$Instances.K687];[$Instances.K690];[$Instances.K693])" office:value-type="float" office:value="0.758377425044092" calcext:value-type="float">
            <text:p>0.758</text:p>
          </table:table-cell>
          <table:table-cell table:number-columns-repeated="1018"/>
        </table:table-row>
        <table:table-row table:style-name="ro1" table:number-rows-repeated="1047943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style-name="ce12" table:number-columns-repeated="2"/>
          <table:table-cell table:style-name="ce14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3:52:04.804955046</dc:date>
    <meta:editing-duration>PT1H59M17S</meta:editing-duration>
    <meta:editing-cycles>5</meta:editing-cycles>
    <meta:generator>LibreOffice/7.3.7.2$Linux_X86_64 LibreOffice_project/30$Build-2</meta:generator>
    <meta:document-statistic meta:table-count="2" meta:cell-count="8354" meta:object-count="0"/>
  </office:meta>
</office:document-meta>
</file>